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505cm" fo:margin-left="0cm" table:align="left"/>
    </style:style>
    <style:style style:name="Tabela1.A" style:family="table-column">
      <style:table-column-properties style:column-width="2.944cm"/>
    </style:style>
    <style:style style:name="Tabela1.B" style:family="table-column">
      <style:table-column-properties style:column-width="15.561cm"/>
    </style:style>
    <style:style style:name="Tabela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a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2" style:family="table">
      <style:table-properties style:width="16.947cm" table:align="left"/>
    </style:style>
    <style:style style:name="Tabela2.A" style:family="table-column">
      <style:table-column-properties style:column-width="4.237cm"/>
    </style:style>
    <style:style style:name="Tabela2.1" style:family="table-row">
      <style:table-row-properties style:min-row-height="0.593cm"/>
    </style:style>
    <style:style style:name="Tabela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a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3" style:family="table">
      <style:table-properties style:width="4.748cm" table:align="left"/>
    </style:style>
    <style:style style:name="Tabela3.A" style:family="table-column">
      <style:table-column-properties style:column-width="2.147cm"/>
    </style:style>
    <style:style style:name="Tabela3.B" style:family="table-column">
      <style:table-column-properties style:column-width="2.602cm"/>
    </style:style>
    <style:style style:name="Tabela3.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a3.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a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3.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4" style:family="table">
      <style:table-properties style:width="16.99cm" table:align="left"/>
    </style:style>
    <style:style style:name="Tabela4.A" style:family="table-column">
      <style:table-column-properties style:column-width="1.545cm"/>
    </style:style>
    <style:style style:name="Tabela4.B" style:family="table-column">
      <style:table-column-properties style:column-width="8.899cm"/>
    </style:style>
    <style:style style:name="Tabela4.C" style:family="table-column">
      <style:table-column-properties style:column-width="6.546cm"/>
    </style:style>
    <style:style style:name="Tabela4.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a4.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a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4.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4.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4.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5" style:family="table">
      <style:table-properties style:width="17.007cm" fo:margin-left="0cm" table:align="left"/>
    </style:style>
    <style:style style:name="Tabela5.A" style:family="table-column">
      <style:table-column-properties style:column-width="5.895cm"/>
    </style:style>
    <style:style style:name="Tabela5.B" style:family="table-column">
      <style:table-column-properties style:column-width="11.113cm"/>
    </style:style>
    <style:style style:name="Tabela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a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a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5.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5.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6" style:family="table">
      <style:table-properties style:width="16.947cm" table:align="left"/>
    </style:style>
    <style:style style:name="Tabela6.A" style:family="table-column">
      <style:table-column-properties style:column-width="8.474cm"/>
    </style:style>
    <style:style style:name="Tabela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a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a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6.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6.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7" style:family="table">
      <style:table-properties style:width="17.007cm" fo:margin-left="0cm" table:align="left"/>
    </style:style>
    <style:style style:name="Tabela7.A" style:family="table-column">
      <style:table-column-properties style:column-width="5.669cm"/>
    </style:style>
    <style:style style:name="Tabela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7.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7.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8" style:family="table">
      <style:table-properties style:width="17.007cm" fo:margin-left="0cm" table:align="left"/>
    </style:style>
    <style:style style:name="Tabela8.A" style:family="table-column">
      <style:table-column-properties style:column-width="5.669cm"/>
    </style:style>
    <style:style style:name="Tabela8.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8.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8.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8.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8.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9" style:family="table">
      <style:table-properties style:width="18.5cm" table:align="left"/>
    </style:style>
    <style:style style:name="Tabela9.A" style:family="table-column">
      <style:table-column-properties style:column-width="3.494cm"/>
    </style:style>
    <style:style style:name="Tabela9.B" style:family="table-column">
      <style:table-column-properties style:column-width="15.005cm"/>
    </style:style>
    <style:style style:name="Tabela9.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9.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9.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9.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9.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9.B3"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10" style:family="table">
      <style:table-properties style:width="17.007cm" fo:margin-left="0cm" table:align="left"/>
    </style:style>
    <style:style style:name="Tabela10.A" style:family="table-column">
      <style:table-column-properties style:column-width="5.669cm"/>
    </style:style>
    <style:style style:name="Tabela10.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10.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10.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0.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0.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0.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11" style:family="table">
      <style:table-properties style:width="17.007cm" fo:margin-left="0cm" table:align="left"/>
    </style:style>
    <style:style style:name="Tabela11.A" style:family="table-column">
      <style:table-column-properties style:column-width="5.313cm"/>
    </style:style>
    <style:style style:name="Tabela11.B" style:family="table-column">
      <style:table-column-properties style:column-width="11.695cm"/>
    </style:style>
    <style:style style:name="Tabela1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1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1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1.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1.B3"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Heading_20_1">
      <style:paragraph-properties fo:margin-top="0cm" fo:margin-bottom="0cm" style:contextual-spacing="false" fo:line-height="115%" fo:text-align="start" style:justify-single-word="false"/>
      <style:text-properties fo:font-size="12pt" officeooo:rsid="00042539" officeooo:paragraph-rsid="00042539" fo:background-color="#ffff00" style:font-size-asian="10.5pt" style:font-size-complex="12pt"/>
    </style:style>
    <style:style style:name="P3" style:family="paragraph" style:parent-style-name="Text_20_body">
      <style:paragraph-properties fo:margin-top="0cm" fo:margin-bottom="0cm" style:contextual-spacing="false" fo:line-height="115%" fo:text-align="start" style:justify-single-word="false"/>
      <style:text-properties fo:font-size="12pt" fo:background-color="#ffff00" style:font-size-asian="10.5pt" style:font-size-complex="12pt"/>
    </style:style>
    <style:style style:name="P4" style:family="paragraph" style:parent-style-name="Heading_20_1">
      <style:paragraph-properties fo:margin-top="0cm" fo:margin-bottom="0cm" style:contextual-spacing="false" fo:line-height="115%" fo:text-align="center" style:justify-single-word="false"/>
      <style:text-properties fo:background-color="#ffff00"/>
    </style:style>
    <style:style style:name="P5" style:family="paragraph" style:parent-style-name="Heading_20_1">
      <style:paragraph-properties fo:break-before="page"/>
    </style:style>
    <style:style style:name="P6" style:family="paragraph" style:parent-style-name="Heading_20_2">
      <style:paragraph-properties fo:margin-top="0cm" fo:margin-bottom="0cm" style:contextual-spacing="false" fo:line-height="115%" fo:text-align="justify" style:justify-single-word="false"/>
      <style:text-properties fo:font-size="12pt" style:font-size-asian="12pt" style:font-size-complex="12pt"/>
    </style:style>
    <style:style style:name="P7" style:family="paragraph" style:parent-style-name="Text_20_body">
      <style:paragraph-properties fo:margin-top="0cm" fo:margin-bottom="0cm" style:contextual-spacing="false" fo:line-height="115%" fo:text-align="justify" style:justify-single-word="false"/>
      <style:text-properties fo:font-size="12pt" style:font-size-asian="12pt" style:font-size-complex="12pt"/>
    </style:style>
    <style:style style:name="P8" style:family="paragraph" style:parent-style-name="Text_20_body">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Heading_20_2">
      <style:paragraph-properties fo:margin-top="0cm" fo:margin-bottom="0cm" style:contextual-spacing="false" fo:line-height="115%" fo:text-align="justify" style:justify-single-word="false" fo:padding="0.049cm" fo:border="0.06pt solid #000000" style:shadow="#808080 0.176cm 0.176cm"/>
      <style:text-properties fo:font-size="12pt" fo:font-weight="normal" style:font-size-asian="12pt" style:font-weight-asian="normal" style:font-size-complex="12pt" style:font-weight-complex="normal"/>
    </style:style>
    <style:style style:name="P12" style:family="paragraph" style:parent-style-name="Heading_20_3">
      <style:paragraph-properties fo:margin-top="0cm" fo:margin-bottom="0cm" style:contextual-spacing="false" fo:line-height="115%" fo:text-align="justify" style:justify-single-word="false"/>
      <style:text-properties fo:font-size="12pt" style:font-size-asian="12pt" style:font-size-complex="12pt"/>
    </style:style>
    <style:style style:name="P13" style:family="paragraph" style:parent-style-name="Preformatted_20_Text">
      <style:paragraph-properties fo:margin-top="0cm" fo:margin-bottom="0cm" style:contextual-spacing="false" fo:line-height="115%" fo:text-align="justify" style:justify-single-word="false"/>
      <style:text-properties fo:font-size="12pt" style:font-size-asian="12pt" style:font-size-complex="12pt"/>
    </style:style>
    <style:style style:name="P14"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text-properties fo:font-size="12pt" fo:font-weight="normal" style:font-size-asian="12pt" style:font-weight-asian="normal" style:font-size-complex="12pt" style:font-weight-complex="normal"/>
    </style:style>
    <style:style style:name="P15" style:family="paragraph" style:parent-style-name="Text_20_body">
      <style:paragraph-properties fo:margin-top="0cm" fo:margin-bottom="0cm" style:contextual-spacing="false" fo:line-height="115%" fo:text-align="justify" style:justify-single-word="false" fo:padding="0.049cm" fo:border="0.06pt solid #000000" style:shadow="#808080 0.176cm 0.176cm"/>
    </style:style>
    <style:style style:name="P16" style:family="paragraph" style:parent-style-name="Table_20_Contents">
      <style:paragraph-properties fo:margin-top="0cm" fo:margin-bottom="0cm" style:contextual-spacing="false" fo:line-height="115%" fo:text-align="start" style:justify-single-word="false"/>
      <style:text-properties fo:font-size="12pt" style:font-size-asian="12pt" style:font-size-complex="12pt"/>
    </style:style>
    <style:style style:name="P17" style:family="paragraph" style:parent-style-name="Table_20_Contents">
      <style:paragraph-properties fo:margin-top="0cm" fo:margin-bottom="0cm" style:contextual-spacing="false" fo:line-height="115%" fo:text-align="start" style:justify-single-word="false"/>
      <style:text-properties fo:font-size="12pt" fo:font-weight="bold" style:font-size-asian="12pt" style:font-size-complex="12pt"/>
    </style:style>
    <style:style style:name="P18" style:family="paragraph" style:parent-style-name="Text_20_body">
      <style:paragraph-properties fo:margin-top="0cm" fo:margin-bottom="0cm" style:contextual-spacing="false" fo:line-height="115%" fo:text-align="justify" style:justify-single-word="false"/>
      <style:text-properties officeooo:paragraph-rsid="001bf9a5"/>
    </style:style>
    <style:style style:name="P19" style:family="paragraph" style:parent-style-name="Text_20_body">
      <style:paragraph-properties fo:margin-top="0cm" fo:margin-bottom="0cm" style:contextual-spacing="false" fo:line-height="115%" fo:text-align="justify" style:justify-single-word="false"/>
      <style:text-properties fo:font-size="12pt" officeooo:paragraph-rsid="001bf9a5" style:font-size-asian="12pt" style:font-size-complex="12pt"/>
    </style:style>
    <style:style style:name="P20" style:family="paragraph" style:parent-style-name="Text_20_body">
      <style:paragraph-properties fo:margin-top="0cm" fo:margin-bottom="0cm" style:contextual-spacing="false" fo:line-height="115%"/>
      <style:text-properties fo:font-size="12pt" style:font-size-asian="12pt" style:font-size-complex="12pt"/>
    </style:style>
    <style:style style:name="P21" style:family="paragraph" style:parent-style-name="Heading_20_2">
      <style:paragraph-properties fo:margin-top="0cm" fo:margin-bottom="0cm" style:contextual-spacing="false" fo:line-height="115%"/>
      <style:text-properties fo:font-size="12pt" style:font-size-asian="12pt" style:font-size-complex="12pt"/>
    </style:style>
    <style:style style:name="P22" style:family="paragraph" style:parent-style-name="Text_20_body">
      <style:paragraph-properties fo:margin-top="0cm" fo:margin-bottom="0cm" style:contextual-spacing="false" fo:line-height="115%" fo:text-align="justify" style:justify-single-word="false"/>
      <style:text-properties fo:font-size="10pt" style:font-size-asian="10pt" style:font-size-complex="10pt"/>
    </style:style>
    <style:style style:name="P23" style:family="paragraph" style:parent-style-name="Heading_20_2">
      <style:paragraph-properties fo:margin-top="0cm" fo:margin-bottom="0cm" style:contextual-spacing="false" fo:line-height="115%"/>
      <style:text-properties fo:font-size="10pt" style:font-size-asian="10pt" style:font-size-complex="10pt"/>
    </style:style>
    <style:style style:name="P24" style:family="paragraph" style:parent-style-name="Text_20_body">
      <style:paragraph-properties fo:margin-top="0cm" fo:margin-bottom="0cm" style:contextual-spacing="false" fo:line-height="115%"/>
      <style:text-properties fo:font-size="10pt" style:font-size-asian="10pt" style:font-size-complex="10pt"/>
    </style:style>
    <style:style style:name="P25" style:family="paragraph" style:parent-style-name="Preformatted_20_Text">
      <style:paragraph-properties fo:margin-top="0cm" fo:margin-bottom="0cm" style:contextual-spacing="false" fo:line-height="115%" fo:padding="0.049cm" fo:border="0.06pt solid #000000" style:shadow="#808080 0.176cm 0.176cm"/>
    </style:style>
    <style:style style:name="P26" style:family="paragraph" style:parent-style-name="Preformatted_20_Text">
      <style:paragraph-properties fo:margin-top="0cm" fo:margin-bottom="0cm" style:contextual-spacing="false" fo:line-height="115%" fo:padding="0.049cm" fo:border="0.06pt solid #000000" style:shadow="#808080 0.176cm 0.176cm"/>
      <style:text-properties fo:font-size="12pt" fo:font-weight="normal" fo:background-color="transparent" style:font-size-asian="12pt" style:font-weight-asian="normal" style:font-size-complex="12pt" style:font-weight-complex="normal"/>
    </style:style>
    <style:style style:name="P27" style:family="paragraph" style:parent-style-name="Preformatted_20_Text">
      <style:paragraph-properties fo:margin-top="0cm" fo:margin-bottom="0cm" style:contextual-spacing="false" fo:line-height="115%"/>
    </style:style>
    <style:style style:name="P28" style:family="paragraph" style:parent-style-name="Text_20_body">
      <style:paragraph-properties fo:margin-top="0cm" fo:margin-bottom="0cm" style:contextual-spacing="false" fo:line-height="115%"/>
      <style:text-properties fo:font-size="12pt" fo:font-weight="bold" style:font-size-asian="12pt" style:font-size-complex="12pt"/>
    </style:style>
    <style:style style:name="P29" style:family="paragraph" style:parent-style-name="Text_20_body">
      <style:paragraph-properties fo:margin-top="0cm" fo:margin-bottom="0cm" style:contextual-spacing="false" fo:line-height="115%" fo:padding="0.049cm" fo:border="0.06pt solid #000000" style:shadow="#808080 0.176cm 0.176cm"/>
      <style:text-properties fo:font-size="10pt" style:font-size-asian="10pt" style:font-size-complex="10pt"/>
    </style:style>
    <style:style style:name="P30" style:family="paragraph" style:parent-style-name="Text_20_body">
      <style:paragraph-properties fo:margin-top="0cm" fo:margin-bottom="0cm" style:contextual-spacing="false" fo:line-height="115%" fo:padding="0.049cm" fo:border="0.06pt solid #000000" style:shadow="#808080 0.176cm 0.176cm"/>
      <style:text-properties fo:font-size="12pt" fo:font-weight="bold" style:font-size-asian="12pt" style:font-size-complex="12pt"/>
    </style:style>
    <style:style style:name="P31" style:family="paragraph" style:parent-style-name="Preformatted_20_Text">
      <style:paragraph-properties fo:margin-top="0cm" fo:margin-bottom="0cm" style:contextual-spacing="false" fo:line-height="115%" fo:padding="0.049cm" fo:border="0.06pt solid #000000" style:shadow="#808080 0.176cm 0.176cm"/>
      <style:text-properties fo:font-size="12pt" style:font-size-asian="12pt" style:font-size-complex="12pt"/>
    </style:style>
    <style:style style:name="P32" style:family="paragraph" style:parent-style-name="Table_20_Contents">
      <style:paragraph-properties fo:margin-top="0cm" fo:margin-bottom="0cm" style:contextual-spacing="false" fo:line-height="115%"/>
      <style:text-properties fo:font-size="12pt" style:font-size-asian="12pt" style:font-size-complex="12pt"/>
    </style:style>
    <style:style style:name="P33" style:family="paragraph" style:parent-style-name="Table_20_Contents">
      <style:paragraph-properties fo:margin-top="0cm" fo:margin-bottom="0cm" style:contextual-spacing="false" fo:line-height="115%"/>
      <style:text-properties fo:font-size="10pt" style:font-size-asian="10pt" style:font-size-complex="10pt"/>
    </style:style>
    <style:style style:name="P34" style:family="paragraph" style:parent-style-name="Table_20_Contents">
      <style:paragraph-properties fo:margin-top="0cm" fo:margin-bottom="0cm" style:contextual-spacing="false" fo:line-height="115%"/>
      <style:text-properties fo:font-size="12pt" fo:font-weight="bold" style:font-size-asian="12pt" style:font-size-complex="12pt"/>
    </style:style>
    <style:style style:name="P35" style:family="paragraph" style:parent-style-name="Text_20_body" style:list-style-name="L1">
      <style:paragraph-properties fo:margin-top="0cm" fo:margin-bottom="0cm" style:contextual-spacing="false" fo:line-height="115%" fo:text-align="justify" style:justify-single-word="false"/>
      <style:text-properties fo:font-size="10pt" style:font-size-asian="10pt" style:font-size-complex="10pt"/>
    </style:style>
    <style:style style:name="P36" style:family="paragraph" style:parent-style-name="Text_20_body" style:list-style-name="L1">
      <style:paragraph-properties fo:margin-top="0cm" fo:margin-bottom="0cm" style:contextual-spacing="false" fo:line-height="115%" fo:text-align="justify" style:justify-single-word="false"/>
      <style:text-properties fo:font-size="12pt" style:font-size-asian="12pt" style:font-size-complex="12pt"/>
    </style:style>
    <style:style style:name="P37" style:family="paragraph" style:parent-style-name="Heading_20_1">
      <style:paragraph-properties fo:margin-top="0cm" fo:margin-bottom="0cm" style:contextual-spacing="false" fo:line-height="115%"/>
      <style:text-properties fo:font-size="24pt" style:font-size-asian="24pt" style:font-size-complex="24pt"/>
    </style:style>
    <style:style style:name="P38" style:family="paragraph" style:parent-style-name="Heading_20_4">
      <style:paragraph-properties fo:margin-top="0cm" fo:margin-bottom="0cm" style:contextual-spacing="false" fo:line-height="115%" fo:text-align="justify" style:justify-single-word="false"/>
      <style:text-properties fo:font-size="12pt" style:font-size-asian="12pt" style:font-size-complex="12pt"/>
    </style:style>
    <style:style style:name="P39" style:family="paragraph" style:parent-style-name="Text_20_body" style:list-style-name="L2">
      <style:paragraph-properties fo:margin-top="0cm" fo:margin-bottom="0cm" style:contextual-spacing="false" fo:line-height="115%" fo:text-align="justify" style:justify-single-word="false"/>
      <style:text-properties fo:font-size="12pt" style:font-size-asian="12pt" style:font-size-complex="12pt"/>
    </style:style>
    <style:style style:name="P40"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text-properties fo:font-size="12pt" style:font-size-asian="12pt" style:font-size-complex="12pt"/>
    </style:style>
    <style:style style:name="P41" style:family="paragraph" style:parent-style-name="Heading_20_4">
      <style:paragraph-properties fo:margin-top="0cm" fo:margin-bottom="0cm" style:contextual-spacing="false" fo:line-height="115%" fo:text-align="justify" style:justify-single-word="false"/>
      <style:text-properties fo:font-size="12pt" officeooo:paragraph-rsid="0010dbe5" style:font-size-asian="12pt" style:font-size-complex="12pt"/>
    </style:style>
    <style:style style:name="P42" style:family="paragraph" style:parent-style-name="Heading_20_4">
      <style:paragraph-properties fo:margin-top="0cm" fo:margin-bottom="0cm" style:contextual-spacing="false" fo:line-height="115%" fo:text-align="justify" style:justify-single-word="false"/>
      <style:text-properties fo:font-size="12pt" fo:font-weight="normal" officeooo:paragraph-rsid="0010dbe5" style:font-size-asian="12pt" style:font-weight-asian="normal" style:font-size-complex="12pt" style:font-weight-complex="normal"/>
    </style:style>
    <style:style style:name="P43" style:family="paragraph" style:parent-style-name="Text_20_body">
      <style:paragraph-properties fo:margin-top="0cm" fo:margin-bottom="0cm" style:contextual-spacing="false" fo:line-height="115%" fo:text-align="center" style:justify-single-word="false"/>
      <style:text-properties fo:font-size="12pt" style:font-size-asian="12pt" style:font-size-complex="12pt"/>
    </style:style>
    <style:style style:name="P44" style:family="paragraph" style:parent-style-name="Table_20_Contents">
      <style:paragraph-properties fo:margin-top="0cm" fo:margin-bottom="0cm" style:contextual-spacing="false" fo:line-height="115%" fo:text-align="center" style:justify-single-word="false"/>
      <style:text-properties fo:font-size="12pt" fo:font-weight="bold" style:font-size-asian="12pt" style:font-weight-asian="bold" style:font-size-complex="12pt" style:font-weight-complex="bold"/>
    </style:style>
    <style:style style:name="P45" style:family="paragraph" style:parent-style-name="Table_20_Contents">
      <style:paragraph-properties fo:margin-top="0cm" fo:margin-bottom="0cm" style:contextual-spacing="false" fo:line-height="115%" fo:text-align="center" style:justify-single-word="false"/>
      <style:text-properties fo:font-size="10pt" style:font-size-asian="10pt" style:font-size-complex="10pt"/>
    </style:style>
    <style:style style:name="P46" style:family="paragraph" style:parent-style-name="Table_20_Contents">
      <style:paragraph-properties fo:margin-top="0cm" fo:margin-bottom="0cm" style:contextual-spacing="false" fo:line-height="115%" fo:text-align="center" style:justify-single-word="false"/>
      <style:text-properties fo:font-size="12pt" style:font-size-asian="12pt" style:font-size-complex="12pt"/>
    </style:style>
    <style:style style:name="P47" style:family="paragraph" style:parent-style-name="Text_20_body" style:list-style-name="L3">
      <style:paragraph-properties fo:margin-top="0cm" fo:margin-bottom="0cm" style:contextual-spacing="false" fo:line-height="115%" fo:text-align="justify" style:justify-single-word="false"/>
      <style:text-properties fo:font-size="10pt" style:font-size-asian="10pt" style:font-size-complex="10pt"/>
    </style:style>
    <style:style style:name="P48"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text-properties officeooo:paragraph-rsid="0010dbe5"/>
    </style:style>
    <style:style style:name="P49" style:family="paragraph" style:parent-style-name="Text_20_body" style:list-style-name="L4">
      <style:paragraph-properties fo:margin-top="0cm" fo:margin-bottom="0cm" style:contextual-spacing="false" fo:line-height="115%" fo:text-align="justify" style:justify-single-word="false"/>
      <style:text-properties fo:font-size="10pt" style:font-size-asian="10pt" style:font-size-complex="10pt"/>
    </style:style>
    <style:style style:name="P50" style:family="paragraph" style:parent-style-name="Heading_20_3">
      <style:paragraph-properties fo:margin-top="0cm" fo:margin-bottom="0cm" style:contextual-spacing="false" fo:line-height="115%" fo:text-align="justify" style:justify-single-word="false"/>
      <style:text-properties fo:font-size="10pt" style:font-size-asian="10pt" style:font-size-complex="10pt"/>
    </style:style>
    <style:style style:name="P51" style:family="paragraph" style:parent-style-name="Text_20_body" style:list-style-name="L5">
      <style:paragraph-properties fo:margin-top="0cm" fo:margin-bottom="0cm" style:contextual-spacing="false" fo:line-height="115%" fo:text-align="justify" style:justify-single-word="false"/>
      <style:text-properties fo:font-size="10pt" style:font-size-asian="10pt" style:font-size-complex="10pt"/>
    </style:style>
    <style:style style:name="P52" style:family="paragraph" style:parent-style-name="Text_20_body" style:list-style-name="L6">
      <style:paragraph-properties fo:margin-top="0cm" fo:margin-bottom="0cm" style:contextual-spacing="false" fo:line-height="115%" fo:text-align="justify" style:justify-single-word="false"/>
      <style:text-properties fo:font-size="10pt" style:font-size-asian="10pt" style:font-size-complex="10pt"/>
    </style:style>
    <style:style style:name="P53" style:family="paragraph" style:parent-style-name="Text_20_body" style:list-style-name="L6">
      <style:paragraph-properties fo:margin-top="0cm" fo:margin-bottom="0cm" style:contextual-spacing="false" fo:line-height="115%" fo:text-align="justify" style:justify-single-word="false"/>
      <style:text-properties fo:font-size="12pt" style:font-size-asian="12pt" style:font-size-complex="12pt"/>
    </style:style>
    <style:style style:name="P54" style:family="paragraph" style:parent-style-name="Text_20_body" style:list-style-name="L7">
      <style:paragraph-properties fo:margin-top="0cm" fo:margin-bottom="0cm" style:contextual-spacing="false" fo:line-height="115%" fo:text-align="justify" style:justify-single-word="false"/>
      <style:text-properties fo:font-size="12pt" style:font-size-asian="12pt" style:font-size-complex="12pt"/>
    </style:style>
    <style:style style:name="P55" style:family="paragraph" style:parent-style-name="Text_20_body" style:list-style-name="L7">
      <style:paragraph-properties fo:margin-top="0cm" fo:margin-bottom="0cm" style:contextual-spacing="false" fo:line-height="115%" fo:text-align="justify" style:justify-single-word="false"/>
      <style:text-properties fo:font-size="10pt" style:font-size-asian="10pt" style:font-size-complex="10pt"/>
    </style:style>
    <style:style style:name="P56" style:family="paragraph" style:parent-style-name="Standard">
      <style:paragraph-properties fo:margin-top="0cm" fo:margin-bottom="0cm" style:contextual-spacing="false" fo:line-height="115%" fo:text-align="justify" style:justify-single-word="false"/>
      <style:text-properties fo:font-size="12pt" style:font-size-asian="12pt" style:font-size-complex="12pt"/>
    </style:style>
    <style:style style:name="P57" style:family="paragraph" style:parent-style-name="Heading_20_1">
      <style:text-properties fo:font-size="24pt" style:font-size-asian="24pt" style:font-size-complex="24pt"/>
    </style:style>
    <style:style style:name="P58" style:family="paragraph" style:parent-style-name="Text_20_body">
      <style:text-properties fo:font-size="12pt" style:font-size-asian="12pt" style:font-size-complex="12pt"/>
    </style:style>
    <style:style style:name="P59" style:family="paragraph" style:parent-style-name="Text_20_body">
      <style:paragraph-properties fo:margin-top="0cm" fo:margin-bottom="0cm" style:contextual-spacing="false" fo:text-align="justify" style:justify-single-word="false"/>
      <style:text-properties fo:font-size="12pt" style:font-size-asian="12pt" style:font-size-complex="12pt"/>
    </style:style>
    <style:style style:name="P60" style:family="paragraph" style:parent-style-name="Text_20_body">
      <style:paragraph-properties fo:margin-top="0cm" fo:margin-bottom="0cm" style:contextual-spacing="false" fo:text-align="justify" style:justify-single-word="false"/>
      <style:text-properties fo:font-size="10pt" style:font-size-asian="10pt" style:font-size-complex="10pt"/>
    </style:style>
    <style:style style:name="P61" style:family="paragraph" style:parent-style-name="Text_20_body" style:list-style-name="L8">
      <style:paragraph-properties fo:margin-top="0cm" fo:margin-bottom="0cm" style:contextual-spacing="false" fo:text-align="justify" style:justify-single-word="false"/>
      <style:text-properties fo:font-size="10pt" style:font-size-asian="10pt" style:font-size-complex="10pt"/>
    </style:style>
    <style:style style:name="P62" style:family="paragraph" style:parent-style-name="Heading_20_4">
      <style:paragraph-properties fo:margin-top="0cm" fo:margin-bottom="0cm" style:contextual-spacing="false" fo:line-height="115%" fo:text-align="justify" style:justify-single-word="false" fo:padding="0.499cm" fo:border="0.06pt solid #000000" style:shadow="#808080 0.176cm 0.176cm"/>
      <style:text-properties fo:font-size="12pt" style:font-size-asian="12pt" style:font-size-complex="12pt"/>
    </style:style>
    <style:style style:name="P63" style:family="paragraph" style:parent-style-name="Text_20_body">
      <style:paragraph-properties fo:margin-top="0cm" fo:margin-bottom="0cm" style:contextual-spacing="false" fo:line-height="115%" fo:text-align="justify" style:justify-single-word="false" fo:padding="0.499cm" fo:border="0.06pt solid #000000" style:shadow="#808080 0.176cm 0.176cm"/>
      <style:text-properties fo:font-size="12pt" style:font-size-asian="12pt" style:font-size-complex="12pt"/>
    </style:style>
    <style:style style:name="P64" style:family="paragraph" style:parent-style-name="Text_20_body">
      <style:paragraph-properties fo:margin-top="0cm" fo:margin-bottom="0cm" style:contextual-spacing="false" fo:text-align="justify" style:justify-single-word="false" fo:padding="0.499cm" fo:border="0.06pt solid #000000" style:shadow="#808080 0.176cm 0.176cm"/>
      <style:text-properties fo:font-size="10pt" style:font-size-asian="10pt" style:font-size-complex="10pt"/>
    </style:style>
    <style:style style:name="P65" style:family="paragraph" style:parent-style-name="Text_20_body">
      <style:paragraph-properties fo:margin-top="0cm" fo:margin-bottom="0cm" style:contextual-spacing="false" fo:text-align="justify" style:justify-single-word="false" fo:padding="0.499cm" fo:border="0.06pt solid #000000" style:shadow="#808080 0.176cm 0.176cm"/>
      <style:text-properties fo:font-size="12pt" style:font-size-asian="12pt" style:font-size-complex="12pt"/>
    </style:style>
    <style:style style:name="P66" style:family="paragraph" style:parent-style-name="Text_20_body">
      <style:paragraph-properties fo:margin-top="0cm" fo:margin-bottom="0cm" style:contextual-spacing="false" fo:text-align="justify" style:justify-single-word="false" fo:padding="0.499cm" fo:border="0.06pt solid #000000" style:shadow="#808080 0.176cm 0.176cm"/>
      <style:text-properties fo:font-size="10pt" officeooo:paragraph-rsid="000a6399" style:font-size-asian="10pt" style:font-size-complex="10pt"/>
    </style:style>
    <style:style style:name="P67" style:family="paragraph" style:parent-style-name="Heading_20_4">
      <style:paragraph-properties fo:margin-top="0cm" fo:margin-bottom="0cm" style:contextual-spacing="false" fo:line-height="115%" fo:text-align="justify" style:justify-single-word="false"/>
      <style:text-properties fo:font-size="10pt" style:font-size-asian="10pt" style:font-size-complex="10pt"/>
    </style:style>
    <style:style style:name="P68" style:family="paragraph" style:parent-style-name="Table_20_Contents">
      <style:paragraph-properties fo:margin-top="0cm" fo:margin-bottom="0cm" style:contextual-spacing="false" fo:line-height="115%" fo:text-align="justify" style:justify-single-word="false"/>
      <style:text-properties fo:font-size="12pt" style:font-size-asian="12pt" style:font-size-complex="12pt"/>
    </style:style>
    <style:style style:name="P69" style:family="paragraph" style:parent-style-name="Table_20_Contents">
      <style:paragraph-properties fo:margin-top="0cm" fo:margin-bottom="0cm" style:contextual-spacing="false" fo:line-height="115%" fo:text-align="justify" style:justify-single-word="false"/>
      <style:text-properties fo:font-size="10pt" style:font-size-asian="10pt" style:font-size-complex="10pt"/>
    </style:style>
    <style:style style:name="P70" style:family="paragraph" style:parent-style-name="Preformatted_20_Text">
      <style:paragraph-properties fo:margin-top="0cm" fo:margin-bottom="0cm" style:contextual-spacing="false" fo:line-height="115%" fo:text-align="justify" style:justify-single-word="false" fo:padding="0.499cm" fo:border="0.06pt solid #000000" style:shadow="#808080 0.176cm 0.176cm"/>
    </style:style>
    <style:style style:name="P71" style:family="paragraph" style:parent-style-name="Preformatted_20_Text">
      <style:paragraph-properties fo:margin-top="0cm" fo:margin-bottom="0cm" style:contextual-spacing="false" fo:line-height="115%" fo:text-align="justify" style:justify-single-word="false" fo:padding="0.499cm" fo:border="0.06pt solid #000000" style:shadow="#808080 0.176cm 0.176cm"/>
      <style:text-properties fo:font-size="12pt" style:font-size-asian="12pt" style:font-size-complex="12pt"/>
    </style:style>
    <style:style style:name="P72" style:family="paragraph" style:parent-style-name="Table_20_Contents">
      <style:paragraph-properties fo:margin-top="0cm" fo:margin-bottom="0cm" style:contextual-spacing="false" fo:line-height="115%" fo:text-align="justify" style:justify-single-word="false"/>
      <style:text-properties fo:font-size="10pt" officeooo:paragraph-rsid="000cdaa1" style:font-size-asian="10pt" style:font-size-complex="10pt"/>
    </style:style>
    <style:style style:name="P73"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74" style:family="paragraph" style:parent-style-name="Text_20_body" style:list-style-name="L9">
      <style:paragraph-properties fo:margin-top="0cm" fo:margin-bottom="0cm" style:contextual-spacing="false" fo:text-align="justify" style:justify-single-word="false"/>
      <style:text-properties fo:font-size="10pt" style:font-size-asian="10pt" style:font-size-complex="10pt"/>
    </style:style>
    <style:style style:name="P75" style:family="paragraph" style:parent-style-name="Text_20_body">
      <style:paragraph-properties fo:margin-top="0cm" fo:margin-bottom="0cm" style:contextual-spacing="false" fo:text-align="justify" style:justify-single-word="false"/>
      <style:text-properties fo:font-size="12pt" fo:font-weight="bold" style:font-size-asian="12pt" style:font-size-complex="12pt"/>
    </style:style>
    <style:style style:name="P76" style:family="paragraph" style:parent-style-name="Text_20_body" style:list-style-name="L10">
      <style:paragraph-properties fo:margin-top="0cm" fo:margin-bottom="0cm" style:contextual-spacing="false" fo:text-align="justify" style:justify-single-word="false"/>
      <style:text-properties fo:font-size="10pt" style:font-size-asian="10pt" style:font-size-complex="10pt"/>
    </style:style>
    <style:style style:name="P77" style:family="paragraph" style:parent-style-name="Text_20_body" style:list-style-name="L11">
      <style:paragraph-properties fo:margin-top="0cm" fo:margin-bottom="0cm" style:contextual-spacing="false" fo:text-align="justify" style:justify-single-word="false"/>
      <style:text-properties fo:font-size="10pt" style:font-size-asian="10pt" style:font-size-complex="10pt"/>
    </style:style>
    <style:style style:name="P78" style:family="paragraph" style:parent-style-name="Text_20_body">
      <style:paragraph-properties fo:margin-top="0cm" fo:margin-bottom="0cm" style:contextual-spacing="false" fo:text-align="justify" style:justify-single-word="false" fo:padding="0.049cm" fo:border="none"/>
      <style:text-properties fo:font-size="12pt" style:font-size-asian="12pt" style:font-size-complex="12pt"/>
    </style:style>
    <style:style style:name="P79" style:family="paragraph" style:parent-style-name="Heading_20_2">
      <style:paragraph-properties fo:margin-top="0cm" fo:margin-bottom="0cm" style:contextual-spacing="false" fo:line-height="115%" fo:text-align="justify" style:justify-single-word="false" fo:padding="0.049cm" fo:border="none"/>
      <style:text-properties fo:font-size="12pt" style:font-size-asian="12pt" style:font-size-complex="12pt"/>
    </style:style>
    <style:style style:name="P80" style:family="paragraph" style:parent-style-name="Text_20_body">
      <style:paragraph-properties fo:margin-top="0cm" fo:margin-bottom="0cm" style:contextual-spacing="false" fo:line-height="115%" fo:text-align="justify" style:justify-single-word="false" fo:padding="0.049cm" fo:border="none"/>
      <style:text-properties fo:font-size="12pt" style:font-size-asian="12pt" style:font-size-complex="12pt"/>
    </style:style>
    <style:style style:name="P81" style:family="paragraph" style:parent-style-name="Heading_20_3">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82" style:family="paragraph" style:parent-style-name="Text_20_body">
      <style:paragraph-properties fo:margin-top="0cm" fo:margin-bottom="0cm" style:contextual-spacing="false" fo:text-align="justify" style:justify-single-word="false" fo:padding="0.049cm" fo:border="none"/>
      <style:text-properties fo:font-size="10pt" style:font-size-asian="10pt" style:font-size-complex="10pt"/>
    </style:style>
    <style:style style:name="P83" style:family="paragraph" style:parent-style-name="Table_20_Contents">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84" style:family="paragraph" style:parent-style-name="Table_20_Contents">
      <style:paragraph-properties fo:margin-top="0cm" fo:margin-bottom="0cm" style:contextual-spacing="false" fo:line-height="115%" fo:text-align="justify" style:justify-single-word="false" fo:padding="0.049cm" fo:border="none"/>
      <style:text-properties fo:font-size="12pt" style:font-size-asian="12pt" style:font-size-complex="12pt"/>
    </style:style>
    <style:style style:name="P85" style:family="paragraph" style:parent-style-name="Table_20_Contents">
      <style:paragraph-properties fo:margin-top="0cm" fo:margin-bottom="0cm" style:contextual-spacing="false" fo:line-height="115%" fo:text-align="justify" style:justify-single-word="false" fo:padding="0.049cm" fo:border="none"/>
      <style:text-properties fo:font-size="12pt" fo:font-weight="bold" style:font-size-asian="12pt" style:font-size-complex="12pt"/>
    </style:style>
    <style:style style:name="P86" style:family="paragraph" style:parent-style-name="Heading_20_3">
      <style:paragraph-properties fo:margin-top="0cm" fo:margin-bottom="0cm" style:contextual-spacing="false" fo:line-height="115%" fo:text-align="justify" style:justify-single-word="false" fo:padding="0.049cm" fo:border="none"/>
      <style:text-properties fo:font-size="12pt" style:font-size-asian="12pt" style:font-size-complex="12pt"/>
    </style:style>
    <style:style style:name="P87" style:family="paragraph" style:parent-style-name="Heading_20_3">
      <style:paragraph-properties fo:margin-top="0cm" fo:margin-bottom="0cm" style:contextual-spacing="false" fo:line-height="115%" fo:text-align="justify" style:justify-single-word="false" fo:padding="0.049cm" fo:border="none"/>
      <style:text-properties fo:font-size="10pt" officeooo:paragraph-rsid="000d7bd3" style:font-size-asian="10pt" style:font-size-complex="10pt"/>
    </style:style>
    <style:style style:name="P88" style:family="paragraph" style:parent-style-name="Text_20_body" style:list-style-name="L12">
      <style:paragraph-properties fo:margin-top="0cm" fo:margin-bottom="0cm" style:contextual-spacing="false" fo:text-align="justify" style:justify-single-word="false" fo:padding="0.049cm" fo:border="none"/>
      <style:text-properties fo:font-size="10pt" style:font-size-asian="10pt" style:font-size-complex="10pt"/>
    </style:style>
    <style:style style:name="P89" style:family="paragraph" style:parent-style-name="Text_20_body" style:list-style-name="L13">
      <style:paragraph-properties fo:margin-top="0cm" fo:margin-bottom="0cm" style:contextual-spacing="false" fo:text-align="justify" style:justify-single-word="false" fo:padding="0.049cm" fo:border="none"/>
      <style:text-properties fo:font-size="10pt" style:font-size-asian="10pt" style:font-size-complex="10pt"/>
    </style:style>
    <style:style style:name="P90" style:family="paragraph" style:parent-style-name="Text_20_body" style:list-style-name="L14">
      <style:paragraph-properties fo:margin-top="0cm" fo:margin-bottom="0cm" style:contextual-spacing="false" fo:text-align="justify" style:justify-single-word="false"/>
      <style:text-properties fo:font-size="10pt" style:font-size-asian="10pt" style:font-size-complex="10pt"/>
    </style:style>
    <style:style style:name="P91" style:family="paragraph" style:parent-style-name="Text_20_body" style:list-style-name="L15">
      <style:paragraph-properties fo:margin-top="0cm" fo:margin-bottom="0cm" style:contextual-spacing="false" fo:text-align="justify" style:justify-single-word="false"/>
      <style:text-properties fo:font-size="10pt" style:font-size-asian="10pt" style:font-size-complex="10pt"/>
    </style:style>
    <style:style style:name="P92" style:family="paragraph" style:parent-style-name="Text_20_body" style:list-style-name="L15">
      <style:paragraph-properties fo:margin-top="0cm" fo:margin-bottom="0cm" style:contextual-spacing="false" fo:text-align="justify" style:justify-single-word="false"/>
      <style:text-properties fo:font-size="12pt" style:font-size-asian="12pt" style:font-size-complex="12pt"/>
    </style:style>
    <style:style style:name="P93" style:family="paragraph" style:parent-style-name="Text_20_body" style:list-style-name="L16">
      <style:paragraph-properties fo:margin-top="0cm" fo:margin-bottom="0cm" style:contextual-spacing="false" fo:text-align="justify" style:justify-single-word="false"/>
      <style:text-properties fo:font-size="10pt" style:font-size-asian="10pt" style:font-size-complex="10pt"/>
    </style:style>
    <style:style style:name="P94" style:family="paragraph" style:parent-style-name="Standard">
      <style:paragraph-properties fo:margin-top="0cm" fo:margin-bottom="0cm" style:contextual-spacing="false" fo:line-height="115%" fo:text-align="justify" style:justify-single-word="false" fo:padding="0.049cm" fo:border="none"/>
      <style:text-properties fo:font-size="12pt" style:font-size-asian="12pt" style:font-size-complex="12pt"/>
    </style:style>
    <style:style style:name="P95" style:family="paragraph" style:parent-style-name="Text_20_body">
      <style:paragraph-properties fo:margin-top="0cm" fo:margin-bottom="0cm" style:contextual-spacing="false" fo:text-align="justify" style:justify-single-word="false" fo:padding="0.45cm" fo:border="0.06pt solid #000000" style:shadow="#808080 0.176cm 0.176cm"/>
      <style:text-properties fo:font-size="10pt" style:font-size-asian="10pt" style:font-size-complex="10pt"/>
    </style:style>
    <style:style style:name="P96" style:family="paragraph" style:parent-style-name="Text_20_body" style:list-style-name="L17">
      <style:paragraph-properties fo:margin-top="0cm" fo:margin-bottom="0cm" style:contextual-spacing="false" fo:text-align="justify" style:justify-single-word="false"/>
      <style:text-properties fo:font-size="10pt" style:font-size-asian="10pt" style:font-size-complex="10pt"/>
    </style:style>
    <style:style style:name="P97"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text-properties fo:font-size="12pt" style:font-size-asian="12pt" style:font-size-complex="12pt"/>
    </style:style>
    <style:style style:name="P98" style:family="paragraph" style:parent-style-name="Text_20_body">
      <style:paragraph-properties fo:margin-top="0cm" fo:margin-bottom="0cm" style:contextual-spacing="false" fo:text-align="justify" style:justify-single-word="false" fo:padding="0.45cm" fo:border="0.06pt solid #000000" style:shadow="#808080 0.176cm 0.176cm"/>
      <style:text-properties fo:font-size="12pt" fo:font-weight="bold" style:font-size-asian="12pt" style:font-size-complex="12pt"/>
    </style:style>
    <style:style style:name="P99" style:family="paragraph" style:parent-style-name="Text_20_body" style:list-style-name="L18">
      <style:paragraph-properties fo:margin-top="0cm" fo:margin-bottom="0cm" style:contextual-spacing="false" fo:text-align="justify" style:justify-single-word="false"/>
      <style:text-properties fo:font-size="10pt" style:font-size-asian="10pt" style:font-size-complex="10pt"/>
    </style:style>
    <style:style style:name="P100" style:family="paragraph" style:parent-style-name="Text_20_body" style:list-style-name="L19">
      <style:paragraph-properties fo:margin-top="0cm" fo:margin-bottom="0cm" style:contextual-spacing="false" fo:text-align="justify" style:justify-single-word="false" fo:padding="0.45cm" fo:border="0.06pt solid #000000" style:shadow="#808080 0.176cm 0.176cm"/>
      <style:text-properties fo:font-size="10pt" style:font-size-asian="10pt" style:font-size-complex="10pt"/>
    </style:style>
    <style:style style:name="P101" style:family="paragraph" style:parent-style-name="Text_20_body" style:list-style-name="L20">
      <style:paragraph-properties fo:margin-top="0cm" fo:margin-bottom="0cm" style:contextual-spacing="false" fo:text-align="justify" style:justify-single-word="false"/>
      <style:text-properties fo:font-size="12pt" fo:font-weight="bold" style:font-size-asian="12pt" style:font-size-complex="12pt"/>
    </style:style>
    <style:style style:name="P102" style:family="paragraph" style:parent-style-name="Text_20_body" style:list-style-name="L20">
      <style:paragraph-properties fo:margin-top="0cm" fo:margin-bottom="0cm" style:contextual-spacing="false" fo:text-align="justify" style:justify-single-word="false"/>
      <style:text-properties fo:font-size="10pt" style:font-size-asian="10pt" style:font-size-complex="10pt"/>
    </style:style>
    <style:style style:name="P103" style:family="paragraph" style:parent-style-name="Text_20_body" style:list-style-name="L20">
      <style:paragraph-properties fo:margin-top="0cm" fo:margin-bottom="0cm" style:contextual-spacing="false" fo:text-align="justify" style:justify-single-word="false"/>
      <style:text-properties fo:font-size="12pt" style:font-size-asian="12pt" style:font-size-complex="12pt"/>
    </style:style>
    <style:style style:name="P104" style:family="paragraph" style:parent-style-name="Text_20_body" style:list-style-name="L21">
      <style:paragraph-properties fo:margin-top="0cm" fo:margin-bottom="0cm" style:contextual-spacing="false" fo:text-align="justify" style:justify-single-word="false"/>
      <style:text-properties fo:font-size="10pt" style:font-size-asian="10pt" style:font-size-complex="10pt"/>
    </style:style>
    <style:style style:name="P105" style:family="paragraph" style:parent-style-name="Text_20_body" style:list-style-name="L21">
      <style:paragraph-properties fo:margin-top="0cm" fo:margin-bottom="0cm" style:contextual-spacing="false" fo:text-align="justify" style:justify-single-word="false"/>
      <style:text-properties fo:font-size="12pt" style:font-size-asian="12pt" style:font-size-complex="12pt"/>
    </style:style>
    <style:style style:name="P106" style:family="paragraph" style:parent-style-name="Text_20_body" style:list-style-name="L22">
      <style:paragraph-properties fo:margin-top="0cm" fo:margin-bottom="0cm" style:contextual-spacing="false" fo:text-align="justify" style:justify-single-word="false"/>
      <style:text-properties fo:font-size="10pt" style:font-size-asian="10pt" style:font-size-complex="10pt"/>
    </style:style>
    <style:style style:name="P107" style:family="paragraph" style:parent-style-name="Table_20_Contents">
      <style:paragraph-properties fo:margin-top="0cm" fo:margin-bottom="0cm" style:contextual-spacing="false" fo:line-height="115%" fo:text-align="justify" style:justify-single-word="false"/>
      <style:text-properties fo:font-size="12pt" fo:font-weight="bold" style:font-size-asian="12pt" style:font-size-complex="12pt"/>
    </style:style>
    <style:style style:name="P108" style:family="paragraph" style:parent-style-name="Heading_20_2">
      <style:paragraph-properties fo:margin-top="0cm" fo:margin-bottom="0cm" style:contextual-spacing="false" fo:line-height="115%" fo:text-align="justify" style:justify-single-word="false"/>
      <style:text-properties fo:font-size="10pt" style:font-size-asian="10pt" style:font-size-complex="10pt"/>
    </style:style>
    <style:style style:name="P109" style:family="paragraph" style:parent-style-name="Text_20_body">
      <style:paragraph-properties fo:margin-top="0cm" fo:margin-bottom="0cm" style:contextual-spacing="false" fo:text-align="justify" style:justify-single-word="false"/>
      <style:text-properties style:font-size-asian="12pt"/>
    </style:style>
    <style:style style:name="P110" style:family="paragraph" style:parent-style-name="Text_20_body" style:list-style-name="L23">
      <style:paragraph-properties fo:margin-top="0cm" fo:margin-bottom="0cm" style:contextual-spacing="false" fo:text-align="justify" style:justify-single-word="false"/>
      <style:text-properties style:font-size-asian="12pt"/>
    </style:style>
    <style:style style:name="P111" style:family="paragraph" style:parent-style-name="Heading_20_4">
      <style:paragraph-properties fo:margin-top="0cm" fo:margin-bottom="0cm" style:contextual-spacing="false" fo:line-height="115%" fo:text-align="justify" style:justify-single-word="false"/>
    </style:style>
    <style:style style:name="P112" style:family="paragraph" style:parent-style-name="Text_20_body" style:list-style-name="L24">
      <style:paragraph-properties fo:margin-top="0cm" fo:margin-bottom="0cm" style:contextual-spacing="false" fo:text-align="justify" style:justify-single-word="false"/>
      <style:text-properties style:font-size-asian="12pt"/>
    </style:style>
    <style:style style:name="P113" style:family="paragraph" style:parent-style-name="Text_20_body">
      <style:paragraph-properties fo:margin-top="0cm" fo:margin-bottom="0cm" style:contextual-spacing="false" fo:text-align="justify" style:justify-single-word="false"/>
      <style:text-properties fo:font-weight="bold" style:font-size-asian="12pt"/>
    </style:style>
    <style:style style:name="P114" style:family="paragraph" style:parent-style-name="Text_20_body">
      <style:paragraph-properties fo:margin-top="0cm" fo:margin-bottom="0cm" style:contextual-spacing="false" fo:text-align="justify" style:justify-single-word="false" fo:padding="0.45cm" fo:border="0.06pt solid #000000" style:shadow="#808080 0.176cm 0.176cm"/>
      <style:text-properties fo:font-weight="bold" style:font-size-asian="12pt"/>
    </style:style>
    <style:style style:name="P115" style:family="paragraph" style:parent-style-name="Text_20_body">
      <style:paragraph-properties fo:margin-top="0cm" fo:margin-bottom="0cm" style:contextual-spacing="false" fo:text-align="justify" style:justify-single-word="false" fo:padding="0.049cm" fo:border="0.06pt solid #000000" style:shadow="#808080 0.176cm 0.176cm"/>
      <style:text-properties fo:font-weight="bold" style:font-size-asian="12pt"/>
    </style:style>
    <style:style style:name="P116" style:family="paragraph" style:parent-style-name="Text_20_body" style:list-style-name="L25">
      <style:paragraph-properties fo:margin-top="0cm" fo:margin-bottom="0cm" style:contextual-spacing="false" fo:text-align="justify" style:justify-single-word="false"/>
      <style:text-properties style:font-size-asian="12pt"/>
    </style:style>
    <style:style style:name="P117" style:family="paragraph" style:parent-style-name="Heading_20_5">
      <style:paragraph-properties fo:margin-top="0cm" fo:margin-bottom="0cm" style:contextual-spacing="false" fo:line-height="115%" fo:text-align="justify" style:justify-single-word="false"/>
      <style:text-properties fo:font-size="12pt" style:font-size-asian="12pt" style:font-size-complex="12pt"/>
    </style:style>
    <style:style style:name="P118" style:family="paragraph" style:parent-style-name="Text_20_body" style:list-style-name="L26">
      <style:paragraph-properties fo:margin-top="0cm" fo:margin-bottom="0cm" style:contextual-spacing="false" fo:text-align="justify" style:justify-single-word="false"/>
      <style:text-properties style:font-size-asian="12pt"/>
    </style:style>
    <style:style style:name="P119" style:family="paragraph" style:parent-style-name="Text_20_body" style:list-style-name="L27">
      <style:paragraph-properties fo:margin-top="0cm" fo:margin-bottom="0cm" style:contextual-spacing="false" fo:text-align="justify" style:justify-single-word="false"/>
      <style:text-properties style:font-size-asian="12pt"/>
    </style:style>
    <style:style style:name="P120" style:family="paragraph" style:parent-style-name="Text_20_body" style:list-style-name="L28">
      <style:paragraph-properties fo:margin-top="0cm" fo:margin-bottom="0cm" style:contextual-spacing="false" fo:text-align="justify" style:justify-single-word="false"/>
      <style:text-properties style:font-size-asian="12pt"/>
    </style:style>
    <style:style style:name="P121" style:family="paragraph" style:parent-style-name="Text_20_body" style:list-style-name="L29">
      <style:paragraph-properties fo:margin-top="0cm" fo:margin-bottom="0cm" style:contextual-spacing="false" fo:text-align="justify" style:justify-single-word="false"/>
      <style:text-properties style:font-size-asian="12pt"/>
    </style:style>
    <style:style style:name="P122" style:family="paragraph" style:parent-style-name="Text_20_body" style:list-style-name="L30">
      <style:paragraph-properties fo:margin-top="0cm" fo:margin-bottom="0cm" style:contextual-spacing="false" fo:text-align="justify" style:justify-single-word="false"/>
      <style:text-properties style:font-size-asian="12pt"/>
    </style:style>
    <style:style style:name="P123" style:family="paragraph" style:parent-style-name="Text_20_body" style:list-style-name="L31">
      <style:paragraph-properties fo:margin-top="0cm" fo:margin-bottom="0cm" style:contextual-spacing="false" fo:text-align="justify" style:justify-single-word="false"/>
      <style:text-properties style:font-size-asian="12pt"/>
    </style:style>
    <style:style style:name="T1" style:family="text">
      <style:text-properties officeooo:rsid="0010dbe5"/>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2pt" style:font-size-complex="12pt"/>
    </style:style>
    <style:style style:name="T5" style:family="text">
      <style:text-properties fo:font-size="24pt" style:font-size-asian="24pt" style:font-size-complex="24pt"/>
    </style:style>
    <style:style style:name="T6" style:family="text">
      <style:text-properties fo:font-size="12pt" fo:font-style="italic" style:font-size-asian="12pt" style:font-size-complex="12pt"/>
    </style:style>
    <style:style style:name="T7" style:family="text">
      <style:text-properties fo:font-size="12pt" fo:font-weight="normal" fo:background-color="transparent" loext:char-shading-value="0" style:font-size-asian="12pt" style:font-weight-asian="normal" style:font-size-complex="12pt" style:font-weight-complex="normal"/>
    </style:style>
    <style:style style:name="T8" style:family="text">
      <style:text-properties fo:font-size="12pt" fo:background-color="#ffffa6" loext:char-shading-value="0" style:font-size-asian="12pt" style:font-size-complex="12pt"/>
    </style:style>
    <style:style style:name="T9" style:family="text">
      <style:text-properties fo:font-weight="bold"/>
    </style:style>
    <style:style style:name="T10" style:family="text">
      <style:text-properties fo:font-size="12pt" officeooo:rsid="000cdaa1" style:font-size-asian="12pt" style:font-size-complex="12pt"/>
    </style:style>
    <style:style style:name="T11" style:family="text">
      <style:text-properties officeooo:rsid="000d7bd3"/>
    </style:style>
    <style:style style:name="T12" style:family="text">
      <style:text-properties fo:font-size="12pt" officeooo:rsid="000d7bd3" style:font-size-asian="12pt" style:font-size-complex="12pt"/>
    </style:style>
    <style:style style:name="T13" style:family="text">
      <style:text-properties fo:font-style="itali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Contents_20_Heading">Índice</text:p>
          </text:index-title>
          <text:p text:style-name="P1"><text:a xlink:type="simple" xlink:href="#__RefHeading___Toc1_2060006272" office:name="Análise do Modo Estrito (Strict Mode) em JavaScript" text:style-name="Index_20_Link" text:visited-style-name="Index_20_Link">Análise do Modo Estrito (Strict Mode) em JavaScript<text:tab/>2</text:a></text:p>
          <text:p text:style-name="P1"><text:a xlink:type="simple" xlink:href="#__RefHeading___Toc80_2060006272" office:name="Declaração de Variáveis em JavaScript (var, let, const)" text:style-name="Index_20_Link" text:visited-style-name="Index_20_Link">Declaração de Variáveis em JavaScript (var, let, const)<text:tab/>4</text:a></text:p>
          <text:p text:style-name="P1"><text:a xlink:type="simple" xlink:href="#__RefHeading___Toc104_2060006272" office:name="Operadores Aritméticos em JavaScript" text:style-name="Index_20_Link" text:visited-style-name="Index_20_Link">Operadores Aritméticos em JavaScript<text:tab/>7</text:a></text:p>
          <text:p text:style-name="P1"><text:a xlink:type="simple" xlink:href="#__RefHeading___Toc2217_3828932059" office:name="Dominando Operadores Relacionais em JavaScript" text:style-name="Index_20_Link" text:visited-style-name="Index_20_Link">Dominando Operadores Relacionais em JavaScript<text:tab/>10</text:a></text:p>
          <text:p text:style-name="P1"><text:a xlink:type="simple" xlink:href="#__RefHeading___Toc2219_3828932059" office:name="Operadores Lógicos em JavaScript" text:style-name="Index_20_Link" text:visited-style-name="Index_20_Link">Operadores Lógicos em JavaScript<text:tab/>12</text:a></text:p>
          <text:p text:style-name="P1"><text:a xlink:type="simple" xlink:href="#__RefHeading___Toc2249_3828932059" office:name="Operadores Bitwise em JavaScript" text:style-name="Index_20_Link" text:visited-style-name="Index_20_Link">Operadores Bitwise em JavaScript<text:tab/>16</text:a></text:p>
          <text:p text:style-name="P1"><text:a xlink:type="simple" xlink:href="#__RefHeading___Toc2251_3828932059" office:name="Operadores de Incremento, Decremento e Outras Operações Unárias em JavaScript" text:style-name="Index_20_Link" text:visited-style-name="Index_20_Link">Operadores de Incremento, Decremento e Outras Operações Unárias em JavaScript<text:tab/>18</text:a></text:p>
          <text:p text:style-name="P1"><text:a xlink:type="simple" xlink:href="#__RefHeading___Toc2288_3828932059" office:name="O Operador Ternário em JavaScript" text:style-name="Index_20_Link" text:visited-style-name="Index_20_Link">O Operador Ternário em JavaScript<text:tab/>21</text:a></text:p>
          <text:p text:style-name="P1"><text:a xlink:type="simple" xlink:href="#__RefHeading___Toc2290_3828932059" office:name="O Operador typeof em JavaScript" text:style-name="Index_20_Link" text:visited-style-name="Index_20_Link">O Operador typeof em JavaScript<text:tab/>24</text:a></text:p>
          <text:p text:style-name="P1"><text:a xlink:type="simple" xlink:href="#__RefHeading___Toc2373_3828932059" office:name="Operador Spread (...) do JavaScript" text:style-name="Index_20_Link" text:visited-style-name="Index_20_Link">Operador Spread (...) do JavaScript<text:tab/>26</text:a></text:p>
        </text:index-body>
      </text:table-of-content>
      <text:h text:style-name="P2" text:outline-level="1"/>
      <text:p text:style-name="P3"/>
      <text:p text:style-name="P3"/>
      <text:p text:style-name="P3"/>
      <text:p text:style-name="P3"/>
      <text:p text:style-name="P3"/>
      <text:h text:style-name="P4" text:outline-level="1"/>
      <text:h text:style-name="P5" text:outline-level="1"><text:bookmark-start text:name="__RefHeading___Toc1_2060006272"/>Análise do Modo Estrito (Strict Mode) em JavaScript<text:bookmark-end text:name="__RefHeading___Toc1_2060006272"/></text:h>
      <text:h text:style-name="P6" text:outline-level="2"/>
      <text:p text:style-name="P7"/>
      <text:h text:style-name="P6" text:outline-level="2"><text:span text:style-name="T1">1.0 </text:span>Sumário Executivo</text:h>
      <text:p text:style-name="P7"/>
      <text:p text:style-name="P8"><text:span text:style-name="T2">O Modo Estrito (Strict Mode) em JavaScript é um mecanismo que impõe um conjunto de regras mais rigorosas na escrita e execução de código. Ativado pela diretiva </text:span><text:span text:style-name="Source_20_Text"><text:span text:style-name="T2">"use strict"</text:span></text:span><text:span text:style-name="T2">, seu principal objetivo é criar um código-fonte mais "limpo", "elegante" e "funcional", eliminando práticas propensas a erros e "sujeiras" que o JavaScript convencional permite. A principal vantagem demonstrada é a proibição do uso de variáveis que não foram explicitamente declaradas, transformando o que seria um erro silencioso em um </text:span><text:span text:style-name="Source_20_Text"><text:span text:style-name="T2">ReferenceError</text:span></text:span><text:span text:style-name="T2"> explícito. Essa característica força os desenvolvedores a adotarem práticas de codificação mais seguras e deliberadas, o que é especialmente relevante em ecossistemas modernos como Node.js e React, onde a qualidade e a manutenção do código são cruciais.</text:span></text:p>
      <text:p text:style-name="P7"/>
      <text:h text:style-name="P6" text:outline-level="2"><text:span text:style-name="T1">2.0 </text:span>Introdução ao Modo Estrito (Strict Mode)</text:h>
      <text:p text:style-name="P7"/>
      <text:p text:style-name="P7">Apresentado por Professor Bruno no canal "CFBCursos", o Modo Estrito (ou "Strict Mode") é uma funcionalidade do JavaScript projetada para aprimorar a qualidade do código. Sua função principal é, nas palavras do instrutor, "deixar o nosso código [...] de uma forma mais limpa, com menos sujeira, menos coisas inutilizadas".</text:p>
      <text:p text:style-name="P7"/>
      <text:p text:style-name="P7">Ele opera implementando uma série de restrições que obrigam os programadores a serem mais cuidadosos. O objetivo final é a criação de um "código limpo, um código elegante, um código funcional".</text:p>
      <text:p text:style-name="P7"/>
      <text:h text:style-name="P6" text:outline-level="2"><text:span text:style-name="T1">2.1 </text:span>Ativação e Funcionalidade</text:h>
      <text:p text:style-name="P7"/>
      <text:p text:style-name="P7">Para habilitar o Modo Estrito, basta adicionar a seguinte string no início de um arquivo JavaScript ou de uma função:</text:p>
      <text:p text:style-name="P7"/>
      <text:p text:style-name="P9"><text:span text:style-name="Source_20_Text"><text:span text:style-name="T3">"use strict";</text:span></text:span></text:p>
      <text:p text:style-name="P10"><text:span text:style-name="Source_20_Text"><text:span text:style-name="T2"/></text:span></text:p>
      <text:p text:style-name="P7">Uma vez declarada, essa diretiva instrui o motor JavaScript a interpretar o código subsequente sob um conjunto de regras mais severo, alterando o comportamento de certas funcionalidades e lançando erros para ações que, de outra forma, seriam permitidas.</text:p>
      <text:p text:style-name="P7"/>
      <text:h text:style-name="P11" text:outline-level="2">O Problema das Variáveis Não Declaradas</text:h>
      <text:p text:style-name="P7"/>
      <text:p text:style-name="P7">A funcionalidade mais destacada do Modo Estrito no material de origem é sua capacidade de detectar o uso de variáveis não declaradas. O comportamento do código muda drasticamente com e sem a ativação do modo.</text:p>
      <text:p text:style-name="P7"/>
      <text:p text:style-name="P7"/>
      <text:h text:style-name="P12" text:outline-level="3"><text:soft-page-break/><text:span text:style-name="T1">2.1.1 </text:span>Cenário 1: Comportamento Padrão (Sem Modo Estrito)</text:h>
      <text:p text:style-name="P7"/>
      <text:p text:style-name="P8"><text:span text:style-name="T2">No JavaScript padrão, é possível atribuir um valor a uma variável sem antes declará-la com </text:span><text:span text:style-name="Source_20_Text"><text:span text:style-name="T2">let</text:span></text:span><text:span text:style-name="T2">, </text:span><text:span text:style-name="Source_20_Text"><text:span text:style-name="T2">const</text:span></text:span><text:span text:style-name="T2"> ou </text:span><text:span text:style-name="Source_20_Text"><text:span text:style-name="T2">var</text:span></text:span><text:span text:style-name="T2">. O código a seguir, por exemplo, é executado sem gerar erros:</text:span></text:p>
      <text:p text:style-name="P7"/>
      <text:p text:style-name="P9"><text:span text:style-name="Source_20_Text"><text:span text:style-name="T3">// Nenhuma declaração para a variável 'nome'</text:span></text:span></text:p>
      <text:p text:style-name="P9"><text:span text:style-name="Source_20_Text"><text:span text:style-name="T3">nome = "Bruno";</text:span></text:span></text:p>
      <text:p text:style-name="P9"><text:span text:style-name="Source_20_Text"><text:span text:style-name="T3">console.log(nome);</text:span></text:span></text:p>
      <text:p text:style-name="P13"/>
      <text:p text:style-name="P7">Neste caso, o JavaScript cria implicitamente uma propriedade no objeto global, um comportamento que pode levar a bugs difíceis de rastrear.</text:p>
      <text:p text:style-name="P7"/>
      <text:h text:style-name="P12" text:outline-level="3"><text:span text:style-name="T1">2.1.2 </text:span>Cenário 2: Comportamento em Modo Estrito</text:h>
      <text:p text:style-name="P7"/>
      <text:p text:style-name="P7">Ao ativar o Modo Estrito, o mesmo código passa a ser inválido e gera um erro em tempo de execução.</text:p>
      <text:p text:style-name="P7"/>
      <text:p text:style-name="P9"><text:span text:style-name="Source_20_Text"><text:span text:style-name="T3">"use strict";</text:span></text:span></text:p>
      <text:p text:style-name="P14"/>
      <text:p text:style-name="P9"><text:span text:style-name="Source_20_Text"><text:span text:style-name="T3">// Nenhuma declaração para a variável 'nome'</text:span></text:span></text:p>
      <text:p text:style-name="P9"><text:span text:style-name="Source_20_Text"><text:span text:style-name="T3">nome = "Bruno"; // Esta linha agora causa um erro</text:span></text:span></text:p>
      <text:p text:style-name="P9"><text:span text:style-name="Source_20_Text"><text:span text:style-name="T3">console.log(nome);</text:span></text:span></text:p>
      <text:p text:style-name="P10"><text:span text:style-name="Source_20_Text"><text:span text:style-name="T2"/></text:span></text:p>
      <text:p text:style-name="P7">A tentativa de atribuir um valor a uma variável não declarada resulta no seguinte erro, impedindo a execução do script:</text:p>
      <text:p text:style-name="P7"/>
      <text:p text:style-name="P15"><text:span text:style-name="Source_20_Text"><text:span text:style-name="T3">ReferenceError: nome is not defined</text:span></text:span></text:p>
      <text:p text:style-name="P8"><text:span text:style-name="Source_20_Text"><text:span text:style-name="T4"/></text:span></text:p>
      <text:p text:style-name="P7">Este erro é consistente tanto em ambientes de servidor, como o Node.js, quanto no console do navegador, garantindo que o desenvolvedor seja imediatamente notificado sobre a prática incorreta. Para corrigir o problema, a variável deve ser devidamente declarada:</text:p>
      <text:p text:style-name="P7"/>
      <text:p text:style-name="P9"><text:span text:style-name="Source_20_Text"><text:span text:style-name="T3">"use strict";</text:span></text:span></text:p>
      <text:p text:style-name="P14"/>
      <text:p text:style-name="P9"><text:span text:style-name="Source_20_Text"><text:span text:style-name="T3">let nome; // Declaração da variável</text:span></text:span></text:p>
      <text:p text:style-name="P9"><text:span text:style-name="Source_20_Text"><text:span text:style-name="T3">nome = "Bruno";</text:span></text:span></text:p>
      <text:p text:style-name="P9"><text:span text:style-name="Source_20_Text"><text:span text:style-name="T3">console.log(nome);</text:span></text:span></text:p>
      <text:p text:style-name="P10"><text:span text:style-name="Source_20_Text"><text:span text:style-name="T2"/></text:span></text:p>
      <text:h text:style-name="P6" text:outline-level="2"><text:span text:style-name="T1">2.2 </text:span>Benefícios e Implicações para Desenvolvedores</text:h>
      <text:p text:style-name="P7"/>
      <text:p text:style-name="P7">A adoção do Modo Estrito oferece vantagens significativas para o processo de desenvolvimento, forçando a adesão a um padrão de código mais robusto.</text:p>
      <text:p text:style-name="P7"/>
      <text:p text:style-name="P7"/>
      <text:p text:style-name="P7"/>
      <table:table table:name="Tabela1" table:style-name="Tabela1">
        <table:table-column table:style-name="Tabela1.A"/>
        <table:table-column table:style-name="Tabela1.B"/>
        <text:soft-page-break/>
        <table:table-row>
          <table:table-cell table:style-name="Tabela1.A1" office:value-type="string">
            <text:p text:style-name="P16">Benefício</text:p>
          </table:table-cell>
          <table:table-cell table:style-name="Tabela1.B1" office:value-type="string">
            <text:p text:style-name="P16">Descrição</text:p>
          </table:table-cell>
        </table:table-row>
        <table:table-row>
          <table:table-cell table:style-name="Tabela1.A2" office:value-type="string">
            <text:p text:style-name="P17">Prevenção de Erros</text:p>
          </table:table-cell>
          <table:table-cell table:style-name="Tabela1.B2" office:value-type="string">
            <text:p text:style-name="P16">Transforma erros silenciosos, como a criação de variáveis globais acidentais, em erros explícitos que interrompem a execução, facilitando a depuração.</text:p>
          </table:table-cell>
        </table:table-row>
        <table:table-row>
          <table:table-cell table:style-name="Tabela1.A2" office:value-type="string">
            <text:p text:style-name="P17">Código Mais Limpo</text:p>
          </table:table-cell>
          <table:table-cell table:style-name="Tabela1.B2" office:value-type="string">
            <text:p text:style-name="P16">Ao exigir a declaração explícita de variáveis, o código se torna mais legível e a intenção do programador, mais clara.</text:p>
          </table:table-cell>
        </table:table-row>
        <table:table-row>
          <table:table-cell table:style-name="Tabela1.A2" office:value-type="string">
            <text:p text:style-name="P17">Melhores Práticas</text:p>
          </table:table-cell>
          <table:table-cell table:style-name="Tabela1.B2" office:value-type="string">
            <text:p text:style-name="P16">Incentiva e "obriga" os programadores a adotarem práticas de codificação mais seguras e disciplinadas.</text:p>
          </table:table-cell>
        </table:table-row>
        <table:table-row>
          <table:table-cell table:style-name="Tabela1.A5" office:value-type="string">
            <text:p text:style-name="P17">Segurança</text:p>
          </table:table-cell>
          <table:table-cell table:style-name="Tabela1.B5" office:value-type="string">
            <text:p text:style-name="P16">Evita a modificação acidental de objetos globais e outras ações inseguras que o JavaScript padrão permite.</text:p>
          </table:table-cell>
        </table:table-row>
      </table:table>
      <text:h text:style-name="P6" text:outline-level="2"/>
      <text:h text:style-name="P6" text:outline-level="2"><text:span text:style-name="T1">2.3 </text:span>Relevância em Ecossistemas Modernos</text:h>
      <text:p text:style-name="P7"/>
      <text:p text:style-name="P18"><text:span text:style-name="T2">O uso do Modo Estrito é mencionado como uma prática comum e importante em tecnologias e frameworks modernos de JavaScript. O instrutor cita especificamente </text:span><text:span text:style-name="T4">Node.js</text:span><text:span text:style-name="T2"> e </text:span><text:span text:style-name="T4">React</text:span><text:span text:style-name="T2"> como ambientes onde os desenvolvedores frequentemente encontrarão o </text:span><text:span text:style-name="Source_20_Text"><text:span text:style-name="T2">"use strict"</text:span></text:span><text:span text:style-name="T2">. Além disso, é ressaltado que algumas linguagens de programação já tornam obrigatório esse tipo de restrição, indicando uma tendência da indústria em direção a códigos mais seguros e explícitos.</text:span></text:p>
      <text:p text:style-name="P19"/>
      <text:h text:style-name="Heading_20_1" text:outline-level="1"><text:span text:style-name="T5">Declaração de Variáveis em JavaScript (</text:span><text:span text:style-name="Source_20_Text"><text:span text:style-name="T5">var</text:span></text:span><text:span text:style-name="T5">, </text:span><text:span text:style-name="Source_20_Text"><text:span text:style-name="T5">let</text:span></text:span><text:span text:style-name="T5">, </text:span><text:span text:style-name="Source_20_Text"><text:span text:style-name="T5">const</text:span></text:span><text:span text:style-name="T5">)</text:span></text:h>
      <text:p text:style-name="P20"/>
      <text:h text:style-name="P21" text:outline-level="2">1. Introdução à Declaração de Variáveis e Sua Importância</text:h>
      <text:p text:style-name="P20"/>
      <text:p text:style-name="P7">A declaração correta de variáveis é um conceito fundamental em JavaScript, essencial para gerenciar dados e controlar o comportamento de um programa. Uma variável funciona como uma posição reservada na memória do computador, identificada por um nome, que armazena um valor que pode ser utilizado e modificado ao longo da execução do código.</text:p>
      <text:p text:style-name="P22"><text:span text:style-name="T2">Neste resumo, abordaremos as três principais palavras-chave para a declaração de variáveis em JavaScript: </text:span><text:span text:style-name="Source_20_Text"><text:span text:style-name="T2">var</text:span></text:span><text:span text:style-name="T2">, </text:span><text:span text:style-name="Source_20_Text"><text:span text:style-name="T2">let</text:span></text:span><text:span text:style-name="T2"> e </text:span><text:span text:style-name="Source_20_Text"><text:span text:style-name="T2">const</text:span></text:span><text:span text:style-name="T2">. O objetivo é elucidar as diferenças cruciais entre elas, com foco especial em dois aspectos determinantes: </text:span><text:span text:style-name="T4">escopo</text:span><text:span text:style-name="T2"> (onde a variável é acessível) e </text:span><text:span text:style-name="T4">mutabilidade</text:span><text:span text:style-name="T2"> (se o seu valor pode ser alterado). Compreender essas distinções é vital para escrever um código mais limpo, previsível e livre de erros. Começaremos analisando a forma mais antiga e tradicional de declaração, o </text:span><text:span text:style-name="Source_20_Text"><text:span text:style-name="T2">var</text:span></text:span><text:span text:style-name="T2">.</text:span></text:p>
      <text:p text:style-name="P7"/>
      <text:h text:style-name="P23" text:outline-level="2"><text:span text:style-name="T2">2. A Abordagem Clássica: Analisando o </text:span><text:span text:style-name="Source_20_Text"><text:span text:style-name="T2">var</text:span></text:span></text:h>
      <text:p text:style-name="P24"><text:span text:style-name="Source_20_Text"><text:span text:style-name="T2"/></text:span></text:p>
      <text:p text:style-name="P22"><text:span text:style-name="T2">Historicamente, </text:span><text:span text:style-name="Source_20_Text"><text:span text:style-name="T2">var</text:span></text:span><text:span text:style-name="T2"> foi a única maneira de declarar variáveis em JavaScript. Entender seu comportamento é essencial não apenas para dar manutenção em códigos legados, mas também para apreciar as melhorias introduzidas posteriormente. A principal característica do </text:span><text:span text:style-name="Source_20_Text"><text:span text:style-name="T2">var</text:span></text:span><text:span text:style-name="T2"> é o seu </text:span><text:span text:style-name="T4">escopo de função</text:span><text:span text:style-name="T2">. Isso significa que uma variável declarada com </text:span><text:span text:style-name="Source_20_Text"><text:span text:style-name="T2">var</text:span></text:span><text:span text:style-name="T2"> é acessível em qualquer lugar dentro da função em que foi criada.</text:span></text:p>
      <text:p text:style-name="P20"/>
      <text:p text:style-name="P22"><text:span text:style-name="T2">Esse comportamento é causado por um mecanismo chamado </text:span><text:span text:style-name="T6">hoisting</text:span><text:span text:style-name="T2"> (elevação). Como o instrutor explica, "o JavaScript tem a política de fazer a elevação dessa variável até o topo... de onde essa variável foi implementada". Essencialmente, durante a compilação, as declarações </text:span><text:span text:style-name="Source_20_Text"><text:span text:style-name="T2">var</text:span></text:span><text:span text:style-name="T2"> são conceitualmente "içadas" </text:span><text:soft-page-break/><text:span text:style-name="T2">para o topo de sua função, o que as torna disponíveis em todo o escopo funcional, independentemente de onde foram declaradas. Isso leva a um problema prático conhecido como "vazamento de escopo". Considere o seguinte exemplo:</text:span></text:p>
      <text:p text:style-name="P7"/>
      <text:p text:style-name="P25"><text:span text:style-name="Source_20_Text"><text:span text:style-name="T7">if (true) {</text:span></text:span></text:p>
      <text:p text:style-name="P25"><text:span text:style-name="Source_20_Text"><text:span text:style-name="T7"><text:s text:c="2"/>var nome = "Bruno";</text:span></text:span></text:p>
      <text:p text:style-name="P25"><text:span text:style-name="Source_20_Text"><text:span text:style-name="T7">}</text:span></text:span></text:p>
      <text:p text:style-name="P26"/>
      <text:p text:style-name="P25"><text:span text:style-name="Source_20_Text"><text:span text:style-name="T7">console.log(nome); // Saída: "Bruno"</text:span></text:span></text:p>
      <text:p text:style-name="P27"><text:span text:style-name="Source_20_Text"><text:span text:style-name="T8"/></text:span></text:p>
      <text:p text:style-name="P24"><text:span text:style-name="T2">Neste caso, a variável </text:span><text:span text:style-name="Source_20_Text"><text:span text:style-name="T2">nome</text:span></text:span><text:span text:style-name="T2"> foi declarada dentro do bloco do </text:span><text:span text:style-name="Source_20_Text"><text:span text:style-name="T2">if</text:span></text:span><text:span text:style-name="T2">. Intuitivamente, seria esperado que ela só existisse ali. No entanto, devido ao </text:span><text:span text:style-name="T6">hoisting</text:span><text:span text:style-name="T2"> e ao escopo de função, a variável "vaza" para fora do bloco e permanece acessível. Em aplicações complexas, esse comportamento pode causar a sobrescrita acidental de variáveis e gerar bugs difíceis de rastrear. Para corrigir precisamente este comportamento de "vazamento de escopo", o ES6 introduziu o </text:span><text:span text:style-name="Source_20_Text"><text:span text:style-name="T2">let</text:span></text:span><text:span text:style-name="T2"> como a solução moderna e mais segura.</text:span></text:p>
      <text:p text:style-name="P20"/>
      <text:h text:style-name="P23" text:outline-level="2"><text:span text:style-name="T2">3. A Solução Moderna: O Escopo de Bloco com </text:span><text:span text:style-name="Source_20_Text"><text:span text:style-name="T2">let</text:span></text:span></text:h>
      <text:p text:style-name="P24"><text:span text:style-name="Source_20_Text"><text:span text:style-name="T2"/></text:span></text:p>
      <text:p text:style-name="P22"><text:span text:style-name="T2">Introduzido no ES6 (ECMAScript 2015), o </text:span><text:span text:style-name="Source_20_Text"><text:span text:style-name="T2">let</text:span></text:span><text:span text:style-name="T2"> foi projetado para resolver diretamente as deficiências de escopo do </text:span><text:span text:style-name="Source_20_Text"><text:span text:style-name="T2">var</text:span></text:span><text:span text:style-name="T2">, tornando o código mais previsível e robusto. A característica fundamental do </text:span><text:span text:style-name="Source_20_Text"><text:span text:style-name="T2">let</text:span></text:span><text:span text:style-name="T2"> é o </text:span><text:span text:style-name="T4">escopo de bloco</text:span><text:span text:style-name="T2">. Uma variável declarada com </text:span><text:span text:style-name="Source_20_Text"><text:span text:style-name="T2">let</text:span></text:span><text:span text:style-name="T2"> existe apenas dentro do bloco de código em que foi definida, seja ele uma função, um laço </text:span><text:span text:style-name="Source_20_Text"><text:span text:style-name="T2">for</text:span></text:span><text:span text:style-name="T2"> ou um condicional </text:span><text:span text:style-name="Source_20_Text"><text:span text:style-name="T2">if</text:span></text:span><text:span text:style-name="T2">. Para ilustrar a diferença de forma mais clara, vamos analisar um exemplo dentro de uma função, que demonstra a distinção crucial entre o escopo de função (</text:span><text:span text:style-name="Source_20_Text"><text:span text:style-name="T2">var</text:span></text:span><text:span text:style-name="T2">) e o escopo de bloco (</text:span><text:span text:style-name="Source_20_Text"><text:span text:style-name="T2">let</text:span></text:span><text:span text:style-name="T2">).</text:span></text:p>
      <text:p text:style-name="P28"/>
      <text:p text:style-name="P28"/>
      <text:p text:style-name="P29"><text:span text:style-name="T4">Com </text:span><text:span text:style-name="Source_20_Text"><text:span text:style-name="T4">var</text:span></text:span><text:span text:style-name="T4">:</text:span></text:p>
      <text:p text:style-name="P30"/>
      <text:p text:style-name="P25"><text:span text:style-name="Source_20_Text"><text:span text:style-name="T2">function teste() {</text:span></text:span></text:p>
      <text:p text:style-name="P25"><text:span text:style-name="Source_20_Text"><text:span text:style-name="T2"><text:s text:c="2"/>if (true) {</text:span></text:span></text:p>
      <text:p text:style-name="P25"><text:span text:style-name="Source_20_Text"><text:span text:style-name="T2"><text:s text:c="4"/>var nome = "Bruno";</text:span></text:span></text:p>
      <text:p text:style-name="P25"><text:span text:style-name="Source_20_Text"><text:span text:style-name="T2"><text:s text:c="4"/>console.log("Dentro do IF do teste: " + nome); // Funciona</text:span></text:span></text:p>
      <text:p text:style-name="P25"><text:span text:style-name="Source_20_Text"><text:span text:style-name="T2"><text:s text:c="2"/>}</text:span></text:span></text:p>
      <text:p text:style-name="P25"><text:span text:style-name="Source_20_Text"><text:span text:style-name="T2"><text:s text:c="2"/>console.log("Dentro do teste, fora do IF: " + nome); // Funciona também</text:span></text:span></text:p>
      <text:p text:style-name="P25"><text:span text:style-name="Source_20_Text"><text:span text:style-name="T2">}</text:span></text:span></text:p>
      <text:p text:style-name="P31"/>
      <text:p text:style-name="P25"><text:span text:style-name="Source_20_Text"><text:span text:style-name="T2">teste();</text:span></text:span></text:p>
      <text:p text:style-name="P25"><text:span text:style-name="Source_20_Text"><text:span text:style-name="T2">// Saída:</text:span></text:span></text:p>
      <text:p text:style-name="P25"><text:span text:style-name="Source_20_Text"><text:span text:style-name="T2">// Dentro do IF do teste: Bruno</text:span></text:span></text:p>
      <text:p text:style-name="P25"><text:span text:style-name="Source_20_Text"><text:span text:style-name="T2">// Dentro do teste, fora do IF: Bruno</text:span></text:span></text:p>
      <text:p text:style-name="P27"><text:span text:style-name="Source_20_Text"><text:span text:style-name="T2"/></text:span></text:p>
      <text:p text:style-name="P22"><text:span text:style-name="T2">Como </text:span><text:span text:style-name="Source_20_Text"><text:span text:style-name="T2">var</text:span></text:span><text:span text:style-name="T2"> tem escopo de função, a variável </text:span><text:span text:style-name="Source_20_Text"><text:span text:style-name="T2">nome</text:span></text:span><text:span text:style-name="T2"> é acessível em qualquer lugar dentro da função </text:span><text:span text:style-name="Source_20_Text"><text:span text:style-name="T2">teste</text:span></text:span><text:span text:style-name="T2">, inclusive fora do bloco </text:span><text:span text:style-name="Source_20_Text"><text:span text:style-name="T2">if</text:span></text:span><text:span text:style-name="T2"> onde foi declarada. Este é o vazamento de escopo em ação.</text:span></text:p>
      <text:p text:style-name="P20"/>
      <text:p text:style-name="P29"><text:soft-page-break/><text:span text:style-name="T4">Agora, com </text:span><text:span text:style-name="Source_20_Text"><text:span text:style-name="T4">let</text:span></text:span><text:span text:style-name="T4">:</text:span></text:p>
      <text:p text:style-name="P30"/>
      <text:p text:style-name="P25"><text:span text:style-name="Source_20_Text"><text:span text:style-name="T2">function teste() {</text:span></text:span></text:p>
      <text:p text:style-name="P25"><text:span text:style-name="Source_20_Text"><text:span text:style-name="T2"><text:s text:c="2"/>if (true) {</text:span></text:span></text:p>
      <text:p text:style-name="P25"><text:span text:style-name="Source_20_Text"><text:span text:style-name="T2"><text:s text:c="4"/>let nome = "Bruno";</text:span></text:span></text:p>
      <text:p text:style-name="P25"><text:span text:style-name="Source_20_Text"><text:span text:style-name="T2"><text:s text:c="4"/>console.log("Dentro do IF do teste: " + nome); // Funciona</text:span></text:span></text:p>
      <text:p text:style-name="P25"><text:span text:style-name="Source_20_Text"><text:span text:style-name="T2"><text:s text:c="2"/>}</text:span></text:span></text:p>
      <text:p text:style-name="P25"><text:span text:style-name="Source_20_Text"><text:span text:style-name="T2"><text:s text:c="2"/>// A linha abaixo causará um erro</text:span></text:span></text:p>
      <text:p text:style-name="P25"><text:span text:style-name="Source_20_Text"><text:span text:style-name="T2"><text:s text:c="2"/>console.log("Dentro do teste, fora do IF: " + nome);</text:span></text:span></text:p>
      <text:p text:style-name="P25"><text:span text:style-name="Source_20_Text"><text:span text:style-name="T2">}</text:span></text:span></text:p>
      <text:p text:style-name="P31"/>
      <text:p text:style-name="P25"><text:span text:style-name="Source_20_Text"><text:span text:style-name="T2">teste();</text:span></text:span></text:p>
      <text:p text:style-name="P25"><text:span text:style-name="Source_20_Text"><text:span text:style-name="T2">// Saída:</text:span></text:span></text:p>
      <text:p text:style-name="P25"><text:span text:style-name="Source_20_Text"><text:span text:style-name="T2">// Dentro do IF do teste: Bruno</text:span></text:span></text:p>
      <text:p text:style-name="P25"><text:span text:style-name="Source_20_Text"><text:span text:style-name="T2">// Erro: ReferenceError: nome is not defined</text:span></text:span></text:p>
      <text:p text:style-name="P27"><text:span text:style-name="Source_20_Text"><text:span text:style-name="T2"/></text:span></text:p>
      <text:p text:style-name="P22"><text:span text:style-name="T2">Ao usar </text:span><text:span text:style-name="Source_20_Text"><text:span text:style-name="T2">let</text:span></text:span><text:span text:style-name="T2">, a tentativa de acessar </text:span><text:span text:style-name="Source_20_Text"><text:span text:style-name="T2">nome</text:span></text:span><text:span text:style-name="T2"> fora do seu bloco de declaração resulta corretamente em um </text:span><text:span text:style-name="Source_20_Text"><text:span text:style-name="T2">ReferenceError</text:span></text:span><text:span text:style-name="T2">. A variável está estritamente contida em seu escopo de bloco, prevenindo o vazamento e garantindo que ela não possa ser acessada ou modificada de forma indevida. Este é o comportamento esperado e mais seguro. Em relação à mutabilidade, variáveis declaradas com </text:span><text:span text:style-name="Source_20_Text"><text:span text:style-name="T2">let</text:span></text:span><text:span text:style-name="T2"> podem ter seu valor reatribuído a qualquer momento. É possível não apenas alterar o valor, mas também o seu tipo, pois o JavaScript realiza a conversão de tipos automaticamente.</text:span></text:p>
      <text:p text:style-name="P7"/>
      <text:p text:style-name="P25"><text:span text:style-name="Source_20_Text"><text:span text:style-name="T2">let nome = "Bruno";</text:span></text:span></text:p>
      <text:p text:style-name="P25"><text:span text:style-name="Source_20_Text"><text:span text:style-name="T2">console.log(nome); // Saída: "Bruno"</text:span></text:span></text:p>
      <text:p text:style-name="P31"/>
      <text:p text:style-name="P25"><text:span text:style-name="Source_20_Text"><text:span text:style-name="T2">nome = "cfb cursos"; // Reatribuição para outra string</text:span></text:span></text:p>
      <text:p text:style-name="P25"><text:span text:style-name="Source_20_Text"><text:span text:style-name="T2">console.log(nome); // Saída: "cfb cursos"</text:span></text:span></text:p>
      <text:p text:style-name="P31"/>
      <text:p text:style-name="P25"><text:span text:style-name="Source_20_Text"><text:span text:style-name="T2">nome = 10; // Reatribuição para um número</text:span></text:span></text:p>
      <text:p text:style-name="P25"><text:span text:style-name="Source_20_Text"><text:span text:style-name="T2">console.log(nome); // Saída: 10</text:span></text:span></text:p>
      <text:p text:style-name="P27"><text:span text:style-name="Source_20_Text"><text:span text:style-name="T2"/></text:span></text:p>
      <text:p text:style-name="P24"><text:span text:style-name="T2">Apesar da flexibilidade de </text:span><text:span text:style-name="Source_20_Text"><text:span text:style-name="T2">let</text:span></text:span><text:span text:style-name="T2"> ser útil, há situações em que precisamos garantir que um valor permaneça inalterado. Para esses casos, o JavaScript oferece outra ferramenta: </text:span><text:span text:style-name="Source_20_Text"><text:span text:style-name="T2">const</text:span></text:span><text:span text:style-name="T2">.</text:span></text:p>
      <text:h text:style-name="P23" text:outline-level="2"><text:span text:style-name="T2">4. Garantindo a Imutabilidade: O Papel do </text:span><text:span text:style-name="Source_20_Text"><text:span text:style-name="T2">const</text:span></text:span></text:h>
      <text:p text:style-name="P20"/>
      <text:p text:style-name="P22"><text:span text:style-name="T2">Em qualquer aplicação, existem valores que nunca deveriam mudar, como configurações de API, constantes matemáticas ou identificadores fixos. Utilizar </text:span><text:span text:style-name="Source_20_Text"><text:span text:style-name="T2">const</text:span></text:span><text:span text:style-name="T2"> para declarar esses valores garante a integridade e a previsibilidade dos dados. Podemos pensar nas constantes, como o instrutor descreve, como </text:span><text:span text:style-name="T6">"variáveis não variáveis"</text:span><text:span text:style-name="T2">. A palavra-chave </text:span><text:span text:style-name="Source_20_Text"><text:span text:style-name="T2">const</text:span></text:span><text:span text:style-name="T2"> cria um identificador de escopo de bloco, similar ao </text:span><text:span text:style-name="Source_20_Text"><text:span text:style-name="T2">let</text:span></text:span><text:span text:style-name="T2">, mas com uma regra fundamental: seu valor </text:span><text:span text:style-name="T4">não pode ser reatribuído</text:span><text:span text:style-name="T2"> após a inicialização. Uma constante deve ser inicializada no momento de sua declaração, e qualquer tentativa posterior de modificar seu valor resultará em um erro.</text:span></text:p>
      <text:p text:style-name="P7"/>
      <text:p text:style-name="P25"><text:span text:style-name="Source_20_Text"><text:span text:style-name="T2">const curso = "JavaScript";</text:span></text:span></text:p>
      <text:p text:style-name="P25"><text:soft-page-break/><text:span text:style-name="Source_20_Text"><text:span text:style-name="T2">console.log(curso); // Saída: "JavaScript"</text:span></text:span></text:p>
      <text:p text:style-name="P31"/>
      <text:p text:style-name="P25"><text:span text:style-name="Source_20_Text"><text:span text:style-name="T2">// A linha a seguir irá gerar um erro e interromper a execução:</text:span></text:span></text:p>
      <text:p text:style-name="P25"><text:span text:style-name="Source_20_Text"><text:span text:style-name="T2">curso = "HTML"; // Erro: TypeError: Assignment to constant variable</text:span></text:span></text:p>
      <text:p text:style-name="P27"><text:span text:style-name="Source_20_Text"><text:span text:style-name="T2"/></text:span></text:p>
      <text:p text:style-name="P22"><text:span text:style-name="T2">O erro </text:span><text:span text:style-name="Source_20_Text"><text:span text:style-name="T2">TypeError: Assignment to constant variable</text:span></text:span><text:span text:style-name="T2"> é um mecanismo de segurança do JavaScript que impede a modificação acidental de valores que deveriam ser permanentes. É importante notar que </text:span><text:span text:style-name="Source_20_Text"><text:span text:style-name="T2">const</text:span></text:span><text:span text:style-name="T2"> impede a reatribuição da variável, mas não torna imutável o conteúdo de objetos ou arrays. Você ainda pode alterar as propriedades de um objeto declarado com </text:span><text:span text:style-name="Source_20_Text"><text:span text:style-name="T2">const</text:span></text:span><text:span text:style-name="T2">, por exemplo. O que não pode ser feito é atribuir um objeto ou array completamente novo à mesma constante.</text:span></text:p>
      <text:p text:style-name="P20"/>
      <text:h text:style-name="P21" text:outline-level="2">5. Tabela Comparativa e Recomendações Finais</text:h>
      <text:p text:style-name="P20"/>
      <text:p text:style-name="P22"><text:span text:style-name="T2">A escolha entre </text:span><text:span text:style-name="Source_20_Text"><text:span text:style-name="T2">var</text:span></text:span><text:span text:style-name="T2">, </text:span><text:span text:style-name="Source_20_Text"><text:span text:style-name="T2">let</text:span></text:span><text:span text:style-name="T2"> e </text:span><text:span text:style-name="Source_20_Text"><text:span text:style-name="T2">const</text:span></text:span><text:span text:style-name="T2"> impacta diretamente a legibilidade e a estabilidade do código. Para consolidar as diferenças e fornecer uma diretriz clara, a tabela abaixo resume as principais características de cada declaração.</text:span></text:p>
      <text:p text:style-name="P20"/>
      <table:table table:name="Tabela2" table:style-name="Tabela2">
        <table:table-column table:style-name="Tabela2.A" table:number-columns-repeated="4"/>
        <table:table-row table:style-name="Tabela2.1">
          <table:table-cell table:style-name="Tabela2.A1" office:value-type="string">
            <text:p text:style-name="P32">Característica</text:p>
          </table:table-cell>
          <table:table-cell table:style-name="Tabela2.B1" office:value-type="string">
            <text:p text:style-name="P33"><text:span text:style-name="Source_20_Text"><text:span text:style-name="T2">var</text:span></text:span></text:p>
          </table:table-cell>
          <table:table-cell table:style-name="Tabela2.B1" office:value-type="string">
            <text:p text:style-name="P33"><text:span text:style-name="Source_20_Text"><text:span text:style-name="T2">let</text:span></text:span></text:p>
          </table:table-cell>
          <table:table-cell table:style-name="Tabela2.B1" office:value-type="string">
            <text:p text:style-name="P33"><text:span text:style-name="Source_20_Text"><text:span text:style-name="T2">const</text:span></text:span></text:p>
          </table:table-cell>
        </table:table-row>
        <table:table-row table:style-name="Tabela2.1">
          <table:table-cell table:style-name="Tabela2.A2" office:value-type="string">
            <text:p text:style-name="P34">Escopo Principal</text:p>
          </table:table-cell>
          <table:table-cell table:style-name="Tabela2.B2" office:value-type="string">
            <text:p text:style-name="P32">Função</text:p>
          </table:table-cell>
          <table:table-cell table:style-name="Tabela2.B2" office:value-type="string">
            <text:p text:style-name="P32">Bloco</text:p>
          </table:table-cell>
          <table:table-cell table:style-name="Tabela2.B2" office:value-type="string">
            <text:p text:style-name="P32">Bloco</text:p>
          </table:table-cell>
        </table:table-row>
        <table:table-row table:style-name="Tabela2.1">
          <table:table-cell table:style-name="Tabela2.A2" office:value-type="string">
            <text:p text:style-name="P34">Pode ser Reatribuído?</text:p>
          </table:table-cell>
          <table:table-cell table:style-name="Tabela2.B2" office:value-type="string">
            <text:p text:style-name="P32">Sim</text:p>
          </table:table-cell>
          <table:table-cell table:style-name="Tabela2.B2" office:value-type="string">
            <text:p text:style-name="P32">Sim</text:p>
          </table:table-cell>
          <table:table-cell table:style-name="Tabela2.B2" office:value-type="string">
            <text:p text:style-name="P32">Não</text:p>
          </table:table-cell>
        </table:table-row>
        <table:table-row table:style-name="Tabela2.1">
          <table:table-cell table:style-name="Tabela2.A4" office:value-type="string">
            <text:p text:style-name="P34">Problema Principal</text:p>
          </table:table-cell>
          <table:table-cell table:style-name="Tabela2.B4" office:value-type="string">
            <text:p text:style-name="P32">Vazamento de Escopo</text:p>
          </table:table-cell>
          <table:table-cell table:style-name="Tabela2.B4" office:value-type="string">
            <text:p text:style-name="P32">Nenhum (escopo de bloco)</text:p>
          </table:table-cell>
          <table:table-cell table:style-name="Tabela2.B4" office:value-type="string">
            <text:p text:style-name="P32">Nenhum (escopo de bloco)</text:p>
          </table:table-cell>
        </table:table-row>
      </table:table>
      <text:p text:style-name="P20"/>
      <text:p text:style-name="P7">Com base nessa análise, a recomendação moderna para desenvolvimento em JavaScript é clara:</text:p>
      <text:p text:style-name="P7"/>
      <text:list text:style-name="L1">
        <text:list-item>
          <text:p text:style-name="P35"><text:span text:style-name="T4">Evite o uso de </text:span><text:span text:style-name="Source_20_Text"><text:span text:style-name="T4">var</text:span></text:span><text:span text:style-name="T2"> </text:span><text:span text:style-name="T4">em código novo.</text:span><text:span text:style-name="T2"> Suas regras de escopo podem levar a bugs e tornar o código menos previsível.</text:span></text:p>
        </text:list-item>
        <text:list-item>
          <text:p text:style-name="P35"><text:span text:style-name="T4">Adote </text:span><text:span text:style-name="Source_20_Text"><text:span text:style-name="T4">const</text:span></text:span><text:span text:style-name="T2"> </text:span><text:span text:style-name="T4">como padrão</text:span><text:span text:style-name="T2"> para todas as declarações. Altere para </text:span><text:span text:style-name="Source_20_Text"><text:span text:style-name="T2">let</text:span></text:span><text:span text:style-name="T2"> somente nos casos em que você sabe, intencionalmente, que o valor da variável precisará ser reatribuído. Esta abordagem, conhecida como "const by default", minimiza a mutabilidade e torna o código mais seguro e previsível.</text:span></text:p>
          <text:p text:style-name="P36"/>
        </text:list-item>
      </text:list>
      <text:p text:style-name="P7">Adotar essa prática resulta em um código mais robusto, fácil de entender e menos suscetível a erros relacionados ao escopo e à manipulação de dados.</text:p>
      <text:p text:style-name="P7"/>
      <text:h text:style-name="P37" text:outline-level="1"><text:bookmark-start text:name="__RefHeading___Toc104_2060006272"/>Operadores Aritméticos em JavaScript<text:bookmark-end text:name="__RefHeading___Toc104_2060006272"/></text:h>
      <text:p text:style-name="P20"/>
      <text:h text:style-name="P12" text:outline-level="3">1. Fundamentos: Declaração e Inicialização de Variáveis</text:h>
      <text:p text:style-name="P7"/>
      <text:p text:style-name="P7">Antes de realizar qualquer cálculo, é crucial compreender como preparar os dados. Declarar e inicializar variáveis corretamente é uma prática fundamental em programação, essencial para garantir que as operações aritméticas subsequentes sejam executadas sem erros e com dados previsíveis.</text:p>
      <text:p text:style-name="P7"/>
      <text:h text:style-name="P38" text:outline-level="4"><text:soft-page-break/>1.1. Sintaxe de Declaração</text:h>
      <text:p text:style-name="P7"/>
      <text:p text:style-name="P7">A aula demonstra diferentes formas de declarar variáveis em JavaScript, oferecendo flexibilidade ao programador. Os métodos incluem:</text:p>
      <text:p text:style-name="P7"/>
      <text:list text:style-name="L2">
        <text:list-item>
          <text:p text:style-name="P39"><text:span text:style-name="T9">Declaração em linhas separadas:</text:span> Cada variável é declarada em sua própria linha.</text:p>
        </text:list-item>
        <text:list-item>
          <text:p text:style-name="P39"><text:span text:style-name="T9">Declaração em uma única linha:</text:span> Múltiplas variáveis podem ser declaradas de uma só vez, separadas por vírgulas.</text:p>
        </text:list-item>
        <text:list-item>
          <text:p text:style-name="P39"><text:span text:style-name="T9">Declaração com inicialização imediata:</text:span> É possível atribuir um valor à variável no momento de sua criação.</text:p>
          <text:p text:style-name="P39"/>
        </text:list-item>
      </text:list>
      <text:h text:style-name="P38" text:outline-level="4">1.2. A Importância da Inicialização</text:h>
      <text:p text:style-name="P7"/>
      <text:p text:style-name="P22"><text:span text:style-name="T2">O instrutor destaca a inicialização de variáveis como uma boa prática para evitar o que é chamado de "lixo na memória". Quando uma variável é declarada mas não recebe um valor inicial, ela contém um valor </text:span><text:span text:style-name="Source_20_Text"><text:span text:style-name="T2">undefined</text:span></text:span><text:span text:style-name="T2">. Isso pode levar a resultados inesperados em cálculos. Por exemplo, ao tentar atribuir um valor a apenas uma variável em uma declaração conjunta (</text:span><text:span text:style-name="Source_20_Text"><text:span text:style-name="T2">let num1 = 10, num2;</text:span></text:span><text:span text:style-name="T2">), a segunda variável permanecerá </text:span><text:span text:style-name="Source_20_Text"><text:span text:style-name="T2">undefined</text:span></text:span><text:span text:style-name="T2">. Para garantir que ambas recebam o valor, a atribuição deve ser explícita para cada uma:</text:span></text:p>
      <text:p text:style-name="P7"/>
      <text:p text:style-name="P9"><text:span text:style-name="Source_20_Text"><text:span text:style-name="T2">// Inicialização correta para ambas as variáveis</text:span></text:span></text:p>
      <text:p text:style-name="P9"><text:span text:style-name="Source_20_Text"><text:span text:style-name="T2">let num1 = 10, num2 = 10;</text:span></text:span></text:p>
      <text:p text:style-name="P10"><text:span text:style-name="Source_20_Text"><text:span text:style-name="T2"/></text:span></text:p>
      <text:h text:style-name="P38" text:outline-level="4">1.3. Técnica de Atribuição em Cadeia</text:h>
      <text:p text:style-name="P7"/>
      <text:p text:style-name="P7">Uma técnica eficiente para inicializar diversas variáveis com o mesmo valor é a atribuição em cadeia. Este método envolve duas etapas: primeiro, as variáveis são declaradas e, em seguida, em uma nova linha, o mesmo valor é atribuído a todas elas de uma só vez, simplificando o código.</text:p>
      <text:p text:style-name="P7"/>
      <text:p text:style-name="P9"><text:span text:style-name="Source_20_Text"><text:span text:style-name="T2">// Etapa 1: Declaração das variáveis</text:span></text:span></text:p>
      <text:p text:style-name="P9"><text:span text:style-name="Source_20_Text"><text:span text:style-name="T2">let num1, num2, num3;</text:span></text:span></text:p>
      <text:p text:style-name="P40"/>
      <text:p text:style-name="P9"><text:span text:style-name="Source_20_Text"><text:span text:style-name="T2">// Etapa 2: Atribuição em cadeia do valor 10 para todas</text:span></text:span></text:p>
      <text:p text:style-name="P9"><text:span text:style-name="Source_20_Text"><text:span text:style-name="T2">num1 = num2 = num3 = 10;</text:span></text:span></text:p>
      <text:p text:style-name="P10"><text:span text:style-name="Source_20_Text"><text:span text:style-name="T2"/></text:span></text:p>
      <text:p text:style-name="P7">Com as variáveis devidamente preparadas, é possível explorar as operações matemáticas que elas podem realizar.</text:p>
      <text:p text:style-name="P7"/>
      <text:h text:style-name="P12" text:outline-level="3">2. Operações Aritméticas Básicas</text:h>
      <text:p text:style-name="P7"/>
      <text:p text:style-name="P7">Os operadores aritméticos básicos são as ferramentas primárias para realizar cálculos em JavaScript, funcionando de maneira análoga às operações matemáticas que aprendemos na escola. Eles permitem somar, subtrair, multiplicar e dividir os valores contidos nas variáveis.</text:p>
      <text:p text:style-name="P7"/>
      <text:h text:style-name="P41" text:outline-level="4"><text:soft-page-break/>2.1. Visão Geral dos Operadores</text:h>
      <text:h text:style-name="P41" text:outline-level="4"/>
      <text:h text:style-name="P42" text:outline-level="4">A aula aborda os quatro operadores fundamentais, que são a base de qualquer expressão matemática no código.</text:h>
      <text:p text:style-name="P43"/>
      <table:table table:name="Tabela3" table:style-name="Tabela3">
        <table:table-column table:style-name="Tabela3.A"/>
        <table:table-column table:style-name="Tabela3.B"/>
        <table:table-row>
          <table:table-cell table:style-name="Tabela3.A1" office:value-type="string">
            <text:p text:style-name="P44">Operador</text:p>
          </table:table-cell>
          <table:table-cell table:style-name="Tabela3.B1" office:value-type="string">
            <text:p text:style-name="P44">Função</text:p>
          </table:table-cell>
        </table:table-row>
        <table:table-row>
          <table:table-cell table:style-name="Tabela3.A2" office:value-type="string">
            <text:p text:style-name="P45"><text:span text:style-name="Source_20_Text"><text:span text:style-name="T2">+</text:span></text:span></text:p>
          </table:table-cell>
          <table:table-cell table:style-name="Tabela3.B2" office:value-type="string">
            <text:p text:style-name="P46">Soma</text:p>
          </table:table-cell>
        </table:table-row>
        <table:table-row>
          <table:table-cell table:style-name="Tabela3.A2" office:value-type="string">
            <text:p text:style-name="P45"><text:span text:style-name="Source_20_Text"><text:span text:style-name="T2">-</text:span></text:span></text:p>
          </table:table-cell>
          <table:table-cell table:style-name="Tabela3.B2" office:value-type="string">
            <text:p text:style-name="P46">Subtração</text:p>
          </table:table-cell>
        </table:table-row>
        <table:table-row>
          <table:table-cell table:style-name="Tabela3.A2" office:value-type="string">
            <text:p text:style-name="P45"><text:span text:style-name="Source_20_Text"><text:span text:style-name="T2">*</text:span></text:span></text:p>
          </table:table-cell>
          <table:table-cell table:style-name="Tabela3.B2" office:value-type="string">
            <text:p text:style-name="P46">Multiplicação</text:p>
          </table:table-cell>
        </table:table-row>
        <table:table-row>
          <table:table-cell table:style-name="Tabela3.A5" office:value-type="string">
            <text:p text:style-name="P45"><text:span text:style-name="Source_20_Text"><text:span text:style-name="T2">/</text:span></text:span></text:p>
          </table:table-cell>
          <table:table-cell table:style-name="Tabela3.B5" office:value-type="string">
            <text:p text:style-name="P46">Divisão</text:p>
          </table:table-cell>
        </table:table-row>
      </table:table>
      <text:p text:style-name="P43"/>
      <text:p text:style-name="P7">Um exemplo simples de uso é a operação de soma, onde o resultado da adição de duas variáveis é armazenado em uma terceira:</text:p>
      <text:p text:style-name="P7"/>
      <text:p text:style-name="P9"><text:span text:style-name="Source_20_Text"><text:span text:style-name="T2">let num1 = 5;</text:span></text:span></text:p>
      <text:p text:style-name="P9"><text:span text:style-name="Source_20_Text"><text:span text:style-name="T2">let num2 = 10;</text:span></text:span></text:p>
      <text:p text:style-name="P9"><text:span text:style-name="Source_20_Text"><text:span text:style-name="T2">let res = num1 + num2; // res agora contém o valor 15</text:span></text:span></text:p>
      <text:p text:style-name="P10"><text:span text:style-name="Source_20_Text"><text:span text:style-name="T2"/></text:span></text:p>
      <text:p text:style-name="P22"><text:span text:style-name="T2">Adicionalmente, o instrutor demonstra que é possível executar operações diretamente dentro de um comando </text:span><text:span text:style-name="Source_20_Text"><text:span text:style-name="T2">console.log()</text:span></text:span><text:span text:style-name="T2">, como em </text:span><text:span text:style-name="Source_20_Text"><text:span text:style-name="T2">console.log(num2 - num1)</text:span></text:span><text:span text:style-name="T2">, o que é uma forma prática de testar cálculos rapidamente sem precisar de uma variável de resultado. A ordem em que essas operações são executadas, no entanto, é governada por regras específicas, que serão detalhadas a seguir.</text:span></text:p>
      <text:p text:style-name="P7"/>
      <text:h text:style-name="P12" text:outline-level="3">3. A Regra Crucial: Precedência de Operadores</text:h>
      <text:p text:style-name="P7"/>
      <text:p text:style-name="P7">Assim como na matemática tradicional, JavaScript segue uma ordem de precedência para executar operações. Compreender essa regra é vital para evitar resultados inesperados em cálculos que envolvem múltiplos operadores, garantindo que a lógica do programa funcione como o esperado.</text:p>
      <text:p text:style-name="P7"/>
      <text:h text:style-name="P38" text:outline-level="4">3.1. A Ordem Padrão</text:h>
      <text:p text:style-name="P7"/>
      <text:p text:style-name="P22"><text:span text:style-name="T2">Por padrão, a regra de precedência estabelece que a </text:span><text:span text:style-name="T4">multiplicação (</text:span><text:span text:style-name="Source_20_Text"><text:span text:style-name="T4">*</text:span></text:span><text:span text:style-name="T4">)</text:span><text:span text:style-name="T2"> e a </text:span><text:span text:style-name="T4">divisão (</text:span><text:span text:style-name="Source_20_Text"><text:span text:style-name="T4">/</text:span></text:span><text:span text:style-name="T4">)</text:span><text:span text:style-name="T2"> são executadas antes da </text:span><text:span text:style-name="T4">soma (</text:span><text:span text:style-name="Source_20_Text"><text:span text:style-name="T4">+</text:span></text:span><text:span text:style-name="T4">)</text:span><text:span text:style-name="T2"> e da </text:span><text:span text:style-name="T4">subtração (</text:span><text:span text:style-name="Source_20_Text"><text:span text:style-name="T4">-</text:span></text:span><text:span text:style-name="T4">)</text:span><text:span text:style-name="T2">. Para ilustrar, a aula define duas variáveis (</text:span><text:span text:style-name="Source_20_Text"><text:span text:style-name="T2">let num1 = 10</text:span></text:span><text:span text:style-name="T2">, </text:span><text:span text:style-name="Source_20_Text"><text:span text:style-name="T2">let num2 = 10</text:span></text:span><text:span text:style-name="T2">) e avalia a expressão </text:span><text:span text:style-name="Source_20_Text"><text:span text:style-name="T2">num1 + num2 * 2</text:span></text:span><text:span text:style-name="T2">. O JavaScript resolve </text:span><text:span text:style-name="Source_20_Text"><text:span text:style-name="T2">10 + 10 * 2</text:span></text:span><text:span text:style-name="T2"> da seguinte forma:</text:span></text:p>
      <text:p text:style-name="P7"/>
      <text:list text:style-name="L3">
        <text:list-item>
          <text:p text:style-name="P47"><text:span text:style-name="T2">Primeiro, executa a multiplicação: </text:span><text:span text:style-name="Source_20_Text"><text:span text:style-name="T2">10 * 2 = 20</text:span></text:span><text:span text:style-name="T2">.</text:span></text:p>
        </text:list-item>
        <text:list-item>
          <text:p text:style-name="P47"><text:span text:style-name="T2">Em seguida, executa a soma: </text:span><text:span text:style-name="Source_20_Text"><text:span text:style-name="T2">10 + 20 = 30</text:span></text:span><text:span text:style-name="T2">.</text:span></text:p>
        </text:list-item>
      </text:list>
      <text:p text:style-name="P7"/>
      <text:p text:style-name="P22"><text:span text:style-name="T2">O resultado final é </text:span><text:span text:style-name="Source_20_Text"><text:span text:style-name="T2">30</text:span></text:span><text:span text:style-name="T2">, e não </text:span><text:span text:style-name="Source_20_Text"><text:span text:style-name="T2">40</text:span></text:span><text:span text:style-name="T2">, pois a multiplicação tem prioridade sobre a soma.</text:span></text:p>
      <text:p text:style-name="P7"/>
      <text:h text:style-name="P38" text:outline-level="4">3.2. Alterando a Precedência com Parênteses</text:h>
      <text:p text:style-name="P7"/>
      <text:p text:style-name="P22"><text:span text:style-name="T2">Para controlar a ordem de execução e forçar uma operação a ser realizada primeiro, utilizam-se os parênteses </text:span><text:span text:style-name="Source_20_Text"><text:span text:style-name="T2">()</text:span></text:span><text:span text:style-name="T2">. Qualquer expressão dentro dos parênteses é avaliada antes das operações externas.</text:span></text:p>
      <text:p text:style-name="P22"><text:soft-page-break/><text:span text:style-name="T2">Usando as mesmas variáveis, a adição de parênteses na expressão </text:span><text:span text:style-name="Source_20_Text"><text:span text:style-name="T2">(num1 + num2) * 2</text:span></text:span><text:span text:style-name="T2"> altera completamente o resultado:</text:span></text:p>
      <text:p text:style-name="P7"/>
      <text:p text:style-name="P7"/>
      <text:p text:style-name="P7"/>
      <text:p text:style-name="P7"/>
      <text:p text:style-name="P7"/>
      <text:p text:style-name="P9"><text:span text:style-name="Source_20_Text"><text:span text:style-name="T2">// Com parênteses, a soma ocorre primeiro</text:span></text:span></text:p>
      <text:p text:style-name="P9"><text:span text:style-name="Source_20_Text"><text:span text:style-name="T2">let num1 = 10;</text:span></text:span></text:p>
      <text:p text:style-name="P9"><text:span text:style-name="Source_20_Text"><text:span text:style-name="T2">let num2 = 10;</text:span></text:span></text:p>
      <text:p text:style-name="P48"><text:span text:style-name="Source_20_Text"><text:span text:style-name="T2">let resultado = (num1 + num2) * 2;</text:span></text:span></text:p>
      <text:p text:style-name="P7"/>
      <text:p text:style-name="P7">Neste caso, o cálculo é:</text:p>
      <text:p text:style-name="P7"/>
      <text:list text:style-name="L4">
        <text:list-item>
          <text:p text:style-name="P49"><text:span text:style-name="T2">Primeiro, a expressão dentro dos parênteses é resolvida: </text:span><text:span text:style-name="Source_20_Text"><text:span text:style-name="T2">10 + 10 = 20</text:span></text:span><text:span text:style-name="T2">.</text:span></text:p>
        </text:list-item>
        <text:list-item>
          <text:p text:style-name="P49"><text:span text:style-name="T2">Depois, a multiplicação é executada: </text:span><text:span text:style-name="Source_20_Text"><text:span text:style-name="T2">20 * 2 = 40</text:span></text:span><text:span text:style-name="T2">.</text:span></text:p>
        </text:list-item>
      </text:list>
      <text:p text:style-name="P7"/>
      <text:p text:style-name="P22"><text:span text:style-name="T2">O resultado agora é </text:span><text:span text:style-name="Source_20_Text"><text:span text:style-name="T2">40</text:span></text:span><text:span text:style-name="T2">.</text:span></text:p>
      <text:p text:style-name="P7"/>
      <text:p text:style-name="P7">Além dos operadores básicos, existe um operador de divisão especializado que oferece uma perspectiva diferente sobre o resultado de uma divisão.</text:p>
      <text:p text:style-name="P7"/>
      <text:h text:style-name="P50" text:outline-level="3"><text:span text:style-name="T2">4. Aprofundando na Divisão: O Operador Módulo (</text:span><text:span text:style-name="Source_20_Text"><text:span text:style-name="T2">%</text:span></text:span><text:span text:style-name="T2">)</text:span></text:h>
      <text:p text:style-name="P7"/>
      <text:p text:style-name="P22"><text:span text:style-name="T2">Enquanto o operador de divisão padrão (</text:span><text:span text:style-name="Source_20_Text"><text:span text:style-name="T2">/</text:span></text:span><text:span text:style-name="T2">) calcula o quociente de uma operação, o operador </text:span><text:span text:style-name="T4">módulo (</text:span><text:span text:style-name="Source_20_Text"><text:span text:style-name="T4">%</text:span></text:span><text:span text:style-name="T4">)</text:span><text:span text:style-name="T2"> é uma ferramenta especializada utilizada para encontrar exclusivamente o </text:span><text:span text:style-name="T4">resto</text:span><text:span text:style-name="T2"> de uma divisão inteira.</text:span></text:p>
      <text:p text:style-name="P7"/>
      <text:h text:style-name="P38" text:outline-level="4">4.1. Divisão Padrão vs. Módulo</text:h>
      <text:p text:style-name="P7"/>
      <text:p text:style-name="P22"><text:span text:style-name="T2">A diferença entre os dois operadores fica clara ao analisar o exemplo central da aula: </text:span><text:span text:style-name="Source_20_Text"><text:span text:style-name="T2">15</text:span></text:span><text:span text:style-name="T2"> dividido por </text:span><text:span text:style-name="Source_20_Text"><text:span text:style-name="T2">2</text:span></text:span><text:span text:style-name="T2">.</text:span></text:p>
      <text:p text:style-name="P7"/>
      <text:list text:style-name="L5">
        <text:list-item>
          <text:p text:style-name="P51"><text:span text:style-name="Source_20_Text"><text:span text:style-name="T2">15 / 2</text:span></text:span><text:span text:style-name="T2">: Usando o operador de divisão padrão, o resultado é </text:span><text:span text:style-name="Source_20_Text"><text:span text:style-name="T2">7.5</text:span></text:span><text:span text:style-name="T2">, que inclui a parte inteira e a parte fracionária do quociente.</text:span></text:p>
        </text:list-item>
        <text:list-item>
          <text:p text:style-name="P51"><text:span text:style-name="Source_20_Text"><text:span text:style-name="T2">15 % 2</text:span></text:span><text:span text:style-name="T2">: Usando o operador módulo, o resultado é </text:span><text:span text:style-name="Source_20_Text"><text:span text:style-name="T2">1</text:span></text:span><text:span text:style-name="T2">, que corresponde apenas ao resto da divisão.</text:span></text:p>
        </text:list-item>
      </text:list>
      <text:p text:style-name="P7"/>
      <text:p text:style-name="P22"><text:span text:style-name="T2">O instrutor detalha o cálculo manual para encontrar o resto: </text:span><text:span text:style-name="Source_20_Text"><text:span text:style-name="T2">7 * 2 = 14</text:span></text:span><text:span text:style-name="T2">, e </text:span><text:span text:style-name="Source_20_Text"><text:span text:style-name="T2">15 - 14 = 1</text:span></text:span><text:span text:style-name="T2">. O operador módulo (</text:span><text:span text:style-name="Source_20_Text"><text:span text:style-name="T2">%</text:span></text:span><text:span text:style-name="T2">) automatiza esse processo, sendo extremamente útil em diversas lógicas de programação. Além de calcular, é comum precisar modificar o valor de variáveis de forma incremental, o que nos leva ao próximo conjunto de operadores.</text:span></text:p>
      <text:p text:style-name="P7"/>
      <text:h text:style-name="P12" text:outline-level="3">5. Modificando Valores: Incremento, Decremento e Atribuição Composta</text:h>
      <text:p text:style-name="P7"/>
      <text:p text:style-name="P7">Para otimizar o código, JavaScript oferece operadores que funcionam como atalhos para modificar o valor de uma variável existente. Essa sintaxe mais concisa e eficiente é amplamente utilizada em programação para tarefas como contagens em laços de repetição ou acumulação de valores.</text:p>
      <text:p text:style-name="P7"><text:soft-page-break/></text:p>
      <text:h text:style-name="P38" text:outline-level="4">5.1. As Três Formas de Incrementar por Um</text:h>
      <text:p text:style-name="P7"/>
      <text:p text:style-name="P22"><text:span text:style-name="T2">A aula demonstra que existem três formas equivalentes de adicionar </text:span><text:span text:style-name="Source_20_Text"><text:span text:style-name="T2">1</text:span></text:span><text:span text:style-name="T2"> ao valor de uma variável, progredindo da mais verbosa para a mais concisa:</text:span></text:p>
      <text:p text:style-name="P7"/>
      <text:list text:style-name="L6">
        <text:list-item>
          <text:p text:style-name="P52"><text:span text:style-name="T4">Atribuição Padrão:</text:span><text:span text:style-name="T2"> </text:span><text:span text:style-name="Source_20_Text"><text:span text:style-name="T2">num1 = num1 + 1</text:span></text:span></text:p>
          <text:list>
            <text:list-item>
              <text:p text:style-name="P52"><text:span text:style-name="T2">Esta é a forma explícita, lendo "a variável </text:span><text:span text:style-name="Source_20_Text"><text:span text:style-name="T2">num1</text:span></text:span><text:span text:style-name="T2"> recebe seu próprio valor mais um".</text:span></text:p>
            </text:list-item>
          </text:list>
        </text:list-item>
        <text:list-item>
          <text:p text:style-name="P52"><text:span text:style-name="T4">Operador de Incremento:</text:span><text:span text:style-name="T2"> </text:span><text:span text:style-name="Source_20_Text"><text:span text:style-name="T2">num1++</text:span></text:span></text:p>
          <text:list>
            <text:list-item>
              <text:p text:style-name="P52"><text:span text:style-name="T2">Este é um atalho popular e específico para adicionar exatamente </text:span><text:span text:style-name="Source_20_Text"><text:span text:style-name="T2">1</text:span></text:span><text:span text:style-name="T2">.</text:span></text:p>
            </text:list-item>
          </text:list>
        </text:list-item>
        <text:list-item>
          <text:p text:style-name="P52"><text:span text:style-name="T4">Atribuição Composta:</text:span><text:span text:style-name="T2"> </text:span><text:span text:style-name="Source_20_Text"><text:span text:style-name="T2">num1 += 1</text:span></text:span></text:p>
          <text:list>
            <text:list-item>
              <text:p text:style-name="P53">Combina a soma e a atribuição em um único operador.</text:p>
            </text:list-item>
          </text:list>
        </text:list-item>
      </text:list>
      <text:p text:style-name="P7"/>
      <text:p text:style-name="P22"><text:span text:style-name="T2">Todas as três expressões acima produzem o mesmo resultado: se </text:span><text:span text:style-name="Source_20_Text"><text:span text:style-name="T2">num1</text:span></text:span><text:span text:style-name="T2"> começa com </text:span><text:span text:style-name="Source_20_Text"><text:span text:style-name="T2">10</text:span></text:span><text:span text:style-name="T2">, terminará com </text:span><text:span text:style-name="Source_20_Text"><text:span text:style-name="T2">11</text:span></text:span><text:span text:style-name="T2">. O mesmo princípio se aplica para a subtração com o operador de decremento (</text:span><text:span text:style-name="Source_20_Text"><text:span text:style-name="T2">num1--</text:span></text:span><text:span text:style-name="T2">) e a atribuição composta de subtração (</text:span><text:span text:style-name="Source_20_Text"><text:span text:style-name="T2">num1 -= 1</text:span></text:span><text:span text:style-name="T2">).</text:span></text:p>
      <text:p text:style-name="P7"/>
      <text:h text:style-name="P38" text:outline-level="4">5.2. A Flexibilidade da Atribuição Composta</text:h>
      <text:p text:style-name="P7"/>
      <text:p text:style-name="P22"><text:span text:style-name="T2">A grande vantagem dos operadores de atribuição composta (</text:span><text:span text:style-name="Source_20_Text"><text:span text:style-name="T2">+=</text:span></text:span><text:span text:style-name="T2">, </text:span><text:span text:style-name="Source_20_Text"><text:span text:style-name="T2">-=</text:span></text:span><text:span text:style-name="T2">, </text:span><text:span text:style-name="Source_20_Text"><text:span text:style-name="T2">*=</text:span></text:span><text:span text:style-name="T2">, </text:span><text:span text:style-name="Source_20_Text"><text:span text:style-name="T2">/=</text:span></text:span><text:span text:style-name="T2">) reside em sua flexibilidade. Enquanto </text:span><text:span text:style-name="Source_20_Text"><text:span text:style-name="T2">++</text:span></text:span><text:span text:style-name="T2"> e </text:span><text:span text:style-name="Source_20_Text"><text:span text:style-name="T2">--</text:span></text:span><text:span text:style-name="T2"> estão limitados a modificar o valor por </text:span><text:span text:style-name="Source_20_Text"><text:span text:style-name="T2">1</text:span></text:span><text:span text:style-name="T2">, os operadores compostos podem usar qualquer valor. Por exemplo, a expressão </text:span><text:span text:style-name="Source_20_Text"><text:span text:style-name="T2">num1 += 5</text:span></text:span><text:span text:style-name="T2"> é uma forma abreviada e eficiente de </text:span><text:span text:style-name="Source_20_Text"><text:span text:style-name="T2">num1 = num1 + 5</text:span></text:span><text:span text:style-name="T2">. Isso permite modificar o valor da variável por qualquer número desejado. Essa lógica se estende a outras operações aritméticas:</text:span></text:p>
      <text:p text:style-name="P7"/>
      <text:p text:style-name="P9"><text:span text:style-name="Source_20_Text"><text:span text:style-name="T2">let num1 = 10;</text:span></text:span></text:p>
      <text:p text:style-name="P40"/>
      <text:p text:style-name="P9"><text:span text:style-name="Source_20_Text"><text:span text:style-name="T2">// Multiplica o valor de num1 por 2</text:span></text:span></text:p>
      <text:p text:style-name="P9"><text:span text:style-name="Source_20_Text"><text:span text:style-name="T2">num1 *= 2; // Equivalente a num1 = num1 * 2;</text:span></text:span></text:p>
      <text:p text:style-name="P9"><text:span text:style-name="Source_20_Text"><text:span text:style-name="T2">// num1 agora vale 20</text:span></text:span></text:p>
      <text:p text:style-name="P10"><text:span text:style-name="Source_20_Text"><text:span text:style-name="T2"/></text:span></text:p>
      <text:p text:style-name="P7">O domínio desses operadores constitui o conhecimento fundamental abordado na aula.</text:p>
      <text:p text:style-name="P7"/>
      <text:h text:style-name="P12" text:outline-level="3">Conclusão: Principais Aprendizados da Aula</text:h>
      <text:p text:style-name="P7"/>
      <text:p text:style-name="P7">Esta aula estabeleceu uma base sólida sobre como os números são manipulados em JavaScript. Os pontos-chave abordados foram:</text:p>
      <text:p text:style-name="P7"/>
      <text:list text:style-name="L7">
        <text:list-item>
          <text:p text:style-name="P54"><text:span text:style-name="T9">Fundamentos de Variáveis:</text:span> A importância de declarar e inicializar variáveis corretamente para evitar erros e garantir a previsibilidade do código.</text:p>
        </text:list-item>
        <text:list-item>
          <text:p text:style-name="P54"><text:span text:style-name="T9">Precedência de Operadores:</text:span> A ordem das operações em JavaScript segue as regras matemáticas padrão, mas pode ser controlada de forma explícita com o uso de parênteses para ditar a lógica dos cálculos.</text:p>
        </text:list-item>
        <text:list-item>
          <text:p text:style-name="P55"><text:soft-page-break/><text:span text:style-name="T4">Operadores Especializados e Atalhos:</text:span><text:span text:style-name="T2"> O operador módulo (</text:span><text:span text:style-name="Source_20_Text"><text:span text:style-name="T2">%</text:span></text:span><text:span text:style-name="T2">) é uma ferramenta poderosa para obter o resto da divisão, enquanto operadores como </text:span><text:span text:style-name="Source_20_Text"><text:span text:style-name="T2">++</text:span></text:span><text:span text:style-name="T2"> e </text:span><text:span text:style-name="Source_20_Text"><text:span text:style-name="T2">+=</text:span></text:span><text:span text:style-name="T2"> fornecem atalhos eficientes e legíveis para modificar valores de variáveis.</text:span></text:p>
        </text:list-item>
      </text:list>
      <text:p text:style-name="P7"/>
      <text:p text:style-name="P7">Dominar esses conceitos básicos é o primeiro passo essencial. Como o instrutor enfatiza, é preciso ter calma ("Calma, padawan") para primeiro aprender a programar em JavaScript antes de avançar para a manipulação de elementos HTML (o DOM).</text:p>
      <text:p text:style-name="P56"/>
      <text:h text:style-name="P57" text:outline-level="1"><text:bookmark-start text:name="__RefHeading___Toc2217_3828932059"/>Dominando Operadores Relacionais em JavaScript<text:bookmark-end text:name="__RefHeading___Toc2217_3828932059"/></text:h>
      <text:p text:style-name="P58"/>
      <text:h text:style-name="P12" text:outline-level="3">1. Introdução: A Base da Lógica de Programação</text:h>
      <text:p text:style-name="P7"/>
      <text:p text:style-name="P59">Operadores relacionais são ferramentas fundamentais na programação com JavaScript. Eles constituem o alicerce para a tomada de decisões dentro do código, permitindo a criação de lógicas condicionais e estruturas de controle complexas. Essencialmente, são operadores de comparação que avaliam a relação entre dois valores. A importância estratégica de dominar esses operadores é imensa. Eles capacitam um programa a comparar diferentes valores — como números ou variáveis — e a executar ações específicas com base no resultado dessa comparação. É essa capacidade que torna o software dinâmico e inteligente, permitindo que ele reaja de maneiras distintas a entradas e situações variadas.</text:p>
      <text:p text:style-name="P59">Para compreender plenamente seu funcionamento, é crucial entender o tipo de resultado que essas operações sempre produzem: um valor booleano.</text:p>
      <text:h text:style-name="P50" text:outline-level="3"><text:span text:style-name="T2">2. O Princípio Essencial: Comparações que Retornam </text:span><text:span text:style-name="Source_20_Text"><text:span text:style-name="T2">true</text:span></text:span><text:span text:style-name="T2"> ou </text:span><text:span text:style-name="Source_20_Text"><text:span text:style-name="T2">false</text:span></text:span></text:h>
      <text:p text:style-name="P22"><text:span text:style-name="Source_20_Text"><text:span text:style-name="T2"/></text:span></text:p>
      <text:p text:style-name="P60"><text:span text:style-name="T2">Toda operação relacional em JavaScript é, em sua essência, uma pergunta que só pode ser respondida de duas maneiras: "verdadeiro" (</text:span><text:span text:style-name="Source_20_Text"><text:span text:style-name="T2">true</text:span></text:span><text:span text:style-name="T2">) ou "falso" (</text:span><text:span text:style-name="Source_20_Text"><text:span text:style-name="T2">false</text:span></text:span><text:span text:style-name="T2">). O propósito fundamental dessas operações é obter uma resposta booleana que pode ser usada para direcionar o fluxo de um programa. Por exemplo, ao usar o operador de "maior que" na expressão </text:span><text:span text:style-name="Source_20_Text"><text:span text:style-name="T2">num1 &gt; num2</text:span></text:span><text:span text:style-name="T2">, o JavaScript avalia se o valor da variável </text:span><text:span text:style-name="Source_20_Text"><text:span text:style-name="T2">num1</text:span></text:span><text:span text:style-name="T2"> é de fato maior que o de </text:span><text:span text:style-name="Source_20_Text"><text:span text:style-name="T2">num2</text:span></text:span><text:span text:style-name="T2">. Se </text:span><text:span text:style-name="Source_20_Text"><text:span text:style-name="T2">num1</text:span></text:span><text:span text:style-name="T2"> for </text:span><text:span text:style-name="Source_20_Text"><text:span text:style-name="T2">10</text:span></text:span><text:span text:style-name="T2"> e </text:span><text:span text:style-name="Source_20_Text"><text:span text:style-name="T2">num2</text:span></text:span><text:span text:style-name="T2"> for </text:span><text:span text:style-name="Source_20_Text"><text:span text:style-name="T2">5</text:span></text:span><text:span text:style-name="T2">, a pergunta "10 é maior que 5?" tem como resposta </text:span><text:span text:style-name="Source_20_Text"><text:span text:style-name="T2">true</text:span></text:span><text:span text:style-name="T2">. Por outro lado, a expressão </text:span><text:span text:style-name="Source_20_Text"><text:span text:style-name="T2">num1 &lt; num2</text:span></text:span><text:span text:style-name="T2"> ("10 é menor que 5?") resultaria em </text:span><text:span text:style-name="Source_20_Text"><text:span text:style-name="T2">false</text:span></text:span><text:span text:style-name="T2">. Para ilustrar os exemplos a seguir, a aula utiliza as seguintes variáveis:</text:span></text:p>
      <text:p text:style-name="P59"/>
      <text:list text:style-name="L8">
        <text:list-item>
          <text:p text:style-name="P61"><text:span text:style-name="Source_20_Text"><text:span text:style-name="T2">num1</text:span></text:span><text:span text:style-name="T2"> com o valor </text:span><text:span text:style-name="Source_20_Text"><text:span text:style-name="T2">10</text:span></text:span></text:p>
        </text:list-item>
        <text:list-item>
          <text:p text:style-name="P61"><text:span text:style-name="Source_20_Text"><text:span text:style-name="T2">num2</text:span></text:span><text:span text:style-name="T2"> com o valor </text:span><text:span text:style-name="Source_20_Text"><text:span text:style-name="T2">5</text:span></text:span></text:p>
        </text:list-item>
        <text:list-item>
          <text:p text:style-name="P61"><text:span text:style-name="Source_20_Text"><text:span text:style-name="T2">num3</text:span></text:span><text:span text:style-name="T2"> com o valor </text:span><text:span text:style-name="Source_20_Text"><text:span text:style-name="T2">10</text:span></text:span></text:p>
        </text:list-item>
      </text:list>
      <text:p text:style-name="P59">Com este contexto estabelecido, podemos analisar detalhadamente cada um dos operadores relacionais específicos.</text:p>
      <text:p text:style-name="P59"/>
      <text:h text:style-name="P12" text:outline-level="3">3. Análise Detalhada dos Operadores Relacionais</text:h>
      <text:p text:style-name="P7"/>
      <text:p text:style-name="P59">A aula aborda os seis principais operadores relacionais. Cada um serve a um propósito de comparação distinto, e compreendê-los individualmente é crucial para escrever uma lógica de programação precisa e sem erros.</text:p>
      <text:p text:style-name="P59"/>
      <text:h text:style-name="P62" text:outline-level="4"><text:soft-page-break/>Operadores de Magnitude: Maior e Menor</text:h>
      <text:p text:style-name="P63"/>
      <text:p text:style-name="P64"><text:span text:style-name="Source_20_Text"><text:span text:style-name="T4">&gt;</text:span></text:span><text:span text:style-name="T2"> </text:span><text:span text:style-name="T4">(Maior que)</text:span><text:span text:style-name="T2"> Este operador verifica se o valor à sua esquerda é estritamente maior que o valor à sua direita. O exemplo da aula, </text:span><text:span text:style-name="Source_20_Text"><text:span text:style-name="T2">console.log(num1 &gt; num2)</text:span></text:span><text:span text:style-name="T2">, retorna </text:span><text:span text:style-name="Source_20_Text"><text:span text:style-name="T2">true</text:span></text:span><text:span text:style-name="T2"> porque o valor de </text:span><text:span text:style-name="Source_20_Text"><text:span text:style-name="T2">num1</text:span></text:span><text:span text:style-name="T2"> (10) é, de fato, maior que o de </text:span><text:span text:style-name="Source_20_Text"><text:span text:style-name="T2">num2</text:span></text:span><text:span text:style-name="T2"> (5).</text:span></text:p>
      <text:p text:style-name="P65"/>
      <text:p text:style-name="P66"><text:span text:style-name="Source_20_Text"><text:span text:style-name="T4">&lt;</text:span></text:span><text:span text:style-name="T2"> </text:span><text:span text:style-name="T4">(Menor que)</text:span><text:span text:style-name="T2"> De forma oposta, este operador verifica se o valor à esquerda é estritamente menor que o valor à direita. A expressão </text:span><text:span text:style-name="Source_20_Text"><text:span text:style-name="T2">console.log(num1 &lt; num2)</text:span></text:span><text:span text:style-name="T2"> resulta em </text:span><text:span text:style-name="Source_20_Text"><text:span text:style-name="T2">false</text:span></text:span><text:span text:style-name="T2">, pois </text:span><text:span text:style-name="Source_20_Text"><text:span text:style-name="T2">num1</text:span></text:span><text:span text:style-name="T2"> (10) não é menor que </text:span><text:span text:style-name="Source_20_Text"><text:span text:style-name="T2">num2</text:span></text:span><text:span text:style-name="T2"> (5).</text:span></text:p>
      <text:p text:style-name="P59"/>
      <text:h text:style-name="P62" text:outline-level="4">Operadores de Magnitude com Igualdade: Maior/Menor ou Igual</text:h>
      <text:p text:style-name="P63"/>
      <text:p text:style-name="P64"><text:span text:style-name="Source_20_Text"><text:span text:style-name="T4">&gt;=</text:span></text:span><text:span text:style-name="T2"> </text:span><text:span text:style-name="T4">(Maior ou igual a)</text:span><text:span text:style-name="T2"> Este operador avalia uma lógica dupla. A expressão </text:span><text:span text:style-name="Source_20_Text"><text:span text:style-name="T2">console.log(num1 &gt;= num3)</text:span></text:span><text:span text:style-name="T2"> resulta em </text:span><text:span text:style-name="Source_20_Text"><text:span text:style-name="T2">true</text:span></text:span><text:span text:style-name="T2"> porque a pergunta é "maior </text:span><text:span text:style-name="T4">OU</text:span><text:span text:style-name="T2"> igual?". Embora </text:span><text:span text:style-name="Source_20_Text"><text:span text:style-name="T2">num1</text:span></text:span><text:span text:style-name="T2"> (10) não seja </text:span><text:span text:style-name="T6">maior</text:span><text:span text:style-name="T2"> que </text:span><text:span text:style-name="Source_20_Text"><text:span text:style-name="T2">num3</text:span></text:span><text:span text:style-name="T2"> (10), a condição de ser </text:span><text:span text:style-name="T6">igual</text:span><text:span text:style-name="T2"> é satisfeita, tornando a expressão inteira verdadeira.</text:span></text:p>
      <text:p text:style-name="P65"/>
      <text:p text:style-name="P64"><text:span text:style-name="Source_20_Text"><text:span text:style-name="T4">&lt;=</text:span></text:span><text:span text:style-name="T2"> </text:span><text:span text:style-name="T4">(Menor ou igual a)</text:span><text:span text:style-name="T2"> De forma semelhante, este operador retorna </text:span><text:span text:style-name="Source_20_Text"><text:span text:style-name="T2">true</text:span></text:span><text:span text:style-name="T2"> se o valor à esquerda for menor </text:span><text:span text:style-name="T4">OU</text:span><text:span text:style-name="T2"> igual ao da direita. No exemplo </text:span><text:span text:style-name="Source_20_Text"><text:span text:style-name="T2">console.log(num1 &lt;= num3)</text:span></text:span><text:span text:style-name="T2">, a expressão é </text:span><text:span text:style-name="Source_20_Text"><text:span text:style-name="T2">true</text:span></text:span><text:span text:style-name="T2"> porque, ainda que </text:span><text:span text:style-name="Source_20_Text"><text:span text:style-name="T2">num1</text:span></text:span><text:span text:style-name="T2"> (10) não seja menor que </text:span><text:span text:style-name="Source_20_Text"><text:span text:style-name="T2">num3</text:span></text:span><text:span text:style-name="T2"> (10), ele é igual, satisfazendo a condição.</text:span></text:p>
      <text:p text:style-name="P59"/>
      <text:h text:style-name="P62" text:outline-level="4">Operadores de Comparação e Diferença</text:h>
      <text:p text:style-name="P63"/>
      <text:p text:style-name="P64"><text:span text:style-name="T2">Antes de prosseguir, é fundamental diferenciar o operador de atribuição (</text:span><text:span text:style-name="Source_20_Text"><text:span text:style-name="T2">=</text:span></text:span><text:span text:style-name="T2">) do de comparação (</text:span><text:span text:style-name="Source_20_Text"><text:span text:style-name="T2">==</text:span></text:span><text:span text:style-name="T2">). Um único sinal de igual (</text:span><text:span text:style-name="Source_20_Text"><text:span text:style-name="T2">=</text:span></text:span><text:span text:style-name="T2">) </text:span><text:span text:style-name="T6">atribui</text:span><text:span text:style-name="T2"> um valor a uma variável. Um sinal duplo de igual (</text:span><text:span text:style-name="Source_20_Text"><text:span text:style-name="T2">==</text:span></text:span><text:span text:style-name="T2">) </text:span><text:span text:style-name="T6">compara</text:span><text:span text:style-name="T2"> dois valores para verificar se são iguais.</text:span></text:p>
      <text:p text:style-name="P65"/>
      <text:p text:style-name="P64"><text:span text:style-name="Source_20_Text"><text:span text:style-name="T4">==</text:span></text:span><text:span text:style-name="T2"> </text:span><text:span text:style-name="T4">(Igual a)</text:span><text:span text:style-name="T2"> Este operador compara dois valores para verificar se são iguais. A expressão </text:span><text:span text:style-name="Source_20_Text"><text:span text:style-name="T2">console.log(num1 == num3)</text:span></text:span><text:span text:style-name="T2"> retorna </text:span><text:span text:style-name="Source_20_Text"><text:span text:style-name="T2">true</text:span></text:span><text:span text:style-name="T2"> porque </text:span><text:span text:style-name="Source_20_Text"><text:span text:style-name="T2">num1</text:span></text:span><text:span text:style-name="T2"> (10) e </text:span><text:span text:style-name="Source_20_Text"><text:span text:style-name="T2">num3</text:span></text:span><text:span text:style-name="T2"> (10) possuem o mesmo valor.</text:span></text:p>
      <text:p text:style-name="P65"/>
      <text:p text:style-name="P64"><text:span text:style-name="Source_20_Text"><text:span text:style-name="T4">!=</text:span></text:span><text:span text:style-name="T2"> </text:span><text:span text:style-name="T4">(Diferente de)</text:span><text:span text:style-name="T2"> Este operador verifica se dois valores são diferentes. Como </text:span><text:span text:style-name="Source_20_Text"><text:span text:style-name="T2">num1</text:span></text:span><text:span text:style-name="T2"> e </text:span><text:span text:style-name="Source_20_Text"><text:span text:style-name="T2">num3</text:span></text:span><text:span text:style-name="T2"> são iguais, a afirmação de que são diferentes é falsa, e o exemplo </text:span><text:span text:style-name="Source_20_Text"><text:span text:style-name="T2">console.log(num1 != num3)</text:span></text:span><text:span text:style-name="T2"> retorna </text:span><text:span text:style-name="Source_20_Text"><text:span text:style-name="T2">false</text:span></text:span><text:span text:style-name="T2">.</text:span></text:p>
      <text:p text:style-name="P59"/>
      <text:h text:style-name="P67" text:outline-level="4"><text:span text:style-name="T2">Esclarecendo a Confusão: Negação Lógica (</text:span><text:span text:style-name="Source_20_Text"><text:span text:style-name="T2">!</text:span></text:span><text:span text:style-name="T2">) vs. Desigualdade (</text:span><text:span text:style-name="Source_20_Text"><text:span text:style-name="T2">!=</text:span></text:span><text:span text:style-name="T2">)</text:span></text:h>
      <text:p text:style-name="P7"/>
      <text:p text:style-name="P60"><text:span text:style-name="T2">Um ponto crucial que frequentemente confunde novos desenvolvedores é a diferença entre o operador de negação lógica (</text:span><text:span text:style-name="Source_20_Text"><text:span text:style-name="T2">!</text:span></text:span><text:span text:style-name="T2">) e o operador de desigualdade (</text:span><text:span text:style-name="Source_20_Text"><text:span text:style-name="T2">!=</text:span></text:span><text:span text:style-name="T2">). Eles servem a propósitos fundamentalmente distintos. </text:span><text:soft-page-break/><text:span text:style-name="T2">O operador de desigualdade (</text:span><text:span text:style-name="Source_20_Text"><text:span text:style-name="T2">!=</text:span></text:span><text:span text:style-name="T2">) é um operador </text:span><text:span text:style-name="T4">binário</text:span><text:span text:style-name="T2">, o que significa que ele compara </text:span><text:span text:style-name="T4">dois valores</text:span><text:span text:style-name="T2"> para ver se são diferentes (ex: </text:span><text:span text:style-name="Source_20_Text"><text:span text:style-name="T2">valorA != valorB</text:span></text:span><text:span text:style-name="T2">).</text:span></text:p>
      <text:p text:style-name="P60"><text:span text:style-name="T2">Em contraste, o operador de negação lógica (</text:span><text:span text:style-name="Source_20_Text"><text:span text:style-name="T2">!</text:span></text:span><text:span text:style-name="T2">), também chamado de "NOT", é um operador </text:span><text:span text:style-name="T4">unário</text:span><text:span text:style-name="T2">. Ele não compara dois valores; em vez disso, ele atua sobre um </text:span><text:span text:style-name="T4">único resultado booleano</text:span><text:span text:style-name="T2">, invertendo-o. Se uma expressão resulta em </text:span><text:span text:style-name="Source_20_Text"><text:span text:style-name="T2">true</text:span></text:span><text:span text:style-name="T2">, o </text:span><text:span text:style-name="Source_20_Text"><text:span text:style-name="T2">!</text:span></text:span><text:span text:style-name="T2"> a converte para </text:span><text:span text:style-name="Source_20_Text"><text:span text:style-name="T2">false</text:span></text:span><text:span text:style-name="T2">, e vice-versa. No exemplo da aula, </text:span><text:span text:style-name="Source_20_Text"><text:span text:style-name="T2">console.log(!(num1 == num3))</text:span></text:span><text:span text:style-name="T2">, a lógica ocorre em duas etapas. Primeiro, a expressão interna </text:span><text:span text:style-name="Source_20_Text"><text:span text:style-name="T2">(num1 == num3)</text:span></text:span><text:span text:style-name="T2"> é avaliada e retorna </text:span><text:span text:style-name="Source_20_Text"><text:span text:style-name="T2">true</text:span></text:span><text:span text:style-name="T2">. Em seguida, o operador </text:span><text:span text:style-name="Source_20_Text"><text:span text:style-name="T2">!</text:span></text:span><text:span text:style-name="T2"> é aplicado a esse resultado </text:span><text:span text:style-name="Source_20_Text"><text:span text:style-name="T2">true</text:span></text:span><text:span text:style-name="T2">, invertendo-o para </text:span><text:span text:style-name="Source_20_Text"><text:span text:style-name="T2">false</text:span></text:span><text:span text:style-name="T2">. Ele atua sobre a </text:span><text:span text:style-name="T6">conclusão</text:span><text:span text:style-name="T2"> da comparação, não como parte dela. A seguir, uma tabela resume todos os operadores abordados para facilitar a consulta.</text:span></text:p>
      <text:p text:style-name="P59"/>
      <text:h text:style-name="P12" text:outline-level="3">4. Tabela de Referência Rápida: Operadores Relacionais</text:h>
      <text:p text:style-name="P7"/>
      <table:table table:name="Tabela4" table:style-name="Tabela4">
        <table:table-column table:style-name="Tabela4.A"/>
        <table:table-column table:style-name="Tabela4.B"/>
        <table:table-column table:style-name="Tabela4.C"/>
        <table:table-row>
          <table:table-cell table:style-name="Tabela4.A1" office:value-type="string">
            <text:p text:style-name="P68">Operador</text:p>
          </table:table-cell>
          <table:table-cell table:style-name="Tabela4.B1" office:value-type="string">
            <text:p text:style-name="P68">Descrição</text:p>
          </table:table-cell>
          <table:table-cell table:style-name="Tabela4.B1" office:value-type="string">
            <text:p text:style-name="P68">Exemplo de Código da Aula (Resultado)</text:p>
          </table:table-cell>
        </table:table-row>
        <table:table-row>
          <table:table-cell table:style-name="Tabela4.A2" office:value-type="string">
            <text:p text:style-name="P69"><text:span text:style-name="Source_20_Text"><text:span text:style-name="T2">&gt;</text:span></text:span></text:p>
          </table:table-cell>
          <table:table-cell table:style-name="Tabela4.B2" office:value-type="string">
            <text:p text:style-name="P68">Verifica se o valor da esquerda é maior que o da direita.</text:p>
          </table:table-cell>
          <table:table-cell table:style-name="Tabela4.B2" office:value-type="string">
            <text:p text:style-name="P69"><text:span text:style-name="Source_20_Text"><text:span text:style-name="T2">console.log(num1 &gt; num2)</text:span></text:span><text:span text:style-name="T2"> (true)</text:span></text:p>
          </table:table-cell>
        </table:table-row>
        <table:table-row>
          <table:table-cell table:style-name="Tabela4.A2" office:value-type="string">
            <text:p text:style-name="P69"><text:span text:style-name="Source_20_Text"><text:span text:style-name="T2">&gt;=</text:span></text:span></text:p>
          </table:table-cell>
          <table:table-cell table:style-name="Tabela4.B2" office:value-type="string">
            <text:p text:style-name="P68">Verifica se o valor da esquerda é maior ou igual ao da direita.</text:p>
          </table:table-cell>
          <table:table-cell table:style-name="Tabela4.B2" office:value-type="string">
            <text:p text:style-name="P69"><text:span text:style-name="Source_20_Text"><text:span text:style-name="T2">console.log(num1 &gt;= num3)</text:span></text:span><text:span text:style-name="T2"> (true)</text:span></text:p>
          </table:table-cell>
        </table:table-row>
        <table:table-row>
          <table:table-cell table:style-name="Tabela4.A2" office:value-type="string">
            <text:p text:style-name="P69"><text:span text:style-name="Source_20_Text"><text:span text:style-name="T2">&lt;</text:span></text:span></text:p>
          </table:table-cell>
          <table:table-cell table:style-name="Tabela4.B2" office:value-type="string">
            <text:p text:style-name="P68">Verifica se o valor da esquerda é menor que o da direita.</text:p>
          </table:table-cell>
          <table:table-cell table:style-name="Tabela4.B2" office:value-type="string">
            <text:p text:style-name="P69"><text:span text:style-name="Source_20_Text"><text:span text:style-name="T2">console.log(num1 &lt; num2)</text:span></text:span><text:span text:style-name="T2"> (false)</text:span></text:p>
          </table:table-cell>
        </table:table-row>
        <table:table-row>
          <table:table-cell table:style-name="Tabela4.A2" office:value-type="string">
            <text:p text:style-name="P69"><text:span text:style-name="Source_20_Text"><text:span text:style-name="T2">&lt;=</text:span></text:span></text:p>
          </table:table-cell>
          <table:table-cell table:style-name="Tabela4.B2" office:value-type="string">
            <text:p text:style-name="P68">Verifica se o valor da esquerda é menor ou igual ao da direita.</text:p>
          </table:table-cell>
          <table:table-cell table:style-name="Tabela4.B2" office:value-type="string">
            <text:p text:style-name="P69"><text:span text:style-name="Source_20_Text"><text:span text:style-name="T2">console.log(num1 &lt;= num3)</text:span></text:span><text:span text:style-name="T2"> (true)</text:span></text:p>
          </table:table-cell>
        </table:table-row>
        <table:table-row>
          <table:table-cell table:style-name="Tabela4.A2" office:value-type="string">
            <text:p text:style-name="P69"><text:span text:style-name="Source_20_Text"><text:span text:style-name="T2">==</text:span></text:span></text:p>
          </table:table-cell>
          <table:table-cell table:style-name="Tabela4.B2" office:value-type="string">
            <text:p text:style-name="P68">Verifica se dois valores são iguais.</text:p>
          </table:table-cell>
          <table:table-cell table:style-name="Tabela4.B2" office:value-type="string">
            <text:p text:style-name="P69"><text:span text:style-name="Source_20_Text"><text:span text:style-name="T2">console.log(num1 == num3)</text:span></text:span><text:span text:style-name="T2"> (true)</text:span></text:p>
          </table:table-cell>
        </table:table-row>
        <table:table-row>
          <table:table-cell table:style-name="Tabela4.A7" office:value-type="string">
            <text:p text:style-name="P69"><text:span text:style-name="Source_20_Text"><text:span text:style-name="T2">!=</text:span></text:span></text:p>
          </table:table-cell>
          <table:table-cell table:style-name="Tabela4.B7" office:value-type="string">
            <text:p text:style-name="P68">Verifica se dois valores são diferentes.</text:p>
          </table:table-cell>
          <table:table-cell table:style-name="Tabela4.B7" office:value-type="string">
            <text:p text:style-name="P69"><text:span text:style-name="Source_20_Text"><text:span text:style-name="T2">console.log(num1 != num3)</text:span></text:span><text:span text:style-name="T2"> (false)</text:span></text:p>
          </table:table-cell>
        </table:table-row>
      </table:table>
      <text:h text:style-name="P12" text:outline-level="3"/>
      <text:h text:style-name="P12" text:outline-level="3">5. Conclusão: Aplicando a Lógica no Dia a Dia da Programação</text:h>
      <text:p text:style-name="P7"/>
      <text:p text:style-name="P60"><text:span text:style-name="T2">Os operadores relacionais são mais do que simples ferramentas de comparação; eles são os pilares da lógica de programação. Dominá-los é um passo essencial para escrever código funcional e inteligente. Na prática, esses operadores são os blocos de construção para estruturas de controle de fluxo, como condicionais (</text:span><text:span text:style-name="Source_20_Text"><text:span text:style-name="T2">if...else</text:span></text:span><text:span text:style-name="T2">) e laços de repetição (</text:span><text:span text:style-name="Source_20_Text"><text:span text:style-name="T2">for</text:span></text:span><text:span text:style-name="T2">, </text:span><text:span text:style-name="Source_20_Text"><text:span text:style-name="T2">while</text:span></text:span><text:span text:style-name="T2">), que serão explorados em aulas futuras. É por meio de comparações que retornam </text:span><text:span text:style-name="Source_20_Text"><text:span text:style-name="T2">true</text:span></text:span><text:span text:style-name="T2"> ou </text:span><text:span text:style-name="Source_20_Text"><text:span text:style-name="T2">false</text:span></text:span><text:span text:style-name="T2"> que um programa decide qual caminho seguir, quantas vezes repetir uma ação ou quando parar um processo. Continue praticando essas comparações. Construir uma base sólida no uso de operadores relacionais é um passo fundamental na jornada para se tornar um "profissional em programação JavaScript".</text:span></text:p>
      <text:p text:style-name="P56"/>
      <text:h text:style-name="P57" text:outline-level="1"><text:bookmark-start text:name="__RefHeading___Toc2219_3828932059"/>Operadores Lógicos em JavaScript<text:bookmark-end text:name="__RefHeading___Toc2219_3828932059"/></text:h>
      <text:h text:style-name="P12" text:outline-level="3"/>
      <text:h text:style-name="P12" text:outline-level="3">1. Introdução aos Operadores Lógicos</text:h>
      <text:p text:style-name="P7"/>
      <text:p text:style-name="P60"><text:span text:style-name="T2">Operadores lógicos são ferramentas fundamentais em JavaScript, utilizadas para controlar o fluxo de um programa ao combinar ou inverter expressões booleanas. Eles permitem a criação de lógicas complexas que </text:span><text:soft-page-break/><text:span text:style-name="T2">formam a base da tomada de decisão no código. Este documento resume as funções essenciais dos operadores </text:span><text:span text:style-name="Source_20_Text"><text:span text:style-name="T2">AND</text:span></text:span><text:span text:style-name="T2"> (</text:span><text:span text:style-name="Source_20_Text"><text:span text:style-name="T2">&amp;&amp;</text:span></text:span><text:span text:style-name="T2">), </text:span><text:span text:style-name="Source_20_Text"><text:span text:style-name="T2">OR</text:span></text:span><text:span text:style-name="T2"> (</text:span><text:span text:style-name="Source_20_Text"><text:span text:style-name="T2">||</text:span></text:span><text:span text:style-name="T2">) e </text:span><text:span text:style-name="Source_20_Text"><text:span text:style-name="T2">NOT</text:span></text:span><text:span text:style-name="T2"> (</text:span><text:span text:style-name="Source_20_Text"><text:span text:style-name="T2">!</text:span></text:span><text:span text:style-name="T2">), conforme apresentado na aula.</text:span></text:p>
      <text:p text:style-name="P59"/>
      <text:p text:style-name="P60"><text:span text:style-name="T2">O propósito central de uma operação lógica é avaliar uma ou mais condições e produzir um único resultado booleano: </text:span><text:span text:style-name="Source_20_Text"><text:span text:style-name="T2">true</text:span></text:span><text:span text:style-name="T2"> (verdadeiro) ou </text:span><text:span text:style-name="Source_20_Text"><text:span text:style-name="T2">false</text:span></text:span><text:span text:style-name="T2"> (falso). Esse resultado é, então, utilizado para determinar qual caminho o programa deve seguir, como executar um bloco de código específico em detrimento de outro. As seções a seguir detalham cada um dos operadores individualmente, explicando suas regras de funcionamento e demonstrando suas aplicações práticas com exemplos de código.</text:span></text:p>
      <text:p text:style-name="P59"/>
      <text:h text:style-name="P12" text:outline-level="3">2. Os Três Operadores Lógicos Essenciais</text:h>
      <text:p text:style-name="P7"/>
      <text:p text:style-name="P59">O JavaScript oferece três operadores lógicos primários, cada um com uma função única para avaliar condições. Compreender seus comportamentos distintos é crucial para construir lógicas robustas e eficientes em qualquer aplicação.</text:p>
      <text:p text:style-name="P59"/>
      <text:h text:style-name="P67" text:outline-level="4"><text:span text:style-name="T2">2.1. O Operador </text:span><text:span text:style-name="Source_20_Text"><text:span text:style-name="T2">AND</text:span></text:span><text:span text:style-name="T2"> (E) - </text:span><text:span text:style-name="Source_20_Text"><text:span text:style-name="T2">&amp;&amp;</text:span></text:span></text:h>
      <text:p text:style-name="P22"><text:span text:style-name="Source_20_Text"><text:span text:style-name="T2"/></text:span></text:p>
      <text:p text:style-name="P60"><text:span text:style-name="T2">O operador </text:span><text:span text:style-name="Source_20_Text"><text:span text:style-name="T2">AND</text:span></text:span><text:span text:style-name="T2"> (</text:span><text:span text:style-name="Source_20_Text"><text:span text:style-name="T2">&amp;&amp;</text:span></text:span><text:span text:style-name="T2">) avalia duas expressões e retorna </text:span><text:span text:style-name="Source_20_Text"><text:span text:style-name="T2">true</text:span></text:span><text:span text:style-name="T2"> somente se </text:span><text:span text:style-name="T4">ambas</text:span><text:span text:style-name="T2"> as expressões forem verdadeiras. É crucial lembrar que esta é a única situação em que o </text:span><text:span text:style-name="Source_20_Text"><text:span text:style-name="T2">AND</text:span></text:span><text:span text:style-name="T2"> retorna </text:span><text:span text:style-name="Source_20_Text"><text:span text:style-name="T2">true</text:span></text:span><text:span text:style-name="T2">; qualquer presença de </text:span><text:span text:style-name="Source_20_Text"><text:span text:style-name="T2">false</text:span></text:span><text:span text:style-name="T2"> na expressão resultará em </text:span><text:span text:style-name="Source_20_Text"><text:span text:style-name="T2">false</text:span></text:span><text:span text:style-name="T2">. A "Tabela Verdade" a seguir ilustra todos os resultados possíveis para o operador </text:span><text:span text:style-name="Source_20_Text"><text:span text:style-name="T2">AND</text:span></text:span><text:span text:style-name="T2">:</text:span></text:p>
      <text:p text:style-name="P59"/>
      <table:table table:name="Tabela5" table:style-name="Tabela5">
        <table:table-column table:style-name="Tabela5.A"/>
        <table:table-column table:style-name="Tabela5.B"/>
        <table:table-row>
          <table:table-cell table:style-name="Tabela5.A1" office:value-type="string">
            <text:p text:style-name="P68">Condições</text:p>
          </table:table-cell>
          <table:table-cell table:style-name="Tabela5.B1" office:value-type="string">
            <text:p text:style-name="P68">Resultado Final</text:p>
          </table:table-cell>
        </table:table-row>
        <table:table-row>
          <table:table-cell table:style-name="Tabela5.A2" office:value-type="string">
            <text:p text:style-name="P69"><text:span text:style-name="Source_20_Text"><text:span text:style-name="T2">Verdadeiro &amp;&amp; Verdadeiro</text:span></text:span></text:p>
          </table:table-cell>
          <table:table-cell table:style-name="Tabela5.B2" office:value-type="string">
            <text:p text:style-name="P69"><text:span text:style-name="Source_20_Text"><text:span text:style-name="T2">true</text:span></text:span></text:p>
          </table:table-cell>
        </table:table-row>
        <table:table-row>
          <table:table-cell table:style-name="Tabela5.A2" office:value-type="string">
            <text:p text:style-name="P69"><text:span text:style-name="Source_20_Text"><text:span text:style-name="T2">Verdadeiro &amp;&amp; Falso</text:span></text:span></text:p>
          </table:table-cell>
          <table:table-cell table:style-name="Tabela5.B2" office:value-type="string">
            <text:p text:style-name="P69"><text:span text:style-name="Source_20_Text"><text:span text:style-name="T2">false</text:span></text:span></text:p>
          </table:table-cell>
        </table:table-row>
        <table:table-row>
          <table:table-cell table:style-name="Tabela5.A2" office:value-type="string">
            <text:p text:style-name="P69"><text:span text:style-name="Source_20_Text"><text:span text:style-name="T2">Falso &amp;&amp; Verdadeiro</text:span></text:span></text:p>
          </table:table-cell>
          <table:table-cell table:style-name="Tabela5.B2" office:value-type="string">
            <text:p text:style-name="P69"><text:span text:style-name="Source_20_Text"><text:span text:style-name="T2">false</text:span></text:span></text:p>
          </table:table-cell>
        </table:table-row>
        <table:table-row>
          <table:table-cell table:style-name="Tabela5.A5" office:value-type="string">
            <text:p text:style-name="P69"><text:span text:style-name="Source_20_Text"><text:span text:style-name="T2">Falso &amp;&amp; Falso</text:span></text:span></text:p>
          </table:table-cell>
          <table:table-cell table:style-name="Tabela5.B5" office:value-type="string">
            <text:p text:style-name="P69"><text:span text:style-name="Source_20_Text"><text:span text:style-name="T2">false</text:span></text:span></text:p>
          </table:table-cell>
        </table:table-row>
      </table:table>
      <text:p text:style-name="P59"/>
      <text:p text:style-name="P60"><text:span text:style-name="T2">Para ilustrar, vamos testar se </text:span><text:span text:style-name="Source_20_Text"><text:span text:style-name="T2">N1</text:span></text:span><text:span text:style-name="T2"> é maior que </text:span><text:span text:style-name="Source_20_Text"><text:span text:style-name="T2">N2</text:span></text:span><text:span text:style-name="T2"> </text:span><text:span text:style-name="T4">e</text:span><text:span text:style-name="T2">, ao mesmo tempo, se </text:span><text:span text:style-name="Source_20_Text"><text:span text:style-name="T2">N1</text:span></text:span><text:span text:style-name="T2"> é maior que </text:span><text:span text:style-name="Source_20_Text"><text:span text:style-name="T2">N3</text:span></text:span><text:span text:style-name="T2">, usando as seguintes variáveis:</text:span></text:p>
      <text:p text:style-name="P59"/>
      <text:p text:style-name="P70"><text:span text:style-name="Source_20_Text"><text:span text:style-name="T2">let N1 = 10;</text:span></text:span></text:p>
      <text:p text:style-name="P70"><text:span text:style-name="Source_20_Text"><text:span text:style-name="T2">let N2 = 5;</text:span></text:span></text:p>
      <text:p text:style-name="P70"><text:span text:style-name="Source_20_Text"><text:span text:style-name="T2">let N3 = 15;</text:span></text:span></text:p>
      <text:p text:style-name="P71"/>
      <text:p text:style-name="P70"><text:span text:style-name="Source_20_Text"><text:span text:style-name="T2">console.log((N1 &gt; N2) &amp;&amp; (N1 &gt; N3)); // Retorna: false</text:span></text:span></text:p>
      <text:p text:style-name="P10"><text:span text:style-name="Source_20_Text"><text:span text:style-name="T2"/></text:span></text:p>
      <text:p text:style-name="P60"><text:span text:style-name="T2">Vamos analisar a expressão: a primeira condição, </text:span><text:span text:style-name="Source_20_Text"><text:span text:style-name="T2">N1 &gt; N2</text:span></text:span><text:span text:style-name="T2"> (10 &gt; 5), é avaliada como </text:span><text:span text:style-name="Source_20_Text"><text:span text:style-name="T2">true</text:span></text:span><text:span text:style-name="T2">. A segunda, </text:span><text:span text:style-name="Source_20_Text"><text:span text:style-name="T2">N1 &gt; N3</text:span></text:span><text:span text:style-name="T2"> (10 &gt; 15), é avaliada como </text:span><text:span text:style-name="Source_20_Text"><text:span text:style-name="T2">false</text:span></text:span><text:span text:style-name="T2">. A operação final se torna </text:span><text:span text:style-name="Source_20_Text"><text:span text:style-name="T2">true &amp;&amp; false</text:span></text:span><text:span text:style-name="T2">, que, de acordo com a regra do </text:span><text:span text:style-name="Source_20_Text"><text:span text:style-name="T2">AND</text:span></text:span><text:span text:style-name="T2">, resulta em </text:span><text:span text:style-name="Source_20_Text"><text:span text:style-name="T2">false</text:span></text:span><text:span text:style-name="T2">.</text:span></text:p>
      <text:p text:style-name="P59"/>
      <text:h text:style-name="P67" text:outline-level="4"><text:soft-page-break/><text:span text:style-name="T2">2.2. O Operador </text:span><text:span text:style-name="Source_20_Text"><text:span text:style-name="T2">OR</text:span></text:span><text:span text:style-name="T2"> (OU) - </text:span><text:span text:style-name="Source_20_Text"><text:span text:style-name="T2">||</text:span></text:span></text:h>
      <text:p text:style-name="P22"><text:span text:style-name="Source_20_Text"><text:span text:style-name="T2"/></text:span></text:p>
      <text:p text:style-name="P60"><text:span text:style-name="T2">O operador </text:span><text:span text:style-name="Source_20_Text"><text:span text:style-name="T2">OR</text:span></text:span><text:span text:style-name="T2"> (</text:span><text:span text:style-name="Source_20_Text"><text:span text:style-name="T2">||</text:span></text:span><text:span text:style-name="T2">) avalia duas expressões e retorna </text:span><text:span text:style-name="Source_20_Text"><text:span text:style-name="T2">true</text:span></text:span><text:span text:style-name="T2"> se </text:span><text:span text:style-name="T4">pelo menos uma</text:span><text:span text:style-name="T2"> delas for verdadeira. Ele só retornará </text:span><text:span text:style-name="Source_20_Text"><text:span text:style-name="T2">false</text:span></text:span><text:span text:style-name="T2"> se ambas as expressões forem falsas. A "Tabela Verdade" para o operador </text:span><text:span text:style-name="Source_20_Text"><text:span text:style-name="T2">OR</text:span></text:span><text:span text:style-name="T2"> é a seguinte:</text:span></text:p>
      <text:p text:style-name="P59"/>
      <text:p text:style-name="P59"/>
      <text:p text:style-name="P59"/>
      <text:p text:style-name="P59"/>
      <table:table table:name="Tabela6" table:style-name="Tabela6">
        <table:table-column table:style-name="Tabela6.A" table:number-columns-repeated="2"/>
        <table:table-row>
          <table:table-cell table:style-name="Tabela6.A1" office:value-type="string">
            <text:p text:style-name="P68">Condições</text:p>
          </table:table-cell>
          <table:table-cell table:style-name="Tabela6.B1" office:value-type="string">
            <text:p text:style-name="P68">Resultado Final</text:p>
          </table:table-cell>
        </table:table-row>
        <table:table-row>
          <table:table-cell table:style-name="Tabela6.A2" office:value-type="string">
            <text:p text:style-name="P69"><text:span text:style-name="Source_20_Text"><text:span text:style-name="T2">Verdadeiro &amp;&amp; Verdadeiro</text:span></text:span></text:p>
          </table:table-cell>
          <table:table-cell table:style-name="Tabela6.B2" office:value-type="string">
            <text:p text:style-name="P69"><text:span text:style-name="Source_20_Text"><text:span text:style-name="T2">true</text:span></text:span></text:p>
          </table:table-cell>
        </table:table-row>
        <table:table-row>
          <table:table-cell table:style-name="Tabela6.A2" office:value-type="string">
            <text:p text:style-name="P69"><text:span text:style-name="Source_20_Text"><text:span text:style-name="T2">Verdadeiro &amp;&amp; Falso</text:span></text:span></text:p>
          </table:table-cell>
          <table:table-cell table:style-name="Tabela6.B2" office:value-type="string">
            <text:p text:style-name="P69"><text:span text:style-name="Source_20_Text"><text:span text:style-name="T2">true</text:span></text:span></text:p>
          </table:table-cell>
        </table:table-row>
        <table:table-row>
          <table:table-cell table:style-name="Tabela6.A2" office:value-type="string">
            <text:p text:style-name="P69"><text:span text:style-name="Source_20_Text"><text:span text:style-name="T2">Falso &amp;&amp; Verdadeiro</text:span></text:span></text:p>
          </table:table-cell>
          <table:table-cell table:style-name="Tabela6.B2" office:value-type="string">
            <text:p text:style-name="P69"><text:span text:style-name="Source_20_Text"><text:span text:style-name="T2">true</text:span></text:span></text:p>
          </table:table-cell>
        </table:table-row>
        <table:table-row>
          <table:table-cell table:style-name="Tabela6.A5" office:value-type="string">
            <text:p text:style-name="P69"><text:span text:style-name="Source_20_Text"><text:span text:style-name="T2">Falso &amp;&amp; Falso</text:span></text:span></text:p>
          </table:table-cell>
          <table:table-cell table:style-name="Tabela6.B5" office:value-type="string">
            <text:p text:style-name="P72"><text:span text:style-name="Source_20_Text"><text:span text:style-name="T10">false</text:span></text:span></text:p>
          </table:table-cell>
        </table:table-row>
      </table:table>
      <text:p text:style-name="P59"/>
      <text:p text:style-name="P60"><text:span text:style-name="T2">Usando as mesmas variáveis da seção anterior, vamos substituir o operador </text:span><text:span text:style-name="Source_20_Text"><text:span text:style-name="T2">&amp;&amp;</text:span></text:span><text:span text:style-name="T2"> por </text:span><text:span text:style-name="Source_20_Text"><text:span text:style-name="T2">||</text:span></text:span><text:span text:style-name="T2">:</text:span></text:p>
      <text:p text:style-name="P59"/>
      <text:p text:style-name="P70"><text:span text:style-name="Source_20_Text"><text:span text:style-name="T2">console.log((N1 &gt; N2) || (N1 &gt; N3)); // Retorna: true</text:span></text:span></text:p>
      <text:p text:style-name="P59"/>
      <text:p text:style-name="P60"><text:span text:style-name="T2">Neste caso, embora a segunda condição (</text:span><text:span text:style-name="Source_20_Text"><text:span text:style-name="T2">N1 &gt; N3</text:span></text:span><text:span text:style-name="T2">) ainda seja </text:span><text:span text:style-name="Source_20_Text"><text:span text:style-name="T2">false</text:span></text:span><text:span text:style-name="T2">, a primeira (</text:span><text:span text:style-name="Source_20_Text"><text:span text:style-name="T2">N1 &gt; N2</text:span></text:span><text:span text:style-name="T2">) é </text:span><text:span text:style-name="Source_20_Text"><text:span text:style-name="T2">true</text:span></text:span><text:span text:style-name="T2">. A operação final é </text:span><text:span text:style-name="Source_20_Text"><text:span text:style-name="T2">true || false</text:span></text:span><text:span text:style-name="T2">, que, conforme a regra do </text:span><text:span text:style-name="Source_20_Text"><text:span text:style-name="T2">OR</text:span></text:span><text:span text:style-name="T2">, resulta em </text:span><text:span text:style-name="Source_20_Text"><text:span text:style-name="T2">true</text:span></text:span><text:span text:style-name="T2">.</text:span></text:p>
      <text:p text:style-name="P59"/>
      <text:h text:style-name="P67" text:outline-level="4"><text:span text:style-name="T2">2.3. O Operador </text:span><text:span text:style-name="Source_20_Text"><text:span text:style-name="T2">NOT</text:span></text:span><text:span text:style-name="T2"> (NÃO) - </text:span><text:span text:style-name="Source_20_Text"><text:span text:style-name="T2">!</text:span></text:span></text:h>
      <text:p text:style-name="P22"><text:span text:style-name="Source_20_Text"><text:span text:style-name="T2"/></text:span></text:p>
      <text:p text:style-name="P60"><text:span text:style-name="T2">O operador </text:span><text:span text:style-name="Source_20_Text"><text:span text:style-name="T2">NOT</text:span></text:span><text:span text:style-name="T2"> (</text:span><text:span text:style-name="Source_20_Text"><text:span text:style-name="T2">!</text:span></text:span><text:span text:style-name="T2">) é um operador de negação ou inversão. Sua única função é inverter um valor booleano: o que é </text:span><text:span text:style-name="Source_20_Text"><text:span text:style-name="T2">true</text:span></text:span><text:span text:style-name="T2"> se torna </text:span><text:span text:style-name="Source_20_Text"><text:span text:style-name="T2">false</text:span></text:span><text:span text:style-name="T2">, e o que é </text:span><text:span text:style-name="Source_20_Text"><text:span text:style-name="T2">false</text:span></text:span><text:span text:style-name="T2"> se torna </text:span><text:span text:style-name="Source_20_Text"><text:span text:style-name="T2">true</text:span></text:span><text:span text:style-name="T2">. Usando as mesmas variáveis, vamos aplicar o operador </text:span><text:span text:style-name="Source_20_Text"><text:span text:style-name="T2">NOT</text:span></text:span><text:span text:style-name="T2"> ao resultado da expressão </text:span><text:span text:style-name="Source_20_Text"><text:span text:style-name="T2">OR</text:span></text:span><text:span text:style-name="T2"> do exemplo anterior. Sabemos que </text:span><text:span text:style-name="Source_20_Text"><text:span text:style-name="T2">(N1 &gt; N2) || (N1 &gt; N3)</text:span></text:span><text:span text:style-name="T2"> resulta em </text:span><text:span text:style-name="Source_20_Text"><text:span text:style-name="T2">true</text:span></text:span><text:span text:style-name="T2">. Ao aplicar a negação, o resultado é invertido:</text:span></text:p>
      <text:p text:style-name="P59"/>
      <text:p text:style-name="P73"><text:span text:style-name="Source_20_Text"><text:span text:style-name="T2">console.log(!((N1 &gt; N2) || (N1 &gt; N3))); // Retorna: false</text:span></text:span></text:p>
      <text:p text:style-name="P10"><text:span text:style-name="Source_20_Text"><text:span text:style-name="T2"/></text:span></text:p>
      <text:p text:style-name="P60"><text:span text:style-name="T2">A expressão interna </text:span><text:span text:style-name="Source_20_Text"><text:span text:style-name="T2">(N1 &gt; N2) || (N1 &gt; N3)</text:span></text:span><text:span text:style-name="T2"> é avaliada primeiro, resultando em </text:span><text:span text:style-name="Source_20_Text"><text:span text:style-name="T2">true</text:span></text:span><text:span text:style-name="T2">. Em seguida, o operador </text:span><text:span text:style-name="Source_20_Text"><text:span text:style-name="T2">NOT</text:span></text:span><text:span text:style-name="T2"> é aplicado a esse resultado (</text:span><text:span text:style-name="Source_20_Text"><text:span text:style-name="T2">!(true)</text:span></text:span><text:span text:style-name="T2">), invertendo-o para </text:span><text:span text:style-name="Source_20_Text"><text:span text:style-name="T2">false</text:span></text:span><text:span text:style-name="T2">. Compreendidos individualmente, o poder real desses operadores se manifesta quando os aplicamos para governar o fluxo do programa dentro de estruturas de controle, como será demonstrado a seguir.</text:span></text:p>
      <text:p text:style-name="P59"/>
      <text:h text:style-name="P12" text:outline-level="3">3. Aplicação Prática em Estruturas Condicionais</text:h>
      <text:p text:style-name="P7"/>
      <text:p text:style-name="P60"><text:span text:style-name="T2">O principal caso de uso para operadores lógicos é dentro de estruturas de controle, como a declaração </text:span><text:span text:style-name="Source_20_Text"><text:span text:style-name="T2">if</text:span></text:span><text:span text:style-name="T2">. Elas permitem que o programa execute blocos de código distintos com base no resultado de avaliações lógicas complexas, tornando o software mais dinâmico e inteligente.</text:span></text:p>
      <text:p text:style-name="P59"/>
      <text:p text:style-name="P60"><text:soft-page-break/><text:span text:style-name="T4">Análise de Exemplo com </text:span><text:span text:style-name="Source_20_Text"><text:span text:style-name="T4">if</text:span></text:span><text:span text:style-name="T2"> </text:span><text:span text:style-name="T4">e </text:span><text:span text:style-name="Source_20_Text"><text:span text:style-name="T4">AND</text:span></text:span></text:p>
      <text:p text:style-name="P60"><text:span text:style-name="Source_20_Text"><text:span text:style-name="T4"/></text:span></text:p>
      <text:p text:style-name="P60"><text:span text:style-name="T2">No exemplo abaixo, o bloco de código dentro do </text:span><text:span text:style-name="Source_20_Text"><text:span text:style-name="T2">if</text:span></text:span><text:span text:style-name="T2"> só será executado se ambas as condições, unidas pelo operador </text:span><text:span text:style-name="Source_20_Text"><text:span text:style-name="T2">&amp;&amp;</text:span></text:span><text:span text:style-name="T2">, forem verdadeiras.</text:span></text:p>
      <text:p text:style-name="P59"/>
      <text:p text:style-name="P70"><text:span text:style-name="Source_20_Text"><text:span text:style-name="T2">let N1 = 10;</text:span></text:span></text:p>
      <text:p text:style-name="P70"><text:span text:style-name="Source_20_Text"><text:span text:style-name="T2">let N2 = 5;</text:span></text:span></text:p>
      <text:p text:style-name="P70"><text:span text:style-name="Source_20_Text"><text:span text:style-name="T2">let N3 = 15;</text:span></text:span></text:p>
      <text:p text:style-name="P70"><text:span text:style-name="Source_20_Text"><text:span text:style-name="T2">let N4 = 2;</text:span></text:span></text:p>
      <text:p text:style-name="P71"/>
      <text:p text:style-name="P70"><text:span text:style-name="Source_20_Text"><text:span text:style-name="T2">if ((N1 &gt; N2) &amp;&amp; (N3 &gt; N4)) {</text:span></text:span></text:p>
      <text:p text:style-name="P70"><text:span text:style-name="Source_20_Text"><text:span text:style-name="T2"><text:s text:c="2"/>console.log("verdadeiro");</text:span></text:span></text:p>
      <text:p text:style-name="P70"><text:span text:style-name="Source_20_Text"><text:span text:style-name="T2">} else {</text:span></text:span></text:p>
      <text:p text:style-name="P70"><text:span text:style-name="Source_20_Text"><text:span text:style-name="T2"><text:s text:c="2"/>console.log("falso");</text:span></text:span></text:p>
      <text:p text:style-name="P70"><text:span text:style-name="Source_20_Text"><text:span text:style-name="T2">}</text:span></text:span></text:p>
      <text:p text:style-name="P10"><text:span text:style-name="Source_20_Text"><text:span text:style-name="T2"/></text:span></text:p>
      <text:p text:style-name="P59">Vamos detalhar como o JavaScript avalia esta condição passo a passo:</text:p>
      <text:p text:style-name="P59"/>
      <text:list text:style-name="L9">
        <text:list-item>
          <text:p text:style-name="P74"><text:span text:style-name="T2">A primeira condição, </text:span><text:span text:style-name="Source_20_Text"><text:span text:style-name="T2">N1 &gt; N2</text:span></text:span><text:span text:style-name="T2"> (10 &gt; 5), é avaliada como </text:span><text:span text:style-name="Source_20_Text"><text:span text:style-name="T2">true</text:span></text:span><text:span text:style-name="T2">.</text:span></text:p>
        </text:list-item>
        <text:list-item>
          <text:p text:style-name="P74"><text:span text:style-name="T2">A segunda condição, </text:span><text:span text:style-name="Source_20_Text"><text:span text:style-name="T2">N3 &gt; N4</text:span></text:span><text:span text:style-name="T2"> (15 &gt; 2), também é avaliada como </text:span><text:span text:style-name="Source_20_Text"><text:span text:style-name="T2">true</text:span></text:span><text:span text:style-name="T2">.</text:span></text:p>
        </text:list-item>
        <text:list-item>
          <text:p text:style-name="P74"><text:span text:style-name="T2">A operação lógica </text:span><text:span text:style-name="Source_20_Text"><text:span text:style-name="T2">true &amp;&amp; true</text:span></text:span><text:span text:style-name="T2"> resulta em </text:span><text:span text:style-name="Source_20_Text"><text:span text:style-name="T2">true</text:span></text:span><text:span text:style-name="T2">.</text:span></text:p>
        </text:list-item>
        <text:list-item>
          <text:p text:style-name="P74"><text:span text:style-name="T2">Como a condição geral do </text:span><text:span text:style-name="Source_20_Text"><text:span text:style-name="T2">if</text:span></text:span><text:span text:style-name="T2"> é verdadeira, o código dentro de seu bloco é executado, imprimindo "verdadeiro" no console.</text:span></text:p>
        </text:list-item>
      </text:list>
      <text:p text:style-name="P75"/>
      <text:p text:style-name="P60"><text:span text:style-name="T4">Demonstração do Impacto da Negação (</text:span><text:span text:style-name="Source_20_Text"><text:span text:style-name="T4">NOT</text:span></text:span><text:span text:style-name="T4">)</text:span></text:p>
      <text:p text:style-name="P75"/>
      <text:p text:style-name="P60"><text:span text:style-name="T2">Agora, vamos modificar a expressão aplicando o operador </text:span><text:span text:style-name="Source_20_Text"><text:span text:style-name="T2">NOT</text:span></text:span><text:span text:style-name="T2"> à primeira condição para observar como o fluxo do programa é alterado.</text:span></text:p>
      <text:p text:style-name="P59"/>
      <text:p text:style-name="P73"><text:span text:style-name="Source_20_Text"><text:span text:style-name="T2">if (!(N1 &gt; N2) &amp;&amp; (N3 &gt; N4)) {</text:span></text:span></text:p>
      <text:p text:style-name="P73"><text:span text:style-name="Source_20_Text"><text:span text:style-name="T2"><text:s text:c="2"/>console.log("verdadeiro");</text:span></text:span></text:p>
      <text:p text:style-name="P73"><text:span text:style-name="Source_20_Text"><text:span text:style-name="T2">} else {</text:span></text:span></text:p>
      <text:p text:style-name="P73"><text:span text:style-name="Source_20_Text"><text:span text:style-name="T2"><text:s text:c="2"/>console.log("falso");</text:span></text:span></text:p>
      <text:p text:style-name="P73"><text:span text:style-name="Source_20_Text"><text:span text:style-name="T2">}</text:span></text:span></text:p>
      <text:p text:style-name="P10"><text:span text:style-name="Source_20_Text"><text:span text:style-name="T2"/></text:span></text:p>
      <text:p text:style-name="P59">Agora, vamos analisar o impacto dessa negação na lógica:</text:p>
      <text:p text:style-name="P59"/>
      <text:list text:style-name="L10">
        <text:list-item>
          <text:p text:style-name="P76"><text:span text:style-name="T2">A condição </text:span><text:span text:style-name="Source_20_Text"><text:span text:style-name="T2">N1 &gt; N2</text:span></text:span><text:span text:style-name="T2"> (10 &gt; 5) ainda resulta em </text:span><text:span text:style-name="Source_20_Text"><text:span text:style-name="T2">true</text:span></text:span><text:span text:style-name="T2">.</text:span></text:p>
        </text:list-item>
        <text:list-item>
          <text:p text:style-name="P76"><text:span text:style-name="T2">O operador </text:span><text:span text:style-name="Source_20_Text"><text:span text:style-name="T2">NOT</text:span></text:span><text:span text:style-name="T2"> inverte esse resultado: </text:span><text:span text:style-name="Source_20_Text"><text:span text:style-name="T2">!(true)</text:span></text:span><text:span text:style-name="T2"> se torna </text:span><text:span text:style-name="Source_20_Text"><text:span text:style-name="T2">false</text:span></text:span><text:span text:style-name="T2">.</text:span></text:p>
        </text:list-item>
        <text:list-item>
          <text:p text:style-name="P76"><text:span text:style-name="T2">A segunda condição, </text:span><text:span text:style-name="Source_20_Text"><text:span text:style-name="T2">N3 &gt; N4</text:span></text:span><text:span text:style-name="T2">, permanece </text:span><text:span text:style-name="Source_20_Text"><text:span text:style-name="T2">true</text:span></text:span><text:span text:style-name="T2">.</text:span></text:p>
        </text:list-item>
        <text:list-item>
          <text:p text:style-name="P76"><text:span text:style-name="T2">A operação lógica final se torna </text:span><text:span text:style-name="Source_20_Text"><text:span text:style-name="T2">false &amp;&amp; true</text:span></text:span><text:span text:style-name="T2">, que resulta em </text:span><text:span text:style-name="Source_20_Text"><text:span text:style-name="T2">false</text:span></text:span><text:span text:style-name="T2">.</text:span></text:p>
        </text:list-item>
        <text:list-item>
          <text:p text:style-name="P76"><text:soft-page-break/><text:span text:style-name="T2">Como a condição geral do </text:span><text:span text:style-name="Source_20_Text"><text:span text:style-name="T2">if</text:span></text:span><text:span text:style-name="T2"> é falsa, o programa ignora o primeiro bloco e executa o código dentro do </text:span><text:span text:style-name="Source_20_Text"><text:span text:style-name="T2">else</text:span></text:span><text:span text:style-name="T2">, imprimindo "falso".</text:span></text:p>
        </text:list-item>
      </text:list>
      <text:p text:style-name="P59"/>
      <text:p text:style-name="P59">Estes exemplos demonstram o poder prático dos operadores lógicos para direcionar com precisão o comportamento de um programa.</text:p>
      <text:p text:style-name="P59"/>
      <text:h text:style-name="P12" text:outline-level="3">4. Pontos-Chave e Conclusão</text:h>
      <text:p text:style-name="P7"/>
      <text:p text:style-name="P59">Esta seção final resume os conceitos mais críticos da aula sobre operadores lógicos em um formato claro e conciso para facilitar a retenção do conhecimento.</text:p>
      <text:p text:style-name="P59"/>
      <text:list text:style-name="L11">
        <text:list-item>
          <text:p text:style-name="P77"><text:span text:style-name="T4">Operadores Lógicos:</text:span><text:span text:style-name="T2"> O JavaScript utiliza </text:span><text:span text:style-name="Source_20_Text"><text:span text:style-name="T2">&amp;&amp;</text:span></text:span><text:span text:style-name="T2"> (E), </text:span><text:span text:style-name="Source_20_Text"><text:span text:style-name="T2">||</text:span></text:span><text:span text:style-name="T2"> (OU), e </text:span><text:span text:style-name="Source_20_Text"><text:span text:style-name="T2">!</text:span></text:span><text:span text:style-name="T2"> (NÃO) para combinar ou inverter resultados booleanos.</text:span></text:p>
        </text:list-item>
        <text:list-item>
          <text:p text:style-name="P77"><text:span text:style-name="T4">Retorno Booleano:</text:span><text:span text:style-name="T2"> O resultado de qualquer operação lógica é sempre </text:span><text:span text:style-name="Source_20_Text"><text:span text:style-name="T2">true</text:span></text:span><text:span text:style-name="T2"> ou </text:span><text:span text:style-name="Source_20_Text"><text:span text:style-name="T2">false</text:span></text:span><text:span text:style-name="T2">.</text:span></text:p>
        </text:list-item>
        <text:list-item>
          <text:p text:style-name="P77"><text:span text:style-name="T4">Regra do </text:span><text:span text:style-name="Source_20_Text"><text:span text:style-name="T4">AND</text:span></text:span><text:span text:style-name="T2"> </text:span><text:span text:style-name="T4">(</text:span><text:span text:style-name="Source_20_Text"><text:span text:style-name="T4">&amp;&amp;</text:span></text:span><text:span text:style-name="T4">):</text:span><text:span text:style-name="T2"> Só retorna </text:span><text:span text:style-name="Source_20_Text"><text:span text:style-name="T2">true</text:span></text:span><text:span text:style-name="T2"> se </text:span><text:span text:style-name="T4">ambas</text:span><text:span text:style-name="T2"> as condições forem verdadeiras.</text:span></text:p>
        </text:list-item>
        <text:list-item>
          <text:p text:style-name="P77"><text:span text:style-name="T4">Regra do </text:span><text:span text:style-name="Source_20_Text"><text:span text:style-name="T4">OR</text:span></text:span><text:span text:style-name="T2"> </text:span><text:span text:style-name="T4">(</text:span><text:span text:style-name="Source_20_Text"><text:span text:style-name="T4">||</text:span></text:span><text:span text:style-name="T4">):</text:span><text:span text:style-name="T2"> Retorna </text:span><text:span text:style-name="Source_20_Text"><text:span text:style-name="T2">true</text:span></text:span><text:span text:style-name="T2"> se </text:span><text:span text:style-name="T4">pelo menos uma</text:span><text:span text:style-name="T2"> das condições for verdadeira.</text:span></text:p>
        </text:list-item>
        <text:list-item>
          <text:p text:style-name="P77"><text:span text:style-name="T4">Regra do </text:span><text:span text:style-name="Source_20_Text"><text:span text:style-name="T4">NOT</text:span></text:span><text:span text:style-name="T2"> </text:span><text:span text:style-name="T4">(</text:span><text:span text:style-name="Source_20_Text"><text:span text:style-name="T4">!</text:span></text:span><text:span text:style-name="T4">):</text:span><text:span text:style-name="T2"> </text:span><text:span text:style-name="T4">Inverte</text:span><text:span text:style-name="T2"> o valor booleano de uma expressão (de </text:span><text:span text:style-name="Source_20_Text"><text:span text:style-name="T2">true</text:span></text:span><text:span text:style-name="T2"> para </text:span><text:span text:style-name="Source_20_Text"><text:span text:style-name="T2">false</text:span></text:span><text:span text:style-name="T2"> e vice-versa).</text:span></text:p>
        </text:list-item>
        <text:list-item>
          <text:p text:style-name="P77"><text:span text:style-name="T4">Aplicação Principal:</text:span><text:span text:style-name="T2"> São usados extensivamente em estruturas de controle como </text:span><text:span text:style-name="Source_20_Text"><text:span text:style-name="T2">if</text:span></text:span><text:span text:style-name="T2"> para tomar decisões e direcionar o fluxo do código.</text:span></text:p>
        </text:list-item>
      </text:list>
      <text:p text:style-name="P56"/>
      <text:h text:style-name="P57" text:outline-level="1"><text:bookmark-start text:name="__RefHeading___Toc2249_3828932059"/>Operadores Bitwise em JavaScript<text:bookmark-end text:name="__RefHeading___Toc2249_3828932059"/></text:h>
      <text:p text:style-name="P78"/>
      <text:p text:style-name="P78">Os operadores bitwise (bit a bit) em JavaScript são ferramentas que manipulam dados em seu nível mais fundamental: os bits. Diferente de operadores aritméticos ou lógicos convencionais, que atuam sobre o valor numérico como um todo, os operadores bitwise operam diretamente sobre a representação binária desses valores. Embora possam parecer complexos à primeira vista, eles representam uma ferramenta poderosa e importante no arsenal de um programador profissional, permitindo a execução de operações de baixo nível de forma eficiente. O objetivo deste documento é resumir de forma clara e estruturada os principais operadores bitwise abordados na aula, incluindo os lógicos e os de deslocamento, para solidificar o entendimento do conceito. Iniciaremos nossa análise com a primeira categoria de operadores, que aplica princípios lógicos diretamente sobre os bits dos operandos.</text:p>
      <text:p text:style-name="P78"/>
      <text:h text:style-name="P79" text:outline-level="2"><text:span text:style-name="T11">1.0 </text:span>Operadores Lógicos Bit a Bit</text:h>
      <text:p text:style-name="P80"/>
      <text:p text:style-name="P78">Este grupo de operadores realiza operações lógicas, como E (AND), OU (OR) e OU Exclusivo (XOR), em cada par de bits correspondentes dos números envolvidos. Conforme destacado na aula, a maneira mais simples de compreender seu funcionamento é através de uma analogia direta com as tabelas verdade lógicas, aplicadas individualmente a cada posição de bit.</text:p>
      <text:h text:style-name="P81" text:outline-level="3"><text:span text:style-name="T12">1.1 </text:span><text:span text:style-name="T2">Operador AND (</text:span><text:span text:style-name="Source_20_Text"><text:span text:style-name="T2">&amp;</text:span></text:span><text:span text:style-name="T2">)</text:span></text:h>
      <text:p text:style-name="P80"/>
      <text:p text:style-name="P82"><text:span text:style-name="T2">O operador AND (</text:span><text:span text:style-name="Source_20_Text"><text:span text:style-name="T2">&amp;</text:span></text:span><text:span text:style-name="T2">) compara dois números bit a bit e retorna </text:span><text:span text:style-name="Source_20_Text"><text:span text:style-name="T2">1</text:span></text:span><text:span text:style-name="T2"> em uma posição somente se os bits correspondentes em </text:span><text:span text:style-name="T6">ambos</text:span><text:span text:style-name="T2"> os operandos forem </text:span><text:span text:style-name="Source_20_Text"><text:span text:style-name="T2">1</text:span></text:span><text:span text:style-name="T2">. Em todos os outros casos, o resultado é </text:span><text:span text:style-name="Source_20_Text"><text:span text:style-name="T2">0</text:span></text:span><text:span text:style-name="T2">. Esta operação é a aplicação direta da tabela verdade do "E" lógico em nível de bit. O exemplo </text:span><text:span text:style-name="Source_20_Text"><text:span text:style-name="T2">10 &amp; 11</text:span></text:span><text:span text:style-name="T2"> demonstra essa regra, resultando no valor decimal </text:span><text:span text:style-name="Source_20_Text"><text:span text:style-name="T2">10</text:span></text:span><text:span text:style-name="T2">.</text:span></text:p>
      <text:p text:style-name="P78"/>
      <table:table table:name="Tabela7" table:style-name="Tabela7">
        <table:table-column table:style-name="Tabela7.A" table:number-columns-repeated="3"/>
        <text:soft-page-break/>
        <table:table-row>
          <table:table-cell table:style-name="Tabela7.A1" office:value-type="string">
            <text:p text:style-name="P83"><text:span text:style-name="T2">Operação: </text:span><text:span text:style-name="Source_20_Text"><text:span text:style-name="T2">10 &amp; 11</text:span></text:span></text:p>
          </table:table-cell>
          <table:table-cell table:style-name="Tabela7.B1" office:value-type="string">
            <text:p text:style-name="P84">Decimal</text:p>
          </table:table-cell>
          <table:table-cell table:style-name="Tabela7.B1" office:value-type="string">
            <text:p text:style-name="P84">Binário</text:p>
          </table:table-cell>
        </table:table-row>
        <table:table-row>
          <table:table-cell table:style-name="Tabela7.A2" office:value-type="string">
            <text:p text:style-name="P84">Operando 1</text:p>
          </table:table-cell>
          <table:table-cell table:style-name="Tabela7.B2" office:value-type="string">
            <text:p text:style-name="P84">10</text:p>
          </table:table-cell>
          <table:table-cell table:style-name="Tabela7.B2" office:value-type="string">
            <text:p text:style-name="P83"><text:span text:style-name="Source_20_Text"><text:span text:style-name="T2">1010</text:span></text:span></text:p>
          </table:table-cell>
        </table:table-row>
        <table:table-row>
          <table:table-cell table:style-name="Tabela7.A2" office:value-type="string">
            <text:p text:style-name="P84">Operando 2</text:p>
          </table:table-cell>
          <table:table-cell table:style-name="Tabela7.B2" office:value-type="string">
            <text:p text:style-name="P84">11</text:p>
          </table:table-cell>
          <table:table-cell table:style-name="Tabela7.B2" office:value-type="string">
            <text:p text:style-name="P83"><text:span text:style-name="Source_20_Text"><text:span text:style-name="T2">1011</text:span></text:span></text:p>
          </table:table-cell>
        </table:table-row>
        <table:table-row>
          <table:table-cell table:style-name="Tabela7.A2" office:value-type="string">
            <text:p text:style-name="P85">Comparação Bit a Bit</text:p>
          </table:table-cell>
          <table:table-cell table:style-name="Tabela7.B2" office:value-type="string">
            <text:p text:style-name="P84"/>
          </table:table-cell>
          <table:table-cell table:style-name="Tabela7.B2" office:value-type="string">
            <text:p text:style-name="P83"><text:span text:style-name="Source_20_Text"><text:span text:style-name="T2">1&amp;1=1</text:span></text:span><text:span text:style-name="T2"> </text:span><text:span text:style-name="Source_20_Text"><text:span text:style-name="T2">0&amp;0=0</text:span></text:span><text:span text:style-name="T2"> </text:span><text:span text:style-name="Source_20_Text"><text:span text:style-name="T2">1&amp;1=1</text:span></text:span><text:span text:style-name="T2"> </text:span><text:span text:style-name="Source_20_Text"><text:span text:style-name="T2">0&amp;1=0</text:span></text:span></text:p>
          </table:table-cell>
        </table:table-row>
        <table:table-row>
          <table:table-cell table:style-name="Tabela7.A5" office:value-type="string">
            <text:p text:style-name="P85">Resultado</text:p>
          </table:table-cell>
          <table:table-cell table:style-name="Tabela7.B5" office:value-type="string">
            <text:p text:style-name="P85">10</text:p>
          </table:table-cell>
          <table:table-cell table:style-name="Tabela7.B5" office:value-type="string">
            <text:p text:style-name="P83"><text:span text:style-name="Source_20_Text"><text:span text:style-name="T4">1010</text:span></text:span></text:p>
          </table:table-cell>
        </table:table-row>
      </table:table>
      <text:h text:style-name="P86" text:outline-level="3"/>
      <text:h text:style-name="P87" text:outline-level="3"><text:span text:style-name="T12">1.2 </text:span><text:span text:style-name="T2">Operador OR (</text:span><text:span text:style-name="Source_20_Text"><text:span text:style-name="T2">|</text:span></text:span><text:span text:style-name="T2">)</text:span></text:h>
      <text:p text:style-name="P80"/>
      <text:p text:style-name="P82"><text:span text:style-name="T2">O operador OR (</text:span><text:span text:style-name="Source_20_Text"><text:span text:style-name="T2">|</text:span></text:span><text:span text:style-name="T2">), também conhecido como "OU Inclusivo", retorna </text:span><text:span text:style-name="Source_20_Text"><text:span text:style-name="T2">1</text:span></text:span><text:span text:style-name="T2"> em uma posição de bit se </text:span><text:span text:style-name="T6">pelo menos um</text:span><text:span text:style-name="T2"> dos bits correspondentes nos operandos for </text:span><text:span text:style-name="Source_20_Text"><text:span text:style-name="T2">1</text:span></text:span><text:span text:style-name="T2">. O resultado só será </text:span><text:span text:style-name="Source_20_Text"><text:span text:style-name="T2">0</text:span></text:span><text:span text:style-name="T2"> se ambos os bits forem </text:span><text:span text:style-name="Source_20_Text"><text:span text:style-name="T2">0</text:span></text:span><text:span text:style-name="T2">, o que corresponde à tabela verdade do "OU" lógico. A operação </text:span><text:span text:style-name="Source_20_Text"><text:span text:style-name="T2">10 | 11</text:span></text:span><text:span text:style-name="T2"> ilustra este comportamento, resultando no valor </text:span><text:span text:style-name="Source_20_Text"><text:span text:style-name="T2">11</text:span></text:span><text:span text:style-name="T2">.</text:span></text:p>
      <text:p text:style-name="P78"/>
      <text:h text:style-name="P81" text:outline-level="3"><text:span text:style-name="T12">1.3 </text:span><text:span text:style-name="T2">Operador XOR ou "OU Exclusivo" (</text:span><text:span text:style-name="Source_20_Text"><text:span text:style-name="T2">^</text:span></text:span><text:span text:style-name="T2">)</text:span></text:h>
      <text:p text:style-name="P80"/>
      <text:p text:style-name="P82"><text:span text:style-name="T2">O operador XOR (</text:span><text:span text:style-name="Source_20_Text"><text:span text:style-name="T2">^</text:span></text:span><text:span text:style-name="T2">) retorna </text:span><text:span text:style-name="Source_20_Text"><text:span text:style-name="T2">1</text:span></text:span><text:span text:style-name="T2"> somente quando os bits correspondentes são </text:span><text:span text:style-name="T6">diferentes</text:span><text:span text:style-name="T2"> (um é </text:span><text:span text:style-name="Source_20_Text"><text:span text:style-name="T2">0</text:span></text:span><text:span text:style-name="T2"> e o outro é </text:span><text:span text:style-name="Source_20_Text"><text:span text:style-name="T2">1</text:span></text:span><text:span text:style-name="T2">). Se os bits forem iguais (ambos </text:span><text:span text:style-name="Source_20_Text"><text:span text:style-name="T2">0</text:span></text:span><text:span text:style-name="T2"> ou ambos </text:span><text:span text:style-name="Source_20_Text"><text:span text:style-name="T2">1</text:span></text:span><text:span text:style-name="T2">), ele retorna </text:span><text:span text:style-name="Source_20_Text"><text:span text:style-name="T2">0</text:span></text:span><text:span text:style-name="T2">. O exemplo </text:span><text:span text:style-name="Source_20_Text"><text:span text:style-name="T2">13 ^ 14</text:span></text:span><text:span text:style-name="T2"> ilustra perfeitamente essa regra de exclusividade, resultando no valor decimal </text:span><text:span text:style-name="Source_20_Text"><text:span text:style-name="T2">3</text:span></text:span><text:span text:style-name="T2">.</text:span></text:p>
      <text:p text:style-name="P78"/>
      <text:p text:style-name="P78"/>
      <table:table table:name="Tabela8" table:style-name="Tabela8">
        <table:table-column table:style-name="Tabela8.A" table:number-columns-repeated="3"/>
        <table:table-row>
          <table:table-cell table:style-name="Tabela8.A1" office:value-type="string">
            <text:p text:style-name="P83"><text:span text:style-name="T2">Operação: </text:span><text:span text:style-name="Source_20_Text"><text:span text:style-name="T2">13 ^ 14</text:span></text:span></text:p>
          </table:table-cell>
          <table:table-cell table:style-name="Tabela8.B1" office:value-type="string">
            <text:p text:style-name="P84">Decimal</text:p>
          </table:table-cell>
          <table:table-cell table:style-name="Tabela8.B1" office:value-type="string">
            <text:p text:style-name="P84">Binário</text:p>
          </table:table-cell>
        </table:table-row>
        <table:table-row>
          <table:table-cell table:style-name="Tabela8.A2" office:value-type="string">
            <text:p text:style-name="P84">Operando 1</text:p>
          </table:table-cell>
          <table:table-cell table:style-name="Tabela8.B2" office:value-type="string">
            <text:p text:style-name="P84">13</text:p>
          </table:table-cell>
          <table:table-cell table:style-name="Tabela8.B2" office:value-type="string">
            <text:p text:style-name="P83"><text:span text:style-name="Source_20_Text"><text:span text:style-name="T2">1101</text:span></text:span></text:p>
          </table:table-cell>
        </table:table-row>
        <table:table-row>
          <table:table-cell table:style-name="Tabela8.A2" office:value-type="string">
            <text:p text:style-name="P84">Operando 2</text:p>
          </table:table-cell>
          <table:table-cell table:style-name="Tabela8.B2" office:value-type="string">
            <text:p text:style-name="P84">14</text:p>
          </table:table-cell>
          <table:table-cell table:style-name="Tabela8.B2" office:value-type="string">
            <text:p text:style-name="P83"><text:span text:style-name="Source_20_Text"><text:span text:style-name="T2">1110</text:span></text:span></text:p>
          </table:table-cell>
        </table:table-row>
        <table:table-row>
          <table:table-cell table:style-name="Tabela8.A2" office:value-type="string">
            <text:p text:style-name="P85">Comparação Bit a Bit</text:p>
          </table:table-cell>
          <table:table-cell table:style-name="Tabela8.B2" office:value-type="string">
            <text:p text:style-name="P84"/>
          </table:table-cell>
          <table:table-cell table:style-name="Tabela8.B2" office:value-type="string">
            <text:p text:style-name="P83"><text:span text:style-name="Source_20_Text"><text:span text:style-name="T2">1^1=0</text:span></text:span><text:span text:style-name="T2"> </text:span><text:span text:style-name="Source_20_Text"><text:span text:style-name="T2">1^1=0</text:span></text:span><text:span text:style-name="T2"> </text:span><text:span text:style-name="Source_20_Text"><text:span text:style-name="T2">0^1=1</text:span></text:span><text:span text:style-name="T2"> </text:span><text:span text:style-name="Source_20_Text"><text:span text:style-name="T2">1^0=1</text:span></text:span></text:p>
          </table:table-cell>
        </table:table-row>
        <table:table-row>
          <table:table-cell table:style-name="Tabela8.A5" office:value-type="string">
            <text:p text:style-name="P85">Resultado</text:p>
          </table:table-cell>
          <table:table-cell table:style-name="Tabela8.B5" office:value-type="string">
            <text:p text:style-name="P85">3</text:p>
          </table:table-cell>
          <table:table-cell table:style-name="Tabela8.B5" office:value-type="string">
            <text:p text:style-name="P83"><text:span text:style-name="Source_20_Text"><text:span text:style-name="T4">0011</text:span></text:span></text:p>
          </table:table-cell>
        </table:table-row>
      </table:table>
      <text:p text:style-name="P78"/>
      <text:p text:style-name="P78">Após explorar como comparar bits, vamos agora analisar os operadores que, em vez de comparar, manipulam a posição dos bits dentro de um número.</text:p>
      <text:p text:style-name="P78"/>
      <text:h text:style-name="P79" text:outline-level="2"><text:span text:style-name="T11">2.0 </text:span>Operadores de Deslocamento de Bits (Bit Shift)</text:h>
      <text:p text:style-name="P80"/>
      <text:p text:style-name="P82"><text:span text:style-name="T2">Os operadores de deslocamento, </text:span><text:span text:style-name="Source_20_Text"><text:span text:style-name="T2">&lt;&lt;</text:span></text:span><text:span text:style-name="T2"> (deslocamento para a esquerda) e </text:span><text:span text:style-name="Source_20_Text"><text:span text:style-name="T2">&gt;&gt;</text:span></text:span><text:span text:style-name="T2"> (deslocamento para a direita), têm a função de mover todos os bits de um número para uma nova posição. Como destacado na aula, essa manipulação possui uma consequência prática extremamente poderosa e eficiente: a capacidade de dobrar ou dividir valores inteiros pela metade, oferecendo uma alternativa otimizada à multiplicação e divisão convencionais.</text:span></text:p>
      <text:p text:style-name="P78"/>
      <text:h text:style-name="P81" text:outline-level="3"><text:span text:style-name="T12">2.1 </text:span><text:span text:style-name="T2">Deslocamento para a Esquerda (</text:span><text:span text:style-name="Source_20_Text"><text:span text:style-name="T2">&lt;&lt;</text:span></text:span><text:span text:style-name="T2">)</text:span></text:h>
      <text:p text:style-name="P80"/>
      <text:p text:style-name="P82"><text:span text:style-name="T2">O operador </text:span><text:span text:style-name="Source_20_Text"><text:span text:style-name="T2">&lt;&lt;</text:span></text:span><text:span text:style-name="T2"> move todos os bits de um número para a esquerda em um número especificado de posições. Os bits existentes são movidos para a esquerda, e a nova posição mais à direita (o bit menos significativo) é </text:span><text:soft-page-break/><text:span text:style-name="T2">preenchida com um </text:span><text:span text:style-name="Source_20_Text"><text:span text:style-name="T2">0</text:span></text:span><text:span text:style-name="T2">. A consequência direta de deslocar os bits uma posição para a esquerda (</text:span><text:span text:style-name="Source_20_Text"><text:span text:style-name="T2">&lt;&lt; 1</text:span></text:span><text:span text:style-name="T2">) é a multiplicação do valor original por 2. Por exemplo, </text:span><text:span text:style-name="Source_20_Text"><text:span text:style-name="T2">10 &lt;&lt; 1</text:span></text:span><text:span text:style-name="T2"> resulta em </text:span><text:span text:style-name="Source_20_Text"><text:span text:style-name="T2">20</text:span></text:span><text:span text:style-name="T2">. De forma geral, deslocar N bits para a esquerda (</text:span><text:span text:style-name="Source_20_Text"><text:span text:style-name="T2">&lt;&lt; N</text:span></text:span><text:span text:style-name="T2">) é uma forma otimizada de multiplicar o número por 2 elevado à N-ésima potência (2^N).</text:span></text:p>
      <text:p text:style-name="P82"><text:span text:style-name="T2">A operação </text:span><text:span text:style-name="Source_20_Text"><text:span text:style-name="T2">25 &lt;&lt; 1</text:span></text:span><text:span text:style-name="T2"> resulta em </text:span><text:span text:style-name="Source_20_Text"><text:span text:style-name="T2">50</text:span></text:span><text:span text:style-name="T2">, conforme a seguinte transformação binária:</text:span></text:p>
      <text:p text:style-name="P78"/>
      <text:list text:style-name="L12">
        <text:list-item>
          <text:p text:style-name="P88"><text:span text:style-name="T4">25 (Decimal):</text:span><text:span text:style-name="T2"> </text:span><text:span text:style-name="Source_20_Text"><text:span text:style-name="T2">11001</text:span></text:span></text:p>
        </text:list-item>
        <text:list-item>
          <text:p text:style-name="P88"><text:span text:style-name="T4">Deslocando 1 bit à esquerda:</text:span><text:span text:style-name="T2"> </text:span><text:span text:style-name="Source_20_Text"><text:span text:style-name="T2">110010</text:span></text:span></text:p>
        </text:list-item>
        <text:list-item>
          <text:p text:style-name="P88"><text:span text:style-name="T4">Resultado (Decimal):</text:span><text:span text:style-name="T2"> </text:span><text:span text:style-name="Source_20_Text"><text:span text:style-name="T2">50</text:span></text:span></text:p>
        </text:list-item>
      </text:list>
      <text:h text:style-name="P86" text:outline-level="3"/>
      <text:h text:style-name="P81" text:outline-level="3"><text:span text:style-name="T12">2.2 </text:span><text:span text:style-name="T2">Deslocamento para a Direita (</text:span><text:span text:style-name="Source_20_Text"><text:span text:style-name="T2">&gt;&gt;</text:span></text:span><text:span text:style-name="T2">)</text:span></text:h>
      <text:p text:style-name="P80"/>
      <text:p text:style-name="P82"><text:span text:style-name="T2">De forma oposta, o operador </text:span><text:span text:style-name="Source_20_Text"><text:span text:style-name="T2">&gt;&gt;</text:span></text:span><text:span text:style-name="T2"> move todos os bits para a direita. Nessa operação, o bit mais à direita é descartado, e uma nova posição é adicionada à esquerda, preenchida com um </text:span><text:span text:style-name="Source_20_Text"><text:span text:style-name="T2">0</text:span></text:span><text:span text:style-name="T2"> (para números positivos). Deslocar os bits uma posição para a direita (</text:span><text:span text:style-name="Source_20_Text"><text:span text:style-name="T2">&gt;&gt; 1</text:span></text:span><text:span text:style-name="T2">) equivale a realizar uma divisão inteira do valor por 2. De forma geral, deslocar N bits para a direita (</text:span><text:span text:style-name="Source_20_Text"><text:span text:style-name="T2">&gt;&gt; N</text:span></text:span><text:span text:style-name="T2">) equivale a uma divisão inteira por 2^N.</text:span></text:p>
      <text:p text:style-name="P82"><text:span text:style-name="T2">O exemplo </text:span><text:span text:style-name="Source_20_Text"><text:span text:style-name="T2">30 &gt;&gt; 1</text:span></text:span><text:span text:style-name="T2"> demonstra isso, resultando em </text:span><text:span text:style-name="Source_20_Text"><text:span text:style-name="T2">15</text:span></text:span><text:span text:style-name="T2">. A operação sobre o número 30 (</text:span><text:span text:style-name="Source_20_Text"><text:span text:style-name="T2">11110</text:span></text:span><text:span text:style-name="T2">) mostra como o bit mais à direita é removido:</text:span></text:p>
      <text:p text:style-name="P78"/>
      <text:list text:style-name="L13">
        <text:list-item>
          <text:p text:style-name="P89"><text:span text:style-name="T4">30 (Decimal):</text:span><text:span text:style-name="T2"> </text:span><text:span text:style-name="Source_20_Text"><text:span text:style-name="T2">11110</text:span></text:span></text:p>
        </text:list-item>
        <text:list-item>
          <text:p text:style-name="P89"><text:span text:style-name="T4">Deslocando 1 bit à direita:</text:span><text:span text:style-name="T2"> </text:span><text:span text:style-name="Source_20_Text"><text:span text:style-name="T2">1111</text:span></text:span></text:p>
        </text:list-item>
        <text:list-item>
          <text:p text:style-name="P89"><text:span text:style-name="T4">Resultado (Decimal):</text:span><text:span text:style-name="T2"> </text:span><text:span text:style-name="Source_20_Text"><text:span text:style-name="T2">15</text:span></text:span></text:p>
        </text:list-item>
      </text:list>
      <text:h text:style-name="P79" text:outline-level="2"/>
      <text:h text:style-name="P79" text:outline-level="2"><text:span text:style-name="T11">3.0 </text:span>Conclusão: A Relevância Prática dos Operadores Bitwise</text:h>
      <text:p text:style-name="P80"/>
      <text:p text:style-name="P82"><text:span text:style-name="T2">A aula demonstrou que os operadores bitwise, embora operem em um nível baixo de abstração, oferecem soluções elegantes e de alta performance para problemas comuns. Os operadores lógicos (</text:span><text:span text:style-name="Source_20_Text"><text:span text:style-name="T2">&amp;</text:span></text:span><text:span text:style-name="T2">, </text:span><text:span text:style-name="Source_20_Text"><text:span text:style-name="T2">|</text:span></text:span><text:span text:style-name="T2">, </text:span><text:span text:style-name="Source_20_Text"><text:span text:style-name="T2">^</text:span></text:span><text:span text:style-name="T2">) permitem comparações complexas bit a bit, enquanto os operadores de deslocamento (</text:span><text:span text:style-name="Source_20_Text"><text:span text:style-name="T2">&lt;&lt;</text:span></text:span><text:span text:style-name="T2">, </text:span><text:span text:style-name="Source_20_Text"><text:span text:style-name="T2">&gt;&gt;</text:span></text:span><text:span text:style-name="T2">) fornecem um método extremamente eficiente para multiplicar e dividir números inteiros por potências de dois. Conforme a mensagem central do instrutor, compreender e saber aplicar esses operadores é um diferencial importante. Dominar esses conceitos é um passo fundamental no caminho para se tornar um programador JavaScript profissional e completo, capaz de escrever código não apenas funcional, mas também otimizado.</text:span></text:p>
      <text:p text:style-name="P78"/>
      <text:h text:style-name="P57" text:outline-level="1"><text:bookmark-start text:name="__RefHeading___Toc2251_3828932059"/>Operadores de Incremento, Decremento e Outras Operações Unárias em JavaScript<text:bookmark-end text:name="__RefHeading___Toc2251_3828932059"/></text:h>
      <text:p text:style-name="P58"/>
      <text:h text:style-name="P12" text:outline-level="3">1. Introdução: A Importância dos Operadores no JavaScript</text:h>
      <text:p text:style-name="P7"/>
      <text:p text:style-name="P59">Os operadores são blocos de construção fundamentais em JavaScript, servindo como as ferramentas que nos permitem manipular dados, realizar cálculos e controlar o fluxo de nossos programas. Dominar seu uso, especialmente as nuances de operadores como os de incremento e decremento, é um passo essencial para escrever um código que seja não apenas funcional, mas também previsível e profissional. Como ressaltado <text:soft-page-break/>pelo instrutor, esses são conceitos que serão utilizados ao longo de toda a vida com JavaScript, reforçando a importância de compreendê-los profundamente desde o início. Este resumo detalhará o comportamento desses operadores para garantir uma base sólida em sua aplicação.</text:p>
      <text:p text:style-name="P59"/>
      <text:h text:style-name="P50" text:outline-level="3"><text:span text:style-name="T2">2. Operadores de Incremento (</text:span><text:span text:style-name="Source_20_Text"><text:span text:style-name="T2">++</text:span></text:span><text:span text:style-name="T2">): A Distinção Crucial entre Pré e Pós</text:span></text:h>
      <text:p text:style-name="P7"/>
      <text:p text:style-name="P60"><text:span text:style-name="T2">O operador de incremento (</text:span><text:span text:style-name="Source_20_Text"><text:span text:style-name="T2">++</text:span></text:span><text:span text:style-name="T2">) tem uma função simples: adicionar uma unidade ao valor de uma variável. No entanto, seu comportamento muda drasticamente dependendo de sua posição — antes (pré-incremento) ou depois (pós-incremento) da variável. Entender essa diferença é vital para evitar bugs lógicos comuns que podem surgir de resultados inesperados em expressões e atribuições.</text:span></text:p>
      <text:p text:style-name="P59"/>
      <text:h text:style-name="P67" text:outline-level="4"><text:span text:style-name="T2">2.1. Pós-Incremento (</text:span><text:span text:style-name="Source_20_Text"><text:span text:style-name="T2">n++</text:span></text:span><text:span text:style-name="T2">): Usar, Depois Incrementar</text:span></text:h>
      <text:p text:style-name="P7"/>
      <text:p text:style-name="P59">A regra do pós-incremento é: a expressão avalia para o valor <text:span text:style-name="T13">antes</text:span> da modificação. A variável só é atualizada na memória <text:span text:style-name="T13">depois</text:span> que seu valor original foi utilizado. Em outras palavras, o JavaScript primeiro "usa" o valor atual e depois o atualiza. Considere o seguinte exemplo prático:</text:p>
      <text:p text:style-name="P59"/>
      <text:p text:style-name="P70"><text:span text:style-name="Source_20_Text"><text:span text:style-name="T2">let n = 10;</text:span></text:span></text:p>
      <text:p text:style-name="P70"><text:span text:style-name="Source_20_Text"><text:span text:style-name="T2">console.log(n++); // Imprime 10</text:span></text:span></text:p>
      <text:p text:style-name="P10"><text:span text:style-name="Source_20_Text"><text:span text:style-name="T2"/></text:span></text:p>
      <text:p text:style-name="P60"><text:span text:style-name="T2">Neste caso, o </text:span><text:span text:style-name="Source_20_Text"><text:span text:style-name="T2">console.log</text:span></text:span><text:span text:style-name="T2"> exibe </text:span><text:span text:style-name="Source_20_Text"><text:span text:style-name="T2">10</text:span></text:span><text:span text:style-name="T2"> porque a operação de incremento só ocorre </text:span><text:span text:style-name="T6">depois</text:span><text:span text:style-name="T2"> que o valor original de </text:span><text:span text:style-name="Source_20_Text"><text:span text:style-name="T2">n</text:span></text:span><text:span text:style-name="T2"> foi passado para a função. Após a execução dessa linha, o valor de </text:span><text:span text:style-name="Source_20_Text"><text:span text:style-name="T2">n</text:span></text:span><text:span text:style-name="T2"> na memória passa a ser </text:span><text:span text:style-name="Source_20_Text"><text:span text:style-name="T2">11</text:span></text:span><text:span text:style-name="T2">.</text:span></text:p>
      <text:p text:style-name="P59"/>
      <text:h text:style-name="P67" text:outline-level="4"><text:span text:style-name="T2">2.2. Pré-Incremento (</text:span><text:span text:style-name="Source_20_Text"><text:span text:style-name="T2">++n</text:span></text:span><text:span text:style-name="T2">): Incrementar, Depois Usar</text:span></text:h>
      <text:p text:style-name="P7"/>
      <text:p text:style-name="P59">O pré-incremento segue a lógica oposta. A variável é <text:span text:style-name="T9">primeiro</text:span> incrementada e, em seguida, a expressão retorna o valor <text:span text:style-name="T9">já atualizado</text:span>. O processo de "incrementar e depois usar" garante que qualquer operação subsequente na mesma linha já utilize o novo valor. Analisando o mesmo cenário com pré-incremento:</text:p>
      <text:p text:style-name="P59"/>
      <text:p text:style-name="P70"><text:span text:style-name="Source_20_Text"><text:span text:style-name="T2">let n = 10;</text:span></text:span></text:p>
      <text:p text:style-name="P70"><text:span text:style-name="Source_20_Text"><text:span text:style-name="T2">console.log(++n); // Imprime 11</text:span></text:span></text:p>
      <text:p text:style-name="P10"><text:span text:style-name="Source_20_Text"><text:span text:style-name="T2"/></text:span></text:p>
      <text:p text:style-name="P60"><text:span text:style-name="T2">Aqui, </text:span><text:span text:style-name="Source_20_Text"><text:span text:style-name="T2">n</text:span></text:span><text:span text:style-name="T2"> é incrementado para </text:span><text:span text:style-name="Source_20_Text"><text:span text:style-name="T2">11</text:span></text:span><text:span text:style-name="T2"> </text:span><text:span text:style-name="T6">antes</text:span><text:span text:style-name="T2"> de ser passado para o </text:span><text:span text:style-name="Source_20_Text"><text:span text:style-name="T2">console.log</text:span></text:span><text:span text:style-name="T2">. Por isso, o valor impresso é </text:span><text:span text:style-name="Source_20_Text"><text:span text:style-name="T2">11</text:span></text:span><text:span text:style-name="T2"> imediatamente.</text:span></text:p>
      <text:p text:style-name="P59"/>
      <text:h text:style-name="P38" text:outline-level="4">2.3. Análise Comparativa do Comportamento</text:h>
      <text:p text:style-name="P7"/>
      <text:p text:style-name="P60"><text:span text:style-name="T2">A chave para entender por que esses operadores se comportam de maneira diferente reside em um princípio fundamental do JavaScript: </text:span><text:span text:style-name="T4">a avaliação de expressões ocorre da esquerda para a direita</text:span><text:span text:style-name="T2">. No caso de </text:span><text:span text:style-name="Source_20_Text"><text:span text:style-name="T2">console.log(n++)</text:span></text:span><text:span text:style-name="T2">, o motor JavaScript primeiro avalia </text:span><text:span text:style-name="Source_20_Text"><text:span text:style-name="T2">n</text:span></text:span><text:span text:style-name="T2">, captura seu valor atual (</text:span><text:span text:style-name="Source_20_Text"><text:span text:style-name="T2">10</text:span></text:span><text:span text:style-name="T2">) para passar à função </text:span><text:span text:style-name="Source_20_Text"><text:span text:style-name="T2">console.log</text:span></text:span><text:span text:style-name="T2">, e </text:span><text:span text:style-name="T6">somente depois</text:span><text:span text:style-name="T2"> processa o operador </text:span><text:span text:style-name="Source_20_Text"><text:span text:style-name="T2">++</text:span></text:span><text:span text:style-name="T2">, atualizando a variável </text:span><text:span text:style-name="Source_20_Text"><text:span text:style-name="T2">n</text:span></text:span><text:span text:style-name="T2"> para </text:span><text:span text:style-name="Source_20_Text"><text:span text:style-name="T2">11</text:span></text:span><text:span text:style-name="T2"> na </text:span><text:soft-page-break/><text:span text:style-name="T2">memória. Essa ordem de operações é a causa direta do comportamento "usar, depois incrementar". A tabela abaixo resume a distinção entre o resultado da expressão e o efeito colateral na variável:</text:span></text:p>
      <text:p text:style-name="P59"/>
      <table:table table:name="Tabela9" table:style-name="Tabela9">
        <table:table-column table:style-name="Tabela9.A"/>
        <table:table-column table:style-name="Tabela9.B"/>
        <table:table-row>
          <table:table-cell table:style-name="Tabela9.A1" office:value-type="string">
            <text:p text:style-name="P68">Operação</text:p>
          </table:table-cell>
          <table:table-cell table:style-name="Tabela9.B1" office:value-type="string">
            <text:p text:style-name="P68">Descrição do Processo</text:p>
          </table:table-cell>
        </table:table-row>
        <table:table-row>
          <table:table-cell table:style-name="Tabela9.A2" office:value-type="string">
            <text:p text:style-name="P69"><text:span text:style-name="T4">Pós-Incremento (</text:span><text:span text:style-name="Source_20_Text"><text:span text:style-name="T4">n++</text:span></text:span><text:span text:style-name="T4">)</text:span></text:p>
          </table:table-cell>
          <table:table-cell table:style-name="Tabela9.B2" office:value-type="string">
            <text:p text:style-name="P69"><text:span text:style-name="T2">1. A expressão resulta no valor </text:span><text:span text:style-name="T4">atual</text:span><text:span text:style-name="T2"> de </text:span><text:span text:style-name="Source_20_Text"><text:span text:style-name="T2">n</text:span></text:span><text:span text:style-name="T2">. &lt;br&gt; 2. Como efeito colateral, </text:span><text:span text:style-name="Source_20_Text"><text:span text:style-name="T2">n</text:span></text:span><text:span text:style-name="T2"> é incrementado em 1 na memória.</text:span></text:p>
          </table:table-cell>
        </table:table-row>
        <table:table-row>
          <table:table-cell table:style-name="Tabela9.A3" office:value-type="string">
            <text:p text:style-name="P69"><text:span text:style-name="T4">Pré-Incremento (</text:span><text:span text:style-name="Source_20_Text"><text:span text:style-name="T4">++n</text:span></text:span><text:span text:style-name="T4">)</text:span></text:p>
          </table:table-cell>
          <table:table-cell table:style-name="Tabela9.B3" office:value-type="string">
            <text:p text:style-name="P69"><text:span text:style-name="T2">1. </text:span><text:span text:style-name="Source_20_Text"><text:span text:style-name="T2">n</text:span></text:span><text:span text:style-name="T2"> é incrementado em 1 na memória. &lt;br&gt; 2. A expressão resulta no valor </text:span><text:span text:style-name="T4">novo</text:span><text:span text:style-name="T2"> e já atualizado de </text:span><text:span text:style-name="Source_20_Text"><text:span text:style-name="T2">n</text:span></text:span><text:span text:style-name="T2">.</text:span></text:p>
          </table:table-cell>
        </table:table-row>
      </table:table>
      <text:p text:style-name="P59"/>
      <text:p text:style-name="P59">É crucial entender que, em ambos os casos, o valor da variável é permanentemente alterado. O exemplo a seguir ilustra isso perfeitamente:</text:p>
      <text:p text:style-name="P59"/>
      <text:p text:style-name="P70"><text:span text:style-name="Source_20_Text"><text:span text:style-name="T2">let n = 10;</text:span></text:span></text:p>
      <text:p text:style-name="P70"><text:span text:style-name="Source_20_Text"><text:span text:style-name="T2">console.log(n++); // Imprime 10 (usa o valor original)</text:span></text:span></text:p>
      <text:p text:style-name="P70"><text:span text:style-name="Source_20_Text"><text:span text:style-name="T2">console.log(n); <text:s text:c="2"/>// Imprime 11 (a variável já foi incrementada)</text:span></text:span></text:p>
      <text:p text:style-name="P10"><text:span text:style-name="Source_20_Text"><text:span text:style-name="T2"/></text:span></text:p>
      <text:p text:style-name="P59">Com o conceito de incremento bem estabelecido, podemos agora explorar seu análogo: os operadores de decremento.</text:p>
      <text:p text:style-name="P59"/>
      <text:h text:style-name="P50" text:outline-level="3"><text:span text:style-name="T2">3. Operadores de Decremento (</text:span><text:span text:style-name="Source_20_Text"><text:span text:style-name="T2">--</text:span></text:span><text:span text:style-name="T2">): A Lógica Inversa</text:span></text:h>
      <text:p text:style-name="P7"/>
      <text:p text:style-name="P60"><text:span text:style-name="T2">Os operadores de decremento (</text:span><text:span text:style-name="Source_20_Text"><text:span text:style-name="T2">--</text:span></text:span><text:span text:style-name="T2">) seguem exatamente a mesma lógica dos operadores de incremento, mas com o propósito de </text:span><text:span text:style-name="T4">subtrair</text:span><text:span text:style-name="T2"> uma unidade do valor da variável. A distinção entre pré e pós-operação, governada pela mesma avaliação da esquerda para a direita, continua sendo a mesma:</text:span></text:p>
      <text:p text:style-name="P59"/>
      <text:list text:style-name="L14">
        <text:list-item>
          <text:p text:style-name="P90"><text:span text:style-name="T4">Pós-Decremento (</text:span><text:span text:style-name="Source_20_Text"><text:span text:style-name="T4">n--</text:span></text:span><text:span text:style-name="T4">):</text:span><text:span text:style-name="T2"> Usa o valor atual e, depois, decrementa.</text:span></text:p>
        </text:list-item>
        <text:list-item>
          <text:p text:style-name="P90"><text:span text:style-name="T4">Pré-Decremento (</text:span><text:span text:style-name="Source_20_Text"><text:span text:style-name="T4">--n</text:span></text:span><text:span text:style-name="T4">):</text:span><text:span text:style-name="T2"> Primeiro decrementa e, depois, usa o novo valor.</text:span></text:p>
        </text:list-item>
      </text:list>
      <text:p text:style-name="P59"/>
      <text:p text:style-name="P59">O exemplo de pré-decremento é direto:</text:p>
      <text:p text:style-name="P59"/>
      <text:p text:style-name="P70"><text:span text:style-name="Source_20_Text"><text:span text:style-name="T2">let n = 10;</text:span></text:span></text:p>
      <text:p text:style-name="P70"><text:span text:style-name="Source_20_Text"><text:span text:style-name="T2">console.log(--n); // Imprime 9</text:span></text:span></text:p>
      <text:p text:style-name="P10"><text:span text:style-name="Source_20_Text"><text:span text:style-name="T2"/></text:span></text:p>
      <text:p text:style-name="P60"><text:span text:style-name="T2">Neste caso, a variável </text:span><text:span text:style-name="Source_20_Text"><text:span text:style-name="T2">n</text:span></text:span><text:span text:style-name="T2"> é primeiro reduzida para </text:span><text:span text:style-name="Source_20_Text"><text:span text:style-name="T2">9</text:span></text:span><text:span text:style-name="T2">, e então esse novo valor é impresso. De forma análoga ao pós-incremento, o pós-decremento também utiliza o valor original antes de modificá-lo:</text:span></text:p>
      <text:p text:style-name="P59"/>
      <text:p text:style-name="P73"><text:span text:style-name="Source_20_Text"><text:span text:style-name="T2">let n = 10;</text:span></text:span></text:p>
      <text:p text:style-name="P73"><text:span text:style-name="Source_20_Text"><text:span text:style-name="T2">console.log(n--); // Imprime 10</text:span></text:span></text:p>
      <text:p text:style-name="P73"><text:span text:style-name="Source_20_Text"><text:span text:style-name="T2">console.log(n); <text:s text:c="2"/>// Imprime 9</text:span></text:span></text:p>
      <text:p text:style-name="P10"><text:soft-page-break/><text:span text:style-name="Source_20_Text"><text:span text:style-name="T2"/></text:span></text:p>
      <text:p text:style-name="P59">Além desses, outros operadores unários são fundamentais para o dia a dia da programação em JavaScript.</text:p>
      <text:p text:style-name="P59"/>
      <text:h text:style-name="P12" text:outline-level="3">4. Outros Operadores Relevantes: Inversão e Concatenação</text:h>
      <text:p text:style-name="P7"/>
      <text:p text:style-name="P60"><text:span text:style-name="T2">Além de incrementar e decrementar, existem outros operadores que atuam sobre um único operando e são cruciais para operações diárias em JavaScript. Entre eles, destacam-se o operador de inversão de sinal e o comportamento contextual do operador </text:span><text:span text:style-name="Source_20_Text"><text:span text:style-name="T2">+</text:span></text:span><text:span text:style-name="T2">.</text:span></text:p>
      <text:p text:style-name="P59"/>
      <text:h text:style-name="P67" text:outline-level="4"><text:span text:style-name="T2">4.1. Operador de Inversão/Negação (</text:span><text:span text:style-name="Source_20_Text"><text:span text:style-name="T2">-</text:span></text:span><text:span text:style-name="T2">)</text:span></text:h>
      <text:p text:style-name="P7"/>
      <text:p text:style-name="P60"><text:span text:style-name="T2">O operador unário de negação (</text:span><text:span text:style-name="Source_20_Text"><text:span text:style-name="T2">-</text:span></text:span><text:span text:style-name="T2">), quando colocado antes de um valor numérico, inverte seu sinal. Um valor positivo se torna negativo, e um valor negativo se torna positivo. O instrutor refere-se a esta operação tanto como inversão quanto como negação, pois no contexto de valores numéricos, os termos são equivalentes. Por exemplo:</text:span></text:p>
      <text:p text:style-name="P59"/>
      <text:p text:style-name="P73"><text:span text:style-name="Source_20_Text"><text:span text:style-name="T2">let n = 10;</text:span></text:span></text:p>
      <text:p text:style-name="P73"><text:span text:style-name="Source_20_Text"><text:span text:style-name="T2">let x = -n; // x agora contém o valor -10</text:span></text:span></text:p>
      <text:p text:style-name="P10"><text:span text:style-name="Source_20_Text"><text:span text:style-name="T2"/></text:span></text:p>
      <text:h text:style-name="P67" text:outline-level="4"><text:span text:style-name="T2">4.2. O Duplo Papel do Operador </text:span><text:span text:style-name="Source_20_Text"><text:span text:style-name="T2">+</text:span></text:span></text:h>
      <text:p text:style-name="P22"><text:span text:style-name="Source_20_Text"><text:span text:style-name="T2"/></text:span></text:p>
      <text:p text:style-name="P60"><text:span text:style-name="T2">O operador </text:span><text:span text:style-name="Source_20_Text"><text:span text:style-name="T2">+</text:span></text:span><text:span text:style-name="T2"> é contextual, e sua função depende inteiramente do tipo dos operandos com os quais ele está trabalhando.</text:span></text:p>
      <text:p text:style-name="P59"/>
      <text:list text:style-name="L15">
        <text:list-item>
          <text:p text:style-name="P91"><text:span text:style-name="T4">Adição:</text:span><text:span text:style-name="T2"> Quando o operador </text:span><text:span text:style-name="Source_20_Text"><text:span text:style-name="T2">+</text:span></text:span><text:span text:style-name="T2"> é posicionado entre dois valores numéricos, ele realiza uma soma matemática tradicional.</text:span></text:p>
        </text:list-item>
        <text:list-item>
          <text:p text:style-name="P91"><text:span text:style-name="T4">Concatenação:</text:span><text:span text:style-name="T2"> Se qualquer um dos operandos for uma </text:span><text:span text:style-name="Source_20_Text"><text:span text:style-name="T2">string</text:span></text:span><text:span text:style-name="T2">, o operador </text:span><text:span text:style-name="Source_20_Text"><text:span text:style-name="T2">+</text:span></text:span><text:span text:style-name="T2"> muda seu comportamento e se torna um operador de concatenação. Ele converte os outros operandos em strings (se necessário) e os une em uma única string.</text:span></text:p>
          <text:p text:style-name="P92"/>
        </text:list-item>
      </text:list>
      <text:h text:style-name="P12" text:outline-level="3">5. Conclusão e Pontos-Chave</text:h>
      <text:p text:style-name="P7"/>
      <text:p text:style-name="P60"><text:span text:style-name="T2">Dominar o comportamento dos operadores unários é um requisito fundamental para escrever código JavaScript previsível e profissional. As distinções entre pré e pós-operação, bem como o comportamento contextual de operadores como o </text:span><text:span text:style-name="Source_20_Text"><text:span text:style-name="T2">+</text:span></text:span><text:span text:style-name="T2">, são detalhes que, quando compreendidos, evitam erros lógicos e tornam o código mais legível e robusto. Para uma rápida revisão, os pontos mais críticos da aula foram:</text:span></text:p>
      <text:p text:style-name="P59"/>
      <text:list text:style-name="L16">
        <text:list-item>
          <text:p text:style-name="P93"><text:span text:style-name="T4">Pós-Incremento (</text:span><text:span text:style-name="Source_20_Text"><text:span text:style-name="T4">n++</text:span></text:span><text:span text:style-name="T4">):</text:span><text:span text:style-name="T2"> Primeiro retorna o valor original, depois incrementa.</text:span></text:p>
        </text:list-item>
        <text:list-item>
          <text:p text:style-name="P93"><text:span text:style-name="T4">Pré-Incremento (</text:span><text:span text:style-name="Source_20_Text"><text:span text:style-name="T4">++n</text:span></text:span><text:span text:style-name="T4">):</text:span><text:span text:style-name="T2"> Primeiro incrementa, depois retorna o novo valor.</text:span></text:p>
        </text:list-item>
        <text:list-item>
          <text:p text:style-name="P93"><text:span text:style-name="T4">Decremento (</text:span><text:span text:style-name="Source_20_Text"><text:span text:style-name="T4">--</text:span></text:span><text:span text:style-name="T4">):</text:span><text:span text:style-name="T2"> Segue a mesma lógica de pré e pós-operação do incremento, mas subtraindo um.</text:span></text:p>
        </text:list-item>
        <text:list-item>
          <text:p text:style-name="P93"><text:span text:style-name="T4">Operador </text:span><text:span text:style-name="Source_20_Text"><text:span text:style-name="T4">+</text:span></text:span><text:span text:style-name="T4">:</text:span><text:span text:style-name="T2"> É um operador de </text:span><text:span text:style-name="T4">adição</text:span><text:span text:style-name="T2"> com números e de </text:span><text:span text:style-name="T4">concatenação</text:span><text:span text:style-name="T2"> na presença de uma string.</text:span></text:p>
        </text:list-item>
      </text:list>
      <text:p text:style-name="P94"/>
      <text:p text:style-name="P94"/>
      <text:p text:style-name="P94"/>
      <text:h text:style-name="P57" text:outline-level="1"><text:bookmark-start text:name="__RefHeading___Toc2288_3828932059"/><text:soft-page-break/>O Operador Ternário em JavaScript<text:bookmark-end text:name="__RefHeading___Toc2288_3828932059"/></text:h>
      <text:p text:style-name="P58"/>
      <text:h text:style-name="P12" text:outline-level="3">1.0 Introdução: Simplificando a Lógica Condicional</text:h>
      <text:p text:style-name="P7"/>
      <text:p text:style-name="P60"><text:span text:style-name="T2">O operador ternário, também conhecido como </text:span><text:span text:style-name="Source_20_Text"><text:span text:style-name="T2">if ternário</text:span></text:span><text:span text:style-name="T2"> ou condição ternária, é uma construção fundamental em JavaScript projetada para simplificar a escrita de lógicas condicionais. Seu propósito principal é oferecer uma alternativa mais compacta e direta para estruturas </text:span><text:span text:style-name="Source_20_Text"><text:span text:style-name="T2">if/else</text:span></text:span><text:span text:style-name="T2"> simples, reduzindo a verbosidade do código. Em vez de escrever um bloco de várias linhas para um teste lógico simples, o operador ternário permite que a mesma decisão seja expressa em uma única linha.</text:span></text:p>
      <text:p text:style-name="P59"/>
      <text:p text:style-name="P59">Esta ferramenta torna o código não apenas mais conciso, mas, em muitos casos, mais legível para testes lógicos diretos que resultam em uma de duas saídas possíveis. Ao dominar seu uso, desenvolvedores podem escrever um código mais limpo e eficiente. A seguir, exploraremos a sintaxe fundamental que torna essa simplicidade possível.</text:p>
      <text:p text:style-name="P59"/>
      <text:h text:style-name="P12" text:outline-level="3">2.0 A Sintaxe Fundamental do Operador Ternário</text:h>
      <text:p text:style-name="P7"/>
      <text:p text:style-name="P59">Para utilizar o operador ternário de forma correta e eficaz, é crucial compreender sua estrutura. A sintaxe é composta por três partes essenciais (daí o nome "ternário"), que juntas formam uma expressão condicional completa em uma única linha. A sintaxe genérica do operador é apresentada da seguinte forma:</text:p>
      <text:p text:style-name="P59"/>
      <text:p text:style-name="P95"><text:span text:style-name="Source_20_Text"><text:span text:style-name="T2">teste_lógico ? retorno_se_verdadeiro : retorno_se_falso</text:span></text:span></text:p>
      <text:p text:style-name="P60"><text:span text:style-name="Source_20_Text"><text:span text:style-name="T2"/></text:span></text:p>
      <text:p text:style-name="P59">Cada componente desta estrutura desempenha um papel específico:</text:p>
      <text:p text:style-name="P59"/>
      <text:list text:style-name="L17">
        <text:list-item>
          <text:p text:style-name="P96"><text:span text:style-name="Source_20_Text"><text:span text:style-name="T4">teste_lógico</text:span></text:span><text:span text:style-name="T2">: Esta é a expressão ou condição que será avaliada. É importante entender que o JavaScript avalia uma ampla gama de valores em um contexto booleano. Valores como </text:span><text:span text:style-name="Source_20_Text"><text:span text:style-name="T2">0</text:span></text:span><text:span text:style-name="T2">, </text:span><text:span text:style-name="Source_20_Text"><text:span text:style-name="T2">""</text:span></text:span><text:span text:style-name="T2"> (string vazia), </text:span><text:span text:style-name="Source_20_Text"><text:span text:style-name="T2">null</text:span></text:span><text:span text:style-name="T2"> e </text:span><text:span text:style-name="Source_20_Text"><text:span text:style-name="T2">undefined</text:span></text:span><text:span text:style-name="T2"> são considerados </text:span><text:span text:style-name="Source_20_Text"><text:span text:style-name="T4">falsy</text:span></text:span><text:span text:style-name="T2"> (falsos). Por outro lado, números diferentes de zero, strings não vazias e objetos são considerados </text:span><text:span text:style-name="Source_20_Text"><text:span text:style-name="T4">truthy</text:span></text:span><text:span text:style-name="T2"> (verdadeiros).</text:span></text:p>
        </text:list-item>
        <text:list-item>
          <text:p text:style-name="P96"><text:span text:style-name="Source_20_Text"><text:span text:style-name="T4">?</text:span></text:span><text:span text:style-name="T2">: Este símbolo de interrogação marca o início do operador ternário, separando o teste lógico dos possíveis valores de retorno.</text:span></text:p>
        </text:list-item>
        <text:list-item>
          <text:p text:style-name="P96"><text:span text:style-name="Source_20_Text"><text:span text:style-name="T4">retorno_se_verdadeiro</text:span></text:span><text:span text:style-name="T2">: Este é o valor ou a expressão que será retornada caso o </text:span><text:span text:style-name="Source_20_Text"><text:span text:style-name="T2">teste_lógico</text:span></text:span><text:span text:style-name="T2"> seja avaliado como </text:span><text:span text:style-name="Source_20_Text"><text:span text:style-name="T2">truthy</text:span></text:span><text:span text:style-name="T2">.</text:span></text:p>
        </text:list-item>
        <text:list-item>
          <text:p text:style-name="P96"><text:span text:style-name="Source_20_Text"><text:span text:style-name="T4">:</text:span></text:span><text:span text:style-name="T2">: O símbolo de dois pontos atua como um separador, distinguindo o retorno para o caso verdadeiro do retorno para o caso falso.</text:span></text:p>
        </text:list-item>
        <text:list-item>
          <text:p text:style-name="P96"><text:span text:style-name="Source_20_Text"><text:span text:style-name="T4">retorno_se_falso</text:span></text:span><text:span text:style-name="T2">: Este é o valor ou a expressão que será retornada se o </text:span><text:span text:style-name="Source_20_Text"><text:span text:style-name="T2">teste_lógico</text:span></text:span><text:span text:style-name="T2"> for avaliado como </text:span><text:span text:style-name="Source_20_Text"><text:span text:style-name="T2">falsy</text:span></text:span><text:span text:style-name="T2">.</text:span></text:p>
        </text:list-item>
      </text:list>
      <text:p text:style-name="P59"/>
      <text:p text:style-name="P59">Com essa estrutura em mente, podemos agora analisar como essa sintaxe se traduz em cenários práticos e compreensíveis.</text:p>
      <text:p text:style-name="P59"/>
      <text:h text:style-name="P12" text:outline-level="3">3.0 Análise de Casos de Uso Práticos</text:h>
      <text:p text:style-name="P7"/>
      <text:p text:style-name="P59"><text:soft-page-break/>A melhor forma de entender o poder e a elegância do operador ternário é por meio de exemplos práticos. Os cenários a seguir ilustram sua aplicação em situações comuns, desde uma simples verificação matemática até o tratamento de dados para exibição em uma interface de usuário.</text:p>
      <text:p text:style-name="P59"/>
      <text:p text:style-name="P59"/>
      <text:h text:style-name="P38" text:outline-level="4">3.1.1 Exemplo 1: Verificação de Número Par ou Ímpar</text:h>
      <text:p text:style-name="P7"/>
      <text:p text:style-name="P60"><text:span text:style-name="T2">Uma tarefa comum é determinar se um número é par ou ímpar. Tradicionalmente, isso seria feito com uma estrutura </text:span><text:span text:style-name="Source_20_Text"><text:span text:style-name="T2">if/else</text:span></text:span><text:span text:style-name="T2"> e o operador de módulo (</text:span><text:span text:style-name="Source_20_Text"><text:span text:style-name="T2">%</text:span></text:span><text:span text:style-name="T2">), que retorna o resto de uma divisão.</text:span></text:p>
      <text:p text:style-name="P59"/>
      <text:p text:style-name="P95"><text:span text:style-name="T4">Abordagem com </text:span><text:span text:style-name="Source_20_Text"><text:span text:style-name="T4">if/else</text:span></text:span><text:span text:style-name="T4">:</text:span></text:p>
      <text:p text:style-name="P73"><text:span text:style-name="Source_20_Text"><text:span text:style-name="T2">let num = 10;</text:span></text:span></text:p>
      <text:p text:style-name="P73"><text:span text:style-name="Source_20_Text"><text:span text:style-name="T2">let resto = num % 2;</text:span></text:span></text:p>
      <text:p text:style-name="P97"/>
      <text:p text:style-name="P73"><text:span text:style-name="Source_20_Text"><text:span text:style-name="T2">if (resto == 0) {</text:span></text:span></text:p>
      <text:p text:style-name="P73"><text:span text:style-name="Source_20_Text"><text:span text:style-name="T2"><text:s text:c="4"/>console.log('par');</text:span></text:span></text:p>
      <text:p text:style-name="P73"><text:span text:style-name="Source_20_Text"><text:span text:style-name="T2">} else {</text:span></text:span></text:p>
      <text:p text:style-name="P73"><text:span text:style-name="Source_20_Text"><text:span text:style-name="T2"><text:s text:c="4"/>console.log('ímpar');</text:span></text:span></text:p>
      <text:p text:style-name="P73"><text:span text:style-name="Source_20_Text"><text:span text:style-name="T2">}</text:span></text:span></text:p>
      <text:p text:style-name="P10"><text:span text:style-name="Source_20_Text"><text:span text:style-name="T2"/></text:span></text:p>
      <text:p text:style-name="P60"><text:span text:style-name="T2">Ao tentar converter isso para um operador ternário, nossa primeira intuição poderia ser usar a expressão </text:span><text:span text:style-name="Source_20_Text"><text:span text:style-name="T2">num % 2</text:span></text:span><text:span text:style-name="T2"> diretamente como o teste lógico. Vamos analisar o que acontece:</text:span></text:p>
      <text:p text:style-name="P59"/>
      <text:p text:style-name="P73"><text:span text:style-name="Source_20_Text"><text:span text:style-name="T2">let num = 10;</text:span></text:span></text:p>
      <text:p text:style-name="P73"><text:span text:style-name="Source_20_Text"><text:span text:style-name="T2">// Tentativa intuitiva, mas incorreta</text:span></text:span></text:p>
      <text:p text:style-name="P73"><text:span text:style-name="Source_20_Text"><text:span text:style-name="T2">let resultado = num % 2 ? 'par' : 'ímpar';</text:span></text:span></text:p>
      <text:p text:style-name="P73"><text:span text:style-name="Source_20_Text"><text:span text:style-name="T2"/></text:span></text:p>
      <text:p text:style-name="P97">console.log(resultado); // Saída inesperada: ímpar</text:p>
      <text:p text:style-name="P10"><text:span text:style-name="Source_20_Text"><text:span text:style-name="T2"/></text:span></text:p>
      <text:p text:style-name="P60"><text:span text:style-name="T2">Por que isso resulta em </text:span><text:span text:style-name="Source_20_Text"><text:span text:style-name="T2">'ímpar'</text:span></text:span><text:span text:style-name="T2">? A resposta está nos conceitos de </text:span><text:span text:style-name="T6">truthy</text:span><text:span text:style-name="T2"> e </text:span><text:span text:style-name="T6">falsy</text:span><text:span text:style-name="T2"> em JavaScript. A expressão </text:span><text:span text:style-name="Source_20_Text"><text:span text:style-name="T2">num % 2</text:span></text:span><text:span text:style-name="T2"> com </text:span><text:span text:style-name="Source_20_Text"><text:span text:style-name="T2">num = 10</text:span></text:span><text:span text:style-name="T2"> resulta em </text:span><text:span text:style-name="Source_20_Text"><text:span text:style-name="T2">0</text:span></text:span><text:span text:style-name="T2">. No contexto de uma condição, JavaScript trata o valor </text:span><text:span text:style-name="Source_20_Text"><text:span text:style-name="T2">0</text:span></text:span><text:span text:style-name="T2"> como </text:span><text:span text:style-name="Source_20_Text"><text:span text:style-name="T2">falsy</text:span></text:span><text:span text:style-name="T2"> (falso). Portanto, o operador ternário executa o </text:span><text:span text:style-name="Source_20_Text"><text:span text:style-name="T2">retorno_se_falso</text:span></text:span><text:span text:style-name="T2">, que é </text:span><text:span text:style-name="Source_20_Text"><text:span text:style-name="T2">'ímpar'</text:span></text:span><text:span text:style-name="T2">. Por outro lado, se </text:span><text:span text:style-name="Source_20_Text"><text:span text:style-name="T2">num</text:span></text:span><text:span text:style-name="T2"> fosse </text:span><text:span text:style-name="Source_20_Text"><text:span text:style-name="T2">11</text:span></text:span><text:span text:style-name="T2">, </text:span><text:span text:style-name="Source_20_Text"><text:span text:style-name="T2">num % 2</text:span></text:span><text:span text:style-name="T2"> resultaria em </text:span><text:span text:style-name="Source_20_Text"><text:span text:style-name="T2">1</text:span></text:span><text:span text:style-name="T2">, que é um valor </text:span><text:span text:style-name="Source_20_Text"><text:span text:style-name="T2">truthy</text:span></text:span><text:span text:style-name="T2"> (verdadeiro), e o retorno seria </text:span><text:span text:style-name="Source_20_Text"><text:span text:style-name="T2">'par'</text:span></text:span><text:span text:style-name="T2">, o que também estaria incorreto. Para corrigir a lógica, precisamos inverter o resultado booleano da expressão. Podemos fazer isso com o operador de negação (</text:span><text:span text:style-name="Source_20_Text"><text:span text:style-name="T2">!</text:span></text:span><text:span text:style-name="T2">), que transforma um valor </text:span><text:span text:style-name="Source_20_Text"><text:span text:style-name="T2">falsy</text:span></text:span><text:span text:style-name="T2"> em </text:span><text:span text:style-name="Source_20_Text"><text:span text:style-name="T2">true</text:span></text:span><text:span text:style-name="T2"> e um </text:span><text:span text:style-name="Source_20_Text"><text:span text:style-name="T2">truthy</text:span></text:span><text:span text:style-name="T2"> em </text:span><text:span text:style-name="Source_20_Text"><text:span text:style-name="T2">false</text:span></text:span><text:span text:style-name="T2">.</text:span></text:p>
      <text:p text:style-name="P59"/>
      <text:p text:style-name="P98">Solução correta com Operador Ternário:</text:p>
      <text:p text:style-name="P73"><text:span text:style-name="Source_20_Text"><text:span text:style-name="T2">let num = 10;</text:span></text:span></text:p>
      <text:p text:style-name="P73"><text:span text:style-name="Source_20_Text"><text:span text:style-name="T2">let resultado = !(num % 2) ? 'par' : 'ímpar';</text:span></text:span></text:p>
      <text:p text:style-name="P97"><text:soft-page-break/></text:p>
      <text:p text:style-name="P73"><text:span text:style-name="Source_20_Text"><text:span text:style-name="T2">console.log(resultado); // Saída correta: par</text:span></text:span></text:p>
      <text:p text:style-name="P10"><text:span text:style-name="Source_20_Text"><text:span text:style-name="T2"/></text:span></text:p>
      <text:p text:style-name="P60"><text:span text:style-name="T2">Agora, quando </text:span><text:span text:style-name="Source_20_Text"><text:span text:style-name="T2">num % 2</text:span></text:span><text:span text:style-name="T2"> resulta em </text:span><text:span text:style-name="Source_20_Text"><text:span text:style-name="T2">0</text:span></text:span><text:span text:style-name="T2"> (</text:span><text:span text:style-name="Source_20_Text"><text:span text:style-name="T2">falsy</text:span></text:span><text:span text:style-name="T2">), a negação </text:span><text:span text:style-name="Source_20_Text"><text:span text:style-name="T2">!0</text:span></text:span><text:span text:style-name="T2"> o transforma em </text:span><text:span text:style-name="Source_20_Text"><text:span text:style-name="T2">true</text:span></text:span><text:span text:style-name="T2">, fazendo com que o ternário retorne </text:span><text:span text:style-name="Source_20_Text"><text:span text:style-name="T2">'par'</text:span></text:span><text:span text:style-name="T2"> corretamente. Este exemplo é uma excelente lição sobre como a coerção de tipos do JavaScript impacta a lógica condicional.</text:span></text:p>
      <text:p text:style-name="P59"/>
      <text:h text:style-name="P38" text:outline-level="4">3.1.2 Exemplo 2: Aprimorando Retornos Booleanos</text:h>
      <text:p text:style-name="P7"/>
      <text:p text:style-name="P60"><text:span text:style-name="T2">O operador ternário é excelente para fornecer saídas mais descritivas do que os valores booleanos padrão </text:span><text:span text:style-name="Source_20_Text"><text:span text:style-name="T2">true</text:span></text:span><text:span text:style-name="T2"> e </text:span><text:span text:style-name="Source_20_Text"><text:span text:style-name="T2">false</text:span></text:span><text:span text:style-name="T2">. Imagine que você precisa exibir o resultado de uma comparação para um usuário.</text:span></text:p>
      <text:p text:style-name="P73"><text:span text:style-name="Source_20_Text"><text:span text:style-name="T2">let num1 = 10;</text:span></text:span></text:p>
      <text:p text:style-name="P73"><text:span text:style-name="Source_20_Text"><text:span text:style-name="T2">let num2 = 5;</text:span></text:span></text:p>
      <text:p text:style-name="P97"/>
      <text:p text:style-name="P73"><text:span text:style-name="Source_20_Text"><text:span text:style-name="T2">// Em vez de retornar true, retorna uma string descritiva</text:span></text:span></text:p>
      <text:p text:style-name="P73"><text:span text:style-name="Source_20_Text"><text:span text:style-name="T2">let resultado = num1 &gt; num2 ? 'verdadeiro' : 'falso';</text:span></text:span></text:p>
      <text:p text:style-name="P97"/>
      <text:p text:style-name="P73"><text:span text:style-name="Source_20_Text"><text:span text:style-name="T2">console.log(resultado); // Saída: verdadeiro</text:span></text:span></text:p>
      <text:p text:style-name="P10"><text:span text:style-name="Source_20_Text"><text:span text:style-name="T2"/></text:span></text:p>
      <text:p text:style-name="P60"><text:span text:style-name="T2">Neste caso, em vez de o programa retornar o booleano </text:span><text:span text:style-name="Source_20_Text"><text:span text:style-name="T2">true</text:span></text:span><text:span text:style-name="T2">, ele retorna a string </text:span><text:span text:style-name="Source_20_Text"><text:span text:style-name="T2">"verdadeiro"</text:span></text:span><text:span text:style-name="T2">. Essa abordagem melhora significativamente a clareza do resultado para o usuário final, tornando a informação mais amigável e compreensível.</text:span></text:p>
      <text:p text:style-name="P59"/>
      <text:h text:style-name="P38" text:outline-level="4">3.1.3 Exemplo 3: Tratamento de Dados do "Mundo Real"</text:h>
      <text:p text:style-name="P7"/>
      <text:p text:style-name="P59">Um dos usos mais valiosos do operador ternário é em cenários práticos, como formatar dados vindos de um banco de dados antes de exibi-los na interface do usuário (DOM). Frequentemente, sistemas armazenam status como códigos de um único caractere (por exemplo, 'A' para ativo, 'I' para inativo).</text:p>
      <text:p text:style-name="P59"/>
      <text:p text:style-name="P73"><text:span text:style-name="Source_20_Text"><text:span text:style-name="T2">// Valor que poderia vir de um banco de dados</text:span></text:span></text:p>
      <text:p text:style-name="P73"><text:span text:style-name="Source_20_Text"><text:span text:style-name="T2">let status = 'A';</text:span></text:span></text:p>
      <text:p text:style-name="P97"/>
      <text:p text:style-name="P73"><text:span text:style-name="Source_20_Text"><text:span text:style-name="T2">// Transforma o código em uma string legível para o usuário</text:span></text:span></text:p>
      <text:p text:style-name="P73"><text:span text:style-name="Source_20_Text"><text:span text:style-name="T2">let statusFormatado = status === 'A' ? 'ativo' : 'inativo';</text:span></text:span></text:p>
      <text:p text:style-name="P97"/>
      <text:p text:style-name="P73"><text:span text:style-name="Source_20_Text"><text:span text:style-name="T2">console.log(statusFormatado); // Saída: ativo</text:span></text:span></text:p>
      <text:p text:style-name="P10"><text:span text:style-name="Source_20_Text"><text:span text:style-name="T2"/></text:span></text:p>
      <text:p text:style-name="P59">Essa transformação é crucial para a experiência do usuário. Em vez de exibir um código enigmático como 'A' ou 'I' na tela, apresentamos um status claro e compreensível — 'ativo' ou 'inativo' — eliminando qualquer confusão para o usuário final. Esses exemplos demonstram a versatilidade do operador, que se destaca em simplificar a lógica e formatar dados de maneira eficiente.</text:p>
      <text:p text:style-name="P59"><text:soft-page-break/></text:p>
      <text:h text:style-name="P12" text:outline-level="3">4.0 Principais Vantagens e Quando Utilizar</text:h>
      <text:p text:style-name="P7"/>
      <text:p text:style-name="P59">Além de compreender a sintaxe, é fundamental entender o valor estratégico de usar o operador ternário e em quais situações ele realmente se destaca. Seu uso correto pode levar a um código mais limpo e de fácil manutenção.</text:p>
      <text:p text:style-name="P59">Os principais benefícios do operador ternário incluem:</text:p>
      <text:p text:style-name="P59"/>
      <text:list text:style-name="L18">
        <text:list-item>
          <text:p text:style-name="P99"><text:span text:style-name="T4">Conciliação e Legibilidade:</text:span><text:span text:style-name="T2"> Para condicionais simples que resultam em um de dois valores, o operador ternário reduz blocos </text:span><text:span text:style-name="Source_20_Text"><text:span text:style-name="T2">if/else</text:span></text:span><text:span text:style-name="T2"> de várias linhas a uma única expressão clara e direta. Isso limpa o código e torna a intenção do desenvolvedor imediatamente óbvia.</text:span></text:p>
        </text:list-item>
        <text:list-item>
          <text:p text:style-name="P99"><text:span text:style-name="T4">Tratamento de Retornos:</text:span><text:span text:style-name="T2"> É uma ferramenta extremamente eficaz para formatar saídas. Como visto nos exemplos, ele permite transformar valores brutos, como booleanos (</text:span><text:span text:style-name="Source_20_Text"><text:span text:style-name="T2">true</text:span></text:span><text:span text:style-name="T2">/</text:span><text:span text:style-name="Source_20_Text"><text:span text:style-name="T2">false</text:span></text:span><text:span text:style-name="T2">) ou códigos de status (</text:span><text:span text:style-name="Source_20_Text"><text:span text:style-name="T2">'A'</text:span></text:span><text:span text:style-name="T2">, </text:span><text:span text:style-name="Source_20_Text"><text:span text:style-name="T2">'I'</text:span></text:span><text:span text:style-name="T2">), em strings amigáveis e descritivas para o usuário final.</text:span></text:p>
        </text:list-item>
        <text:list-item>
          <text:p text:style-name="P99"><text:span text:style-name="T4">Aplicações no DOM:</text:span><text:span text:style-name="T2"> O operador é particularmente útil ao manipular o DOM (Document Object Model). Ele permite a inserção direta de texto formatado em elementos da página com base em uma condição. Em vez de escrever um </text:span><text:span text:style-name="Source_20_Text"><text:span text:style-name="T2">if</text:span></text:span><text:span text:style-name="T2"> de várias linhas para depois atualizar um elemento, você pode incorporar o ternário diretamente na atribuição. Por exemplo: </text:span><text:span text:style-name="Source_20_Text"><text:span text:style-name="T2">userStatusElement.textContent = (user.isActive ? 'Online' : 'Offline');</text:span></text:span><text:span text:style-name="T2">.</text:span></text:p>
        </text:list-item>
      </text:list>
      <text:p text:style-name="P59">Compreender essas vantagens ajuda a identificar os momentos ideais para aplicar o operador, otimizando o código e melhorando a experiência do usuário.</text:p>
      <text:p text:style-name="P59"/>
      <text:h text:style-name="P12" text:outline-level="3">5.0 Conclusão</text:h>
      <text:p text:style-name="P7"/>
      <text:p text:style-name="P60"><text:span text:style-name="T2">O operador ternário é, sem dúvida, uma ferramenta poderosa e eficiente no arsenal de um desenvolvedor JavaScript. Embora não substitua a necessidade de estruturas </text:span><text:span text:style-name="Source_20_Text"><text:span text:style-name="T2">if/else</text:span></text:span><text:span text:style-name="T2"> mais complexas, seu valor é inegável em situações que exigem uma lógica condicional direta e concisa. Seu principal mérito reside na capacidade de simplificar condicionais, melhorar a clareza dos dados de saída e otimizar a manipulação de conteúdo dinâmico na web. Ao dominar seu uso, os desenvolvedores podem escrever um código mais limpo, legível e profissional.</text:span></text:p>
      <text:p text:style-name="P94"/>
      <text:h text:style-name="Heading_20_1" text:outline-level="1"><text:bookmark-start text:name="__RefHeading___Toc2290_3828932059"/><text:span text:style-name="T5">O Operador </text:span><text:span text:style-name="Source_20_Text"><text:span text:style-name="T5">typeof</text:span></text:span><text:span text:style-name="T5"> em JavaScript</text:span><text:bookmark-end text:name="__RefHeading___Toc2290_3828932059"/></text:h>
      <text:p text:style-name="P58"/>
      <text:h text:style-name="P50" text:outline-level="3"><text:span text:style-name="T2">1. Introdução ao Operador </text:span><text:span text:style-name="Source_20_Text"><text:span text:style-name="T2">typeof</text:span></text:span></text:h>
      <text:p text:style-name="P22"><text:span text:style-name="Source_20_Text"><text:span text:style-name="T2"/></text:span></text:p>
      <text:p text:style-name="P60"><text:span text:style-name="T2">O </text:span><text:span text:style-name="Source_20_Text"><text:span text:style-name="T2">typeof</text:span></text:span><text:span text:style-name="T2"> é um operador unário fundamental em JavaScript, projetado para identificar o tipo de dados de uma variável ou operando. Sua importância estratégica no desenvolvimento reside na capacidade de fornecer clareza sobre os dados que estão sendo manipulados em tempo de execução, permitindo que os desenvolvedores criem lógicas mais seguras e previsíveis.</text:span></text:p>
      <text:p text:style-name="P59"/>
      <text:p text:style-name="P60"><text:span text:style-name="T2">O propósito essencial do </text:span><text:span text:style-name="Source_20_Text"><text:span text:style-name="T2">typeof</text:span></text:span><text:span text:style-name="T2"> é retornar uma string que representa o tipo do valor analisado. Ao utilizá-lo, é possível saber com exatidão se uma variável armazena um número, uma string, um booleano ou um </text:span><text:soft-page-break/><text:span text:style-name="T2">objeto, entre outros tipos. Essa verificação é crucial para evitar erros inesperados, como tentar realizar operações matemáticas em uma string ou acessar propriedades de um valor que não é um objeto.</text:span></text:p>
      <text:p text:style-name="P59"/>
      <text:p text:style-name="P59">A seguir, demonstraremos o funcionamento prático do operador por meio de exemplos claros que ilustram seu comportamento com diferentes tipos de dados.</text:p>
      <text:p text:style-name="P59"/>
      <text:h text:style-name="P12" text:outline-level="3">2. Demonstração Prática: Identificando Tipos de Variáveis</text:h>
      <text:p text:style-name="P7"/>
      <text:p text:style-name="P60"><text:span text:style-name="T2">Para ilustrar o funcionamento do </text:span><text:span text:style-name="Source_20_Text"><text:span text:style-name="T2">typeof</text:span></text:span><text:span text:style-name="T2"> de maneira concreta, a demonstração se baseia em um cenário com quatro variáveis distintas. O exemplo expõe um problema comum: a ambiguidade de valores. Se as variáveis </text:span><text:span text:style-name="Source_20_Text"><text:span text:style-name="T2">v1</text:span></text:span><text:span text:style-name="T2"> (com o número </text:span><text:span text:style-name="Source_20_Text"><text:span text:style-name="T2">10</text:span></text:span><text:span text:style-name="T2">) e </text:span><text:span text:style-name="Source_20_Text"><text:span text:style-name="T2">v2</text:span></text:span><text:span text:style-name="T2"> (com a string </text:span><text:span text:style-name="Source_20_Text"><text:span text:style-name="T2">"10"</text:span></text:span><text:span text:style-name="T2">) fossem impressas no console, ambas apareceriam como </text:span><text:span text:style-name="Source_20_Text"><text:span text:style-name="T2">10</text:span></text:span><text:span text:style-name="T2">, ocultando sua diferença fundamental de tipo. É precisamente para resolver essa incerteza que o operador </text:span><text:span text:style-name="Source_20_Text"><text:span text:style-name="T2">typeof</text:span></text:span><text:span text:style-name="T2"> se torna uma ferramenta indispensável.</text:span></text:p>
      <text:p text:style-name="P59"/>
      <text:h text:style-name="P38" text:outline-level="4">Cenário de Teste</text:h>
      <text:p text:style-name="P7"/>
      <text:p text:style-name="P59">As seguintes variáveis foram utilizadas para a análise:</text:p>
      <text:p text:style-name="P59"/>
      <text:list text:style-name="L19">
        <text:list-item>
          <text:p text:style-name="P100"><text:span text:style-name="Source_20_Text"><text:span text:style-name="T2">v1 = 10;</text:span></text:span></text:p>
        </text:list-item>
        <text:list-item>
          <text:p text:style-name="P100"><text:span text:style-name="Source_20_Text"><text:span text:style-name="T2">v2 = "10";</text:span></text:span></text:p>
        </text:list-item>
        <text:list-item>
          <text:p text:style-name="P100"><text:span text:style-name="Source_20_Text"><text:span text:style-name="T2">v3 = (v1 == v2);</text:span></text:span></text:p>
        </text:list-item>
        <text:list-item>
          <text:p text:style-name="P100"><text:span text:style-name="Source_20_Text"><text:span text:style-name="T2">v4 = { nome: "Bruno" };</text:span></text:span></text:p>
        </text:list-item>
      </text:list>
      <text:p text:style-name="P60"><text:span text:style-name="Source_20_Text"><text:span text:style-name="T2"/></text:span></text:p>
      <text:p text:style-name="P60"><text:span text:style-name="Source_20_Text"><text:span text:style-name="T2"/></text:span></text:p>
      <text:p text:style-name="P60"><text:span text:style-name="Source_20_Text"><text:span text:style-name="T2"/></text:span></text:p>
      <text:h text:style-name="P38" text:outline-level="4">Análise dos Resultados</text:h>
      <text:p text:style-name="P7"/>
      <text:p text:style-name="P60"><text:span text:style-name="T2">A aplicação do operador </text:span><text:span text:style-name="Source_20_Text"><text:span text:style-name="T2">typeof</text:span></text:span><text:span text:style-name="T2"> em cada uma das variáveis produziu os seguintes resultados, que confirmam a capacidade do operador de diferenciar os tipos de dados, mesmo quando os valores parecem semelhantes.</text:span></text:p>
      <text:p text:style-name="P59"/>
      <table:table table:name="Tabela10" table:style-name="Tabela10">
        <table:table-column table:style-name="Tabela10.A" table:number-columns-repeated="3"/>
        <table:table-row>
          <table:table-cell table:style-name="Tabela10.A1" office:value-type="string">
            <text:p text:style-name="P68">Variável</text:p>
          </table:table-cell>
          <table:table-cell table:style-name="Tabela10.B1" office:value-type="string">
            <text:p text:style-name="P68">Valor de Exemplo</text:p>
          </table:table-cell>
          <table:table-cell table:style-name="Tabela10.B1" office:value-type="string">
            <text:p text:style-name="P69"><text:span text:style-name="T2">Tipo Retornado (</text:span><text:span text:style-name="Source_20_Text"><text:span text:style-name="T2">typeof</text:span></text:span><text:span text:style-name="T2">)</text:span></text:p>
          </table:table-cell>
        </table:table-row>
        <table:table-row>
          <table:table-cell table:style-name="Tabela10.A2" office:value-type="string">
            <text:p text:style-name="P69"><text:span text:style-name="Source_20_Text"><text:span text:style-name="T2">v1</text:span></text:span></text:p>
          </table:table-cell>
          <table:table-cell table:style-name="Tabela10.B2" office:value-type="string">
            <text:p text:style-name="P69"><text:span text:style-name="Source_20_Text"><text:span text:style-name="T2">10</text:span></text:span></text:p>
          </table:table-cell>
          <table:table-cell table:style-name="Tabela10.B2" office:value-type="string">
            <text:p text:style-name="P69"><text:span text:style-name="Source_20_Text"><text:span text:style-name="T2">number</text:span></text:span></text:p>
          </table:table-cell>
        </table:table-row>
        <table:table-row>
          <table:table-cell table:style-name="Tabela10.A2" office:value-type="string">
            <text:p text:style-name="P69"><text:span text:style-name="Source_20_Text"><text:span text:style-name="T2">v2</text:span></text:span></text:p>
          </table:table-cell>
          <table:table-cell table:style-name="Tabela10.B2" office:value-type="string">
            <text:p text:style-name="P69"><text:span text:style-name="Source_20_Text"><text:span text:style-name="T2">"10"</text:span></text:span></text:p>
          </table:table-cell>
          <table:table-cell table:style-name="Tabela10.B2" office:value-type="string">
            <text:p text:style-name="P69"><text:span text:style-name="Source_20_Text"><text:span text:style-name="T2">string</text:span></text:span></text:p>
          </table:table-cell>
        </table:table-row>
        <table:table-row>
          <table:table-cell table:style-name="Tabela10.A2" office:value-type="string">
            <text:p text:style-name="P69"><text:span text:style-name="Source_20_Text"><text:span text:style-name="T2">v3</text:span></text:span></text:p>
          </table:table-cell>
          <table:table-cell table:style-name="Tabela10.B2" office:value-type="string">
            <text:p text:style-name="P69"><text:span text:style-name="Source_20_Text"><text:span text:style-name="T2">true</text:span></text:span></text:p>
          </table:table-cell>
          <table:table-cell table:style-name="Tabela10.B2" office:value-type="string">
            <text:p text:style-name="P69"><text:span text:style-name="Source_20_Text"><text:span text:style-name="T2">boolean</text:span></text:span></text:p>
          </table:table-cell>
        </table:table-row>
        <table:table-row>
          <table:table-cell table:style-name="Tabela10.A5" office:value-type="string">
            <text:p text:style-name="P69"><text:span text:style-name="Source_20_Text"><text:span text:style-name="T2">v4</text:span></text:span></text:p>
          </table:table-cell>
          <table:table-cell table:style-name="Tabela10.B5" office:value-type="string">
            <text:p text:style-name="P69"><text:span text:style-name="Source_20_Text"><text:span text:style-name="T2">{nome: "Bruno"}</text:span></text:span></text:p>
          </table:table-cell>
          <table:table-cell table:style-name="Tabela10.B5" office:value-type="string">
            <text:p text:style-name="P69"><text:span text:style-name="Source_20_Text"><text:span text:style-name="T2">object</text:span></text:span></text:p>
          </table:table-cell>
        </table:table-row>
      </table:table>
      <text:list text:style-name="L20">
        <text:list-header>
          <text:p text:style-name="P101"/>
        </text:list-header>
        <text:list-item>
          <text:p text:style-name="P102"><text:span text:style-name="T4">Para </text:span><text:span text:style-name="Source_20_Text"><text:span text:style-name="T4">v1</text:span></text:span><text:span text:style-name="T2">, o operador corretamente retornou </text:span><text:span text:style-name="Source_20_Text"><text:span text:style-name="T2">number</text:span></text:span><text:span text:style-name="T2">, pois a variável armazena um valor numérico literal.</text:span></text:p>
        </text:list-item>
        <text:list-item>
          <text:p text:style-name="P102"><text:span text:style-name="T4">Para </text:span><text:span text:style-name="Source_20_Text"><text:span text:style-name="T4">v2</text:span></text:span><text:span text:style-name="T2">, o resultado foi </text:span><text:span text:style-name="Source_20_Text"><text:span text:style-name="T2">string</text:span></text:span><text:span text:style-name="T2">. Este caso destaca uma distinção crucial: embora o conteúdo visual seja "10", o uso de aspas o define como um texto, não um número, e o </text:span><text:span text:style-name="Source_20_Text"><text:span text:style-name="T2">typeof</text:span></text:span><text:span text:style-name="T2"> identifica essa diferença com precisão.</text:span></text:p>
        </text:list-item>
        <text:list-item>
          <text:p text:style-name="P102"><text:soft-page-break/><text:span text:style-name="T4">Para </text:span><text:span text:style-name="Source_20_Text"><text:span text:style-name="T4">v3</text:span></text:span><text:span text:style-name="T2">, o tipo retornado foi </text:span><text:span text:style-name="Source_20_Text"><text:span text:style-name="T2">boolean</text:span></text:span><text:span text:style-name="T2">. É fundamental notar que o valor de </text:span><text:span text:style-name="Source_20_Text"><text:span text:style-name="T2">v3</text:span></text:span><text:span text:style-name="T2"> é </text:span><text:span text:style-name="Source_20_Text"><text:span text:style-name="T2">true</text:span></text:span><text:span text:style-name="T2">. Isso ocorre porque o operador de igualdade frouxa (</text:span><text:span text:style-name="Source_20_Text"><text:span text:style-name="T2">==</text:span></text:span><text:span text:style-name="T2">) realiza a </text:span><text:span text:style-name="T4">coerção de tipo</text:span><text:span text:style-name="T2">, convertendo a string </text:span><text:span text:style-name="Source_20_Text"><text:span text:style-name="T2">"10"</text:span></text:span><text:span text:style-name="T2"> para um número antes da comparação. Este comportamento reforça a importância do </text:span><text:span text:style-name="Source_20_Text"><text:span text:style-name="T2">typeof</text:span></text:span><text:span text:style-name="T2">, pois ele nos permite ver a diferença de tipo que operadores como </text:span><text:span text:style-name="Source_20_Text"><text:span text:style-name="T2">==</text:span></text:span><text:span text:style-name="T2"> podem esconder, prevenindo bugs ao usar comparações estritas (</text:span><text:span text:style-name="Source_20_Text"><text:span text:style-name="T2">===</text:span></text:span><text:span text:style-name="T2">).</text:span></text:p>
        </text:list-item>
        <text:list-item>
          <text:p text:style-name="P102"><text:span text:style-name="T4">Para </text:span><text:span text:style-name="Source_20_Text"><text:span text:style-name="T4">v4</text:span></text:span><text:span text:style-name="T2">, o operador retornou </text:span><text:span text:style-name="Source_20_Text"><text:span text:style-name="T2">object</text:span></text:span><text:span text:style-name="T2">, identificando que a variável contém uma estrutura de dados mais complexa, neste caso, um objeto literal.</text:span></text:p>
          <text:p text:style-name="P103"/>
        </text:list-item>
      </text:list>
      <text:p text:style-name="P60"><text:span text:style-name="T2">Esta demonstração prática valida a eficácia do </text:span><text:span text:style-name="Source_20_Text"><text:span text:style-name="T2">typeof</text:span></text:span><text:span text:style-name="T2"> como uma ferramenta de diagnóstico. No entanto, é importante conhecer algumas de suas particularidades para utilizá-lo corretamente.</text:span></text:p>
      <text:p text:style-name="P59"/>
      <text:h text:style-name="P12" text:outline-level="3">3. Ponto de Atenção: Tratamento de Valores Numéricos</text:h>
      <text:p text:style-name="P7"/>
      <text:p text:style-name="P60"><text:span text:style-name="T2">Apesar de sua simplicidade, o operador </text:span><text:span text:style-name="Source_20_Text"><text:span text:style-name="T2">typeof</text:span></text:span><text:span text:style-name="T2"> possui comportamentos específicos que todo desenvolvedor JavaScript deve conhecer para evitar suposições incorretas. Compreender essas nuances é essencial para a escrita de um código robusto e livre de falhas.</text:span></text:p>
      <text:p text:style-name="P59"/>
      <text:p text:style-name="P60"><text:span text:style-name="T2">A principal observação sobre o seu funcionamento diz respeito a como ele lida com valores numéricos. O </text:span><text:span text:style-name="Source_20_Text"><text:span text:style-name="T2">typeof</text:span></text:span><text:span text:style-name="T2"> não faz distinção entre números inteiros e números de ponto flutuante (decimais). Para o JavaScript, ambos os formatos pertencem a um único tipo de dado numérico.</text:span></text:p>
      <text:p text:style-name="P59"/>
      <text:p text:style-name="P60"><text:span text:style-name="T2">Para reforçar este ponto, considere o seguinte: </text:span><text:span text:style-name="T4">Qualquer valor numérico, seja inteiro ou com casas decimais, sempre resultará no tipo </text:span><text:span text:style-name="Source_20_Text"><text:span text:style-name="T4">number</text:span></text:span><text:span text:style-name="T2">.</text:span></text:p>
      <text:p text:style-name="P59"/>
      <text:p text:style-name="P73"><text:span text:style-name="Source_20_Text"><text:span text:style-name="T2">typeof 10; <text:s text:c="5"/>// Retorna "number"</text:span></text:span></text:p>
      <text:p text:style-name="P73"><text:span text:style-name="Source_20_Text"><text:span text:style-name="T2">typeof 3.14; <text:s text:c="3"/>// Retorna "number"</text:span></text:span></text:p>
      <text:p text:style-name="P73"><text:span text:style-name="Source_20_Text"><text:span text:style-name="T2">typeof -100; <text:s text:c="3"/>// Retorna "number"</text:span></text:span></text:p>
      <text:p text:style-name="P10"><text:span text:style-name="Source_20_Text"><text:span text:style-name="T2"/></text:span></text:p>
      <text:p text:style-name="P59">O operador identifica a natureza numérica do dado, mas não oferece detalhes sobre sua precisão (inteiro vs. Float).</text:p>
      <text:p text:style-name="P59"/>
      <text:h text:style-name="P12" text:outline-level="3">4. Conclusão: Principais Aprendizados</text:h>
      <text:p text:style-name="P7"/>
      <text:p text:style-name="P60"><text:span text:style-name="T2">O operador </text:span><text:span text:style-name="Source_20_Text"><text:span text:style-name="T2">typeof</text:span></text:span><text:span text:style-name="T2"> se consolida como uma ferramenta fundamental e de uso simples no ecossistema JavaScript. Ele oferece um mecanismo direto e eficaz para a verificação de tipos, sendo um recurso indispensável para a depuração e para a construção de lógicas condicionais seguras.Os principais aprendizados sobre seu uso podem ser sintetizados nos seguintes pontos:</text:span></text:p>
      <text:p text:style-name="P59"/>
      <text:list text:style-name="L21">
        <text:list-item>
          <text:p text:style-name="P104"><text:span text:style-name="T4">Operador Unário:</text:span><text:span text:style-name="T2"> O </text:span><text:span text:style-name="Source_20_Text"><text:span text:style-name="T2">typeof</text:span></text:span><text:span text:style-name="T2"> é um operador unário que analisa o operando à sua direita e retorna uma string que descreve seu tipo de dado.</text:span></text:p>
        </text:list-item>
        <text:list-item>
          <text:p text:style-name="P104"><text:span text:style-name="T4">Identificação de Tipos Primitivos:</text:span><text:span text:style-name="T2"> Ele identifica com precisão os tipos </text:span><text:span text:style-name="Source_20_Text"><text:span text:style-name="T2">number</text:span></text:span><text:span text:style-name="T2">, </text:span><text:span text:style-name="Source_20_Text"><text:span text:style-name="T2">string</text:span></text:span><text:span text:style-name="T2"> e </text:span><text:span text:style-name="Source_20_Text"><text:span text:style-name="T2">boolean</text:span></text:span><text:span text:style-name="T2">, além de estruturas como </text:span><text:span text:style-name="Source_20_Text"><text:span text:style-name="T2">object</text:span></text:span><text:span text:style-name="T2"> (embora seja importante notar que ele retorna </text:span><text:span text:style-name="Source_20_Text"><text:span text:style-name="T2">"object"</text:span></text:span><text:span text:style-name="T2"> para vários tipos de dados, como arrays e </text:span><text:span text:style-name="Source_20_Text"><text:span text:style-name="T2">null</text:span></text:span><text:span text:style-name="T2">, exigindo verificações adicionais em cenários complexos).</text:span></text:p>
        </text:list-item>
        <text:list-item>
          <text:p text:style-name="P105"><text:soft-page-break/><text:span text:style-name="T9">Simplicidade e Utilidade:</text:span> Trata-se de uma ferramenta de fácil aplicação e essencial para garantir a integridade dos tipos de dados durante o desenvolvimento e a manutenção do código.</text:p>
          <text:p text:style-name="P105"/>
        </text:list-item>
      </text:list>
      <text:p text:style-name="P60"><text:span text:style-name="T2">Em resumo, dominar o uso do </text:span><text:span text:style-name="Source_20_Text"><text:span text:style-name="T2">typeof</text:span></text:span><text:span text:style-name="T2"> é um passo importante para escrever um código JavaScript mais robusto, previsível e menos suscetível a erros de tipo.</text:span></text:p>
      <text:p text:style-name="P59"/>
      <text:h text:style-name="Heading_20_1" text:outline-level="1"><text:bookmark-start text:name="__RefHeading___Toc2373_3828932059"/><text:span text:style-name="T5">Operador Spread (</text:span><text:span text:style-name="Source_20_Text"><text:span text:style-name="T5">...</text:span></text:span><text:span text:style-name="T5">) do JavaScript</text:span><text:bookmark-end text:name="__RefHeading___Toc2373_3828932059"/></text:h>
      <text:p text:style-name="P58"/>
      <text:p text:style-name="P60"><text:span text:style-name="T2">Introduzido na especificação ES6 do JavaScript, o operador Spread (</text:span><text:span text:style-name="Source_20_Text"><text:span text:style-name="T2">...</text:span></text:span><text:span text:style-name="T2">) transformou a maneira como desenvolvedores manipulam coleções de dados. Seu propósito fundamental é desmembrar, ou "espalhar", os elementos de uma estrutura iterável — como um Array — em elementos individuais. Essencialmente, ele transforma um conjunto de elementos em uma sequência, simplificando operações complexas. O domínio desta sintaxe é crucial para a escrita de código moderno, limpo e eficiente. A seguir, exploraremos as aplicações práticas deste operador, começando pelos seus casos de uso mais comuns e intuitivos com Arrays.</text:span></text:p>
      <text:p text:style-name="P59"/>
      <text:h text:style-name="P6" text:outline-level="2">2.0 Aplicações Fundamentais com Arrays</text:h>
      <text:p text:style-name="P7"/>
      <text:p text:style-name="P59">Arrays são o ponto de partida natural para entender o poder do operador Spread. Ele oferece uma sintaxe mais limpa e declarativa para manipulações comuns, como cópias e combinações, permitindo que os desenvolvedores expressem suas intenções de forma mais direta e legível.</text:p>
      <text:p text:style-name="P59"/>
      <text:h text:style-name="P12" text:outline-level="3">2.1 Cópia e Concatenação Simplificadas</text:h>
      <text:p text:style-name="P59">Uma das tarefas mais básicas ao trabalhar com Arrays é a criação de cópias. O operador Spread torna essa operação trivial, garantindo que um novo Array seja criado com os mesmos elementos do original.</text:p>
      <text:p text:style-name="P59"/>
      <text:p text:style-name="P73"><text:span text:style-name="Source_20_Text"><text:span text:style-name="T2">// Array original</text:span></text:span></text:p>
      <text:p text:style-name="P73"><text:span text:style-name="Source_20_Text"><text:span text:style-name="T2">const N1 = [10, 20, 30];</text:span></text:span></text:p>
      <text:p text:style-name="P97"/>
      <text:p text:style-name="P73"><text:span text:style-name="Source_20_Text"><text:span text:style-name="T2">// Copiando os elementos de N1 para N3 usando o Spread</text:span></text:span></text:p>
      <text:p text:style-name="P73"><text:span text:style-name="Source_20_Text"><text:span text:style-name="T2">const N3 = [...N1]; </text:span></text:span></text:p>
      <text:p text:style-name="P97"/>
      <text:p text:style-name="P73"><text:span text:style-name="Source_20_Text"><text:span text:style-name="T2">// N3 agora contém [10, 20, 30]</text:span></text:span></text:p>
      <text:p text:style-name="P10"><text:span text:style-name="Source_20_Text"><text:span text:style-name="T2"/></text:span></text:p>
      <text:p text:style-name="P59">Embora para uma cópia simples a diferença possa não parecer significativa, o poder do Spread se torna evidente na concatenação, onde a sintaxe é notavelmente mais limpa e declarativa do que métodos legados. Em vez de utilizar métodos tradicionais, o Spread permite combinar múltiplos Arrays em um novo de forma fluida e flexível.</text:p>
      <text:p text:style-name="P59"/>
      <text:p text:style-name="P59"/>
      <text:p text:style-name="P73"><text:span text:style-name="Source_20_Text"><text:span text:style-name="T2">const N1 = [10, 20, 30];</text:span></text:span></text:p>
      <text:p text:style-name="P73"><text:span text:style-name="Source_20_Text"><text:span text:style-name="T2">const N2 = [11, 22, 33, 44, 55];</text:span></text:span></text:p>
      <text:p text:style-name="P97"><text:soft-page-break/></text:p>
      <text:p text:style-name="P73"><text:span text:style-name="Source_20_Text"><text:span text:style-name="T2">// Combinando N1 e N2 em um novo Array</text:span></text:span></text:p>
      <text:p text:style-name="P73"><text:span text:style-name="Source_20_Text"><text:span text:style-name="T2">const N3 = [...N1, ...N2]; </text:span></text:span></text:p>
      <text:p text:style-name="P97"/>
      <text:p text:style-name="P73"><text:span text:style-name="Source_20_Text"><text:span text:style-name="T2">// N3 agora é [10, 20, 30, 11, 22, 33, 44, 55]</text:span></text:span></text:p>
      <text:p text:style-name="P10"><text:span text:style-name="Source_20_Text"><text:span text:style-name="T2"/></text:span></text:p>
      <text:p text:style-name="P59">A utilidade do operador, no entanto, estende-se para além de listas ordenadas como Arrays, aplicando-se com a mesma elegância a coleções de chave-valor, ou seja, Objetos.</text:p>
      <text:p text:style-name="P59"/>
      <text:h text:style-name="P6" text:outline-level="2">3.0 Manipulação Avançada de Objetos</text:h>
      <text:p text:style-name="P7"/>
      <text:p text:style-name="P59">O mesmo princípio de "espalhar" elementos se aplica às propriedades de um objeto. O operador Spread permite a fusão de múltiplos objetos e a criação de novos de forma elegante, simplificando a composição de estruturas de dados complexas.</text:p>
      <text:p text:style-name="P59"/>
      <text:h text:style-name="P12" text:outline-level="3">3.1 Fusão de Propriedades e Resolução de Conflitos</text:h>
      <text:p text:style-name="P7"/>
      <text:p text:style-name="P59">Ao combinar objetos, o operador Spread segue regras claras para mesclar propriedades e resolver conflitos quando chaves idênticas são encontradas. Observe o código a seguir:</text:p>
      <text:p text:style-name="P59"/>
      <text:p text:style-name="P73"><text:span text:style-name="Source_20_Text"><text:span text:style-name="T2">const jogador1 = {nome: "Bruno", energia: 100, vidas: 3, magia: 150};</text:span></text:span></text:p>
      <text:p text:style-name="P73"><text:span text:style-name="Source_20_Text"><text:span text:style-name="T2">const jogador2 = {nome: "Bruce", energia: 100, vidas: 5, velocidade: 80};</text:span></text:span></text:p>
      <text:p text:style-name="P97"/>
      <text:p text:style-name="P73"><text:span text:style-name="Source_20_Text"><text:span text:style-name="T2">// Fusão dos dois objetos</text:span></text:span></text:p>
      <text:p text:style-name="P73"><text:span text:style-name="Source_20_Text"><text:span text:style-name="T2">const jogador3 = {...jogador1, ...jogador2};</text:span></text:span></text:p>
      <text:p text:style-name="P97"/>
      <text:p text:style-name="P73"><text:span text:style-name="Source_20_Text"><text:span text:style-name="T2">/*</text:span></text:span></text:p>
      <text:p text:style-name="P73"><text:span text:style-name="Source_20_Text"><text:span text:style-name="T2">Resultado em jogador3:</text:span></text:span></text:p>
      <text:p text:style-name="P73"><text:span text:style-name="Source_20_Text"><text:span text:style-name="T2">{</text:span></text:span></text:p>
      <text:p text:style-name="P73"><text:span text:style-name="Source_20_Text"><text:span text:style-name="T2"><text:s text:c="2"/>nome: "Bruce", <text:s text:c="5"/>// Do jogador2 (último)</text:span></text:span></text:p>
      <text:p text:style-name="P73"><text:span text:style-name="Source_20_Text"><text:span text:style-name="T2"><text:s text:c="2"/>energia: 100, <text:s text:c="6"/></text:span></text:span></text:p>
      <text:p text:style-name="P73"><text:span text:style-name="Source_20_Text"><text:span text:style-name="T2"><text:s text:c="2"/>vidas: 5, <text:s text:c="10"/>// Do jogador2 (último)</text:span></text:span></text:p>
      <text:p text:style-name="P73"><text:span text:style-name="Source_20_Text"><text:span text:style-name="T2"><text:s text:c="2"/>magia: 150, <text:s text:c="8"/>// Do jogador1</text:span></text:span></text:p>
      <text:p text:style-name="P73"><text:span text:style-name="Source_20_Text"><text:span text:style-name="T2"><text:s text:c="2"/>velocidade: 80 <text:s text:c="5"/>// Do jogador2</text:span></text:span></text:p>
      <text:p text:style-name="P73"><text:span text:style-name="Source_20_Text"><text:span text:style-name="T2">}</text:span></text:span></text:p>
      <text:p text:style-name="P73"><text:span text:style-name="Source_20_Text"><text:span text:style-name="T2">*/</text:span></text:span></text:p>
      <text:p text:style-name="P10"><text:span text:style-name="Source_20_Text"><text:span text:style-name="T2"/></text:span></text:p>
      <text:p text:style-name="P60"><text:span text:style-name="T2">A análise do objeto </text:span><text:span text:style-name="Source_20_Text"><text:span text:style-name="T2">jogador3</text:span></text:span><text:span text:style-name="T2"> revela as duas regras de fusão em ação:</text:span></text:p>
      <text:p text:style-name="P59"/>
      <text:list text:style-name="L22">
        <text:list-item>
          <text:p text:style-name="P106"><text:soft-page-break/><text:span text:style-name="T4">Combinação de Propriedades Únicas</text:span><text:span text:style-name="T2">: Propriedades que existem em apenas um dos objetos de origem, como </text:span><text:span text:style-name="Source_20_Text"><text:span text:style-name="T2">magia</text:span></text:span><text:span text:style-name="T2"> (de </text:span><text:span text:style-name="Source_20_Text"><text:span text:style-name="T2">jogador1</text:span></text:span><text:span text:style-name="T2">) e </text:span><text:span text:style-name="Source_20_Text"><text:span text:style-name="T2">velocidade</text:span></text:span><text:span text:style-name="T2"> (de </text:span><text:span text:style-name="Source_20_Text"><text:span text:style-name="T2">jogador2</text:span></text:span><text:span text:style-name="T2">), são simplesmente adicionadas ao novo objeto.</text:span></text:p>
        </text:list-item>
        <text:list-item>
          <text:p text:style-name="P106"><text:span text:style-name="T4">Resolução de Conflitos</text:span><text:span text:style-name="T2">: Quando dois ou mais objetos compartilham uma propriedade com a mesma chave (como </text:span><text:span text:style-name="Source_20_Text"><text:span text:style-name="T2">nome</text:span></text:span><text:span text:style-name="T2"> e </text:span><text:span text:style-name="Source_20_Text"><text:span text:style-name="T2">vidas</text:span></text:span><text:span text:style-name="T2">), o valor do último objeto na sequência prevalece. Por isso, </text:span><text:span text:style-name="Source_20_Text"><text:span text:style-name="T2">jogador3</text:span></text:span><text:span text:style-name="T2"> herda os valores de </text:span><text:span text:style-name="Source_20_Text"><text:span text:style-name="T2">nome</text:span></text:span><text:span text:style-name="T2"> e </text:span><text:span text:style-name="Source_20_Text"><text:span text:style-name="T2">vidas</text:span></text:span><text:span text:style-name="T2"> do </text:span><text:span text:style-name="Source_20_Text"><text:span text:style-name="T2">jogador2</text:span></text:span><text:span text:style-name="T2">.</text:span></text:p>
        </text:list-item>
      </text:list>
      <text:p text:style-name="P59">Essa capacidade de espalhar elementos não se limita a estruturas de dados; ela também otimiza a forma como interagimos com funções.</text:p>
      <text:h text:style-name="P6" text:outline-level="2">4.0 Integração com Funções: Passagem Dinâmica de Argumentos</text:h>
      <text:p text:style-name="P7"/>
      <text:p text:style-name="P60"><text:span text:style-name="T2">Um desafio comum em JavaScript é a necessidade de passar os elementos de um Array como argumentos individuais para uma função. Antes de vermos a solução, é crucial entender o problema. Se passarmos um array diretamente para uma função que espera múltiplos argumentos, o resultado será incorreto. A função receberá um único argumento (o array em si) em vez de elementos separados, levando a um "retorno estranho" ou </text:span><text:span text:style-name="Source_20_Text"><text:span text:style-name="T2">undefined</text:span></text:span><text:span text:style-name="T2">, pois não consegue realizar a operação esperada. O operador Spread resolve isso de forma direta e moderna. Considere a seguinte função, que espera três argumentos numéricos:</text:span></text:p>
      <text:p text:style-name="P59"/>
      <text:p text:style-name="P73"><text:span text:style-name="Source_20_Text"><text:span text:style-name="T2">const soma = (v1, v2, v3) =&gt; {</text:span></text:span></text:p>
      <text:p text:style-name="P73"><text:span text:style-name="Source_20_Text"><text:span text:style-name="T2"><text:s text:c="4"/>return v1 + v2 + v3;</text:span></text:span></text:p>
      <text:p text:style-name="P73"><text:span text:style-name="Source_20_Text"><text:span text:style-name="T2">}</text:span></text:span></text:p>
      <text:p text:style-name="P10"><text:span text:style-name="Source_20_Text"><text:span text:style-name="T2"/></text:span></text:p>
      <text:p text:style-name="P59">A tabela abaixo compara a chamada tradicional com a abordagem moderna usando o operador Spread.</text:p>
      <text:p text:style-name="P59"/>
      <table:table table:name="Tabela11" table:style-name="Tabela11">
        <table:table-column table:style-name="Tabela11.A"/>
        <table:table-column table:style-name="Tabela11.B"/>
        <table:table-row>
          <table:table-cell table:style-name="Tabela11.A1" office:value-type="string">
            <text:p text:style-name="P68">Abordagem</text:p>
          </table:table-cell>
          <table:table-cell table:style-name="Tabela11.B1" office:value-type="string">
            <text:p text:style-name="P68">Exemplo de Código</text:p>
          </table:table-cell>
        </table:table-row>
        <table:table-row>
          <table:table-cell table:style-name="Tabela11.A2" office:value-type="string">
            <text:p text:style-name="P107">Tradicional (Argumentos Diretos)</text:p>
          </table:table-cell>
          <table:table-cell table:style-name="Tabela11.B2" office:value-type="string">
            <text:p text:style-name="P69"><text:span text:style-name="Source_20_Text"><text:span text:style-name="T2">soma(1, 5, 4);</text:span></text:span></text:p>
          </table:table-cell>
        </table:table-row>
        <table:table-row>
          <table:table-cell table:style-name="Tabela11.A3" office:value-type="string">
            <text:p text:style-name="P107">Com Operador Spread</text:p>
          </table:table-cell>
          <table:table-cell table:style-name="Tabela11.B3" office:value-type="string">
            <text:p text:style-name="P69"><text:span text:style-name="Source_20_Text"><text:span text:style-name="T2">const valores = [1, 5, 4]; soma(...valores);</text:span></text:span></text:p>
          </table:table-cell>
        </table:table-row>
      </table:table>
      <text:p text:style-name="P59"/>
      <text:p text:style-name="P60"><text:span text:style-name="T2">O benefício principal desta abordagem é a capacidade de passar dinamicamente o conteúdo de um Array para os parâmetros de uma função. O operador "espalha" os elementos do array </text:span><text:span text:style-name="Source_20_Text"><text:span text:style-name="T2">valores</text:span></text:span><text:span text:style-name="T2">, mapeando </text:span><text:span text:style-name="Source_20_Text"><text:span text:style-name="T2">1</text:span></text:span><text:span text:style-name="T2"> para </text:span><text:span text:style-name="Source_20_Text"><text:span text:style-name="T2">v1</text:span></text:span><text:span text:style-name="T2">, </text:span><text:span text:style-name="Source_20_Text"><text:span text:style-name="T2">5</text:span></text:span><text:span text:style-name="T2"> para </text:span><text:span text:style-name="Source_20_Text"><text:span text:style-name="T2">v2</text:span></text:span><text:span text:style-name="T2"> e </text:span><text:span text:style-name="Source_20_Text"><text:span text:style-name="T2">4</text:span></text:span><text:span text:style-name="T2"> para </text:span><text:span text:style-name="Source_20_Text"><text:span text:style-name="T2">v3</text:span></text:span><text:span text:style-name="T2"> de forma automática. Embora essas aplicações sejam poderosas, a capacidade do Spread de servir como uma ponte entre diferentes partes do ecossistema JavaScript—como o DOM e os Arrays—demonstra seu verdadeiro poder prático.</text:span></text:p>
      <text:p text:style-name="P59"/>
      <text:h text:style-name="P108" text:outline-level="2"><text:span text:style-name="T2">5.0 O Caso de Uso Definitivo: Transformando </text:span><text:span text:style-name="Source_20_Text"><text:span text:style-name="T2">HTMLCollection</text:span></text:span><text:span text:style-name="T2"> em Array</text:span></text:h>
      <text:p text:style-name="P7"/>
      <text:p text:style-name="P60"><text:span text:style-name="T2">Este caso de uso demonstra a capacidade do operador de resolver um problema prático e comum na manipulação do DOM: a limitação das </text:span><text:span text:style-name="Source_20_Text"><text:span text:style-name="T2">HTMLCollections</text:span></text:span><text:span text:style-name="T2">. Ele serve como uma ponte essencial entre as APIs do DOM e as funcionalidades modernas dos Arrays em JavaScript.</text:span></text:p>
      <text:p text:style-name="P59"/>
      <text:h text:style-name="P50" text:outline-level="3"><text:span text:style-name="T2">5.1 A Limitação Fundamental da </text:span><text:span text:style-name="Source_20_Text"><text:span text:style-name="T2">HTMLCollection</text:span></text:span></text:h>
      <text:p text:style-name="P22"><text:span text:style-name="Source_20_Text"><text:span text:style-name="T2"/></text:span></text:p>
      <text:p text:style-name="P60"><text:soft-page-break/><text:span text:style-name="T2">Métodos do DOM como </text:span><text:span text:style-name="Source_20_Text"><text:span text:style-name="T2">document.getElementsByTagName()</text:span></text:span><text:span text:style-name="T2"> retornam uma </text:span><text:span text:style-name="Source_20_Text"><text:span text:style-name="T2">HTMLCollection</text:span></text:span><text:span text:style-name="T2">, que é uma coleção de elementos semelhante a um Array, mas com uma desvantagem fundamental: a ausência de métodos de Array modernos e poderosos, como </text:span><text:span text:style-name="Source_20_Text"><text:span text:style-name="T2">.forEach()</text:span></text:span><text:span text:style-name="T2">, </text:span><text:span text:style-name="Source_20_Text"><text:span text:style-name="T2">.map()</text:span></text:span><text:span text:style-name="T2"> ou </text:span><text:span text:style-name="Source_20_Text"><text:span text:style-name="T2">.filter()</text:span></text:span><text:span text:style-name="T2">. Tentar invocar um desses métodos em uma </text:span><text:span text:style-name="Source_20_Text"><text:span text:style-name="T2">HTMLCollection</text:span></text:span><text:span text:style-name="T2"> resultará em um erro, pois eles simplesmente não existem em seu protótipo:</text:span></text:p>
      <text:p text:style-name="P59"/>
      <text:p text:style-name="P95"><text:span text:style-name="Source_20_Text"><text:span text:style-name="T2">TypeError: objs1.forEach is not a function</text:span></text:span></text:p>
      <text:p text:style-name="P60"><text:span text:style-name="Source_20_Text"><text:span text:style-name="T2"/></text:span></text:p>
      <text:h text:style-name="P12" text:outline-level="3">5.2 A Solução Elegante com o Operador Spread</text:h>
      <text:p text:style-name="P7"/>
      <text:p text:style-name="P60"><text:span text:style-name="T2">O operador Spread resolve essa limitação de forma concisa. Ao espalhar os elementos de uma </text:span><text:span text:style-name="Source_20_Text"><text:span text:style-name="T2">HTMLCollection</text:span></text:span><text:span text:style-name="T2"> dentro de literais de Array (</text:span><text:span text:style-name="Source_20_Text"><text:span text:style-name="T2">[]</text:span></text:span><text:span text:style-name="T2">), nós a convertemos em um verdadeiro Array de JavaScript.</text:span></text:p>
      <text:p text:style-name="P59"/>
      <text:p text:style-name="P73"><text:span text:style-name="Source_20_Text"><text:span text:style-name="T2">// Obtém uma HTMLCollection de todas as &lt;div&gt; da página</text:span></text:span></text:p>
      <text:p text:style-name="P73"><text:span text:style-name="Source_20_Text"><text:span text:style-name="T2">const objs1 = document.getElementsByTagName("div");</text:span></text:span></text:p>
      <text:p text:style-name="P97"/>
      <text:p text:style-name="P73"><text:span text:style-name="Source_20_Text"><text:span text:style-name="T2">// Converte a HTMLCollection em um Array genuíno</text:span></text:span></text:p>
      <text:p text:style-name="P73"><text:span text:style-name="Source_20_Text"><text:span text:style-name="T2">const objs2 = [...objs1];</text:span></text:span></text:p>
      <text:p text:style-name="P10"><text:span text:style-name="Source_20_Text"><text:span text:style-name="T2"/></text:span></text:p>
      <text:p text:style-name="P60"><text:span text:style-name="T2">A distinção fica clara em um console de navegador: enquanto </text:span><text:span text:style-name="Source_20_Text"><text:span text:style-name="T2">objs1</text:span></text:span><text:span text:style-name="T2"> oferece um conjunto limitado de métodos como </text:span><text:span text:style-name="Source_20_Text"><text:span text:style-name="T2">item()</text:span></text:span><text:span text:style-name="T2"> e </text:span><text:span text:style-name="Source_20_Text"><text:span text:style-name="T2">namedItem()</text:span></text:span><text:span text:style-name="T2">, </text:span><text:span text:style-name="Source_20_Text"><text:span text:style-name="T2">objs2</text:span></text:span><text:span text:style-name="T2"> desbloqueia todo o arsenal de protótipos de Array, como </text:span><text:span text:style-name="Source_20_Text"><text:span text:style-name="T2">map</text:span></text:span><text:span text:style-name="T2">, </text:span><text:span text:style-name="Source_20_Text"><text:span text:style-name="T2">filter</text:span></text:span><text:span text:style-name="T2">, </text:span><text:span text:style-name="Source_20_Text"><text:span text:style-name="T2">reduce</text:span></text:span><text:span text:style-name="T2"> e </text:span><text:span text:style-name="Source_20_Text"><text:span text:style-name="T2">forEach</text:span></text:span><text:span text:style-name="T2">. Além disso, a </text:span><text:span text:style-name="Source_20_Text"><text:span text:style-name="T2">HTMLCollection</text:span></text:span><text:span text:style-name="T2"> é uma coleção "viva" e restrita a elementos do DOM, enquanto o novo Array é uma estrutura de dados estática e flexível, capaz de armazenar qualquer tipo de dado JavaScript.</text:span></text:p>
      <text:p text:style-name="P59"/>
      <text:h text:style-name="P12" text:outline-level="3">5.3 Impacto Prático na Manipulação do DOM</text:h>
      <text:p text:style-name="P60"><text:span text:style-name="T2">Com a coleção de elementos do DOM agora convertida em um Array, podemos manipulá-los de forma muito mais eficiente. Por exemplo, podemos usar o método </text:span><text:span text:style-name="Source_20_Text"><text:span text:style-name="T2">.forEach()</text:span></text:span><text:span text:style-name="T2"> para iterar sobre cada </text:span><text:span text:style-name="Source_20_Text"><text:span text:style-name="T2">div</text:span></text:span><text:span text:style-name="T2"> e modificar seu conteúdo.</text:span></text:p>
      <text:p text:style-name="P59"/>
      <text:p text:style-name="P73"><text:span text:style-name="Source_20_Text"><text:span text:style-name="T2">// Agora que objs2 é um Array, podemos usar .forEach()</text:span></text:span></text:p>
      <text:p text:style-name="P73"><text:span text:style-name="Source_20_Text"><text:span text:style-name="T2">objs2.forEach(element =&gt; {</text:span></text:span></text:p>
      <text:p text:style-name="P73"><text:span text:style-name="Source_20_Text"><text:span text:style-name="T2"><text:s text:c="4"/>element.innerHTML = "curso"; </text:span></text:span></text:p>
      <text:p text:style-name="P73"><text:span text:style-name="Source_20_Text"><text:span text:style-name="T2">});</text:span></text:span></text:p>
      <text:p text:style-name="P10"><text:span text:style-name="Source_20_Text"><text:span text:style-name="T2"/></text:span></text:p>
      <text:p text:style-name="P60"><text:span text:style-name="T2">Essa técnica representa uma mudança de paradigma: em vez de usar laços </text:span><text:span text:style-name="Source_20_Text"><text:span text:style-name="T2">for</text:span></text:span><text:span text:style-name="T2"> </text:span><text:span text:style-name="T4">imperativos</text:span><text:span text:style-name="T2"> para manipular grupos de elementos do DOM, podemos adotar uma abordagem </text:span><text:span text:style-name="T4">declarativa</text:span><text:span text:style-name="T2"> e mais expressiva com métodos de Array. O operador Spread serve como a ponte que torna isso possível.</text:span></text:p>
      <text:p text:style-name="P59"/>
      <text:h text:style-name="P6" text:outline-level="2"><text:soft-page-break/>6.0 Conclusão: A Relevância do Operador Spread no Ecossistema Moderno</text:h>
      <text:p text:style-name="P7"/>
      <text:p text:style-name="P60"><text:span text:style-name="T2">Ao longo deste guia, exploramos a versatilidade do operador Spread (</text:span><text:span text:style-name="Source_20_Text"><text:span text:style-name="T2">...</text:span></text:span><text:span text:style-name="T2">), desde a simplificação de operações com Arrays e Objetos até a otimização de chamadas de função e, crucialmente, a transformação de </text:span><text:span text:style-name="Source_20_Text"><text:span text:style-name="T2">HTMLCollections</text:span></text:span><text:span text:style-name="T2"> em Arrays funcionais. Cada caso de uso demonstra um princípio central: o poder de desmembrar coleções em elementos individuais. O operador Spread é mais do que uma conveniência sintática; é uma ferramenta fundamental que promove um estilo de programação mais funcional e declarativo no JavaScript. Ele permite que os desenvolvedores escrevam um código mais limpo, expressivo e menos propenso a erros. Sua importância no mundo real é reforçada por seu uso extensivo em frameworks populares como </text:span><text:span text:style-name="T4">React</text:span><text:span text:style-name="T2"> e </text:span><text:span text:style-name="T4">React Native</text:span><text:span text:style-name="T2">, solidificando seu status como uma habilidade essencial para qualquer desenvolvedor JavaScript que busca escrever código robusto e moderno.</text:span></text:p>
      <text:p text:style-name="P59"/>
      <text:h text:style-name="Heading_20_1" text:outline-level="1">Dominando o Controle de Fluxo em JavaScript</text:h>
      <text:p text:style-name="P80"/>
      <text:h text:style-name="P12" text:outline-level="3">1.0 Introdução: A Base da Lógica de Programação</text:h>
      <text:p text:style-name="P7"/>
      <text:p text:style-name="P109">As declarações condicionais são a pedra angular de aplicações dinâmicas e responsivas. Em JavaScript, a declaração <text:span text:style-name="Source_20_Text">if</text:span> é a ferramenta primária para controlar o fluxo de execução do código com base em condições específicas, tornando-a um conceito absolutamente essencial para qualquer desenvolvedor. Sem a capacidade de tomar decisões, um programa seguiria apenas um caminho linear e imutável. É o controle de fluxo que permite que nossas aplicações reajam a entradas do usuário, estados de dados e mudanças no ambiente de execução. A declaração <text:span text:style-name="Source_20_Text">if</text:span> e suas variantes fornecem as seguintes capacidades cruciais:</text:p>
      <text:p text:style-name="P109"/>
      <text:list text:style-name="L23">
        <text:list-item>
          <text:p text:style-name="P110"><text:span text:style-name="T9">Controle do fluxo de execução do programa:</text:span> Permitem desviar ou alterar o caminho que o código segue durante sua execução.</text:p>
        </text:list-item>
        <text:list-item>
          <text:p text:style-name="P110"><text:span text:style-name="T9">Tomada de decisões:</text:span> Utilizam expressões lógicas, que avaliam para <text:span text:style-name="Source_20_Text">verdadeiro</text:span> ou <text:span text:style-name="Source_20_Text">falso</text:span>, para determinar qual ação tomar.</text:p>
        </text:list-item>
        <text:list-item>
          <text:p text:style-name="P110"><text:span text:style-name="T9">Execução seletiva de código:</text:span> Garantem que um bloco de código específico seja executado somente quando uma ou mais condições predefinidas são atendidas.</text:p>
        </text:list-item>
      </text:list>
      <text:p text:style-name="P109"/>
      <text:p text:style-name="P109">Para construir uma base sólida neste tópico, começaremos analisando a forma mais simples e fundamental deste poderoso comando.</text:p>
      <text:p text:style-name="P109"/>
      <text:h text:style-name="P12" text:outline-level="3">2.0 A Estrutura Condicional <text:span text:style-name="Source_20_Text">if</text:span> Simples</text:h>
      <text:p text:style-name="P109">A declaração <text:span text:style-name="Source_20_Text">if</text:span> básica é o bloco de construção fundamental para a tomada de decisões no código. Sua importância estratégica reside em sua simplicidade e poder: um programa avalia uma única condição para decidir se deve ou não executar um conjunto específico de instruções. É o primeiro passo para criar programas que não são apenas sequências de comandos, but sim sistemas lógicos que podem se adaptar e responder.</text:p>
      <text:h text:style-name="P111" text:outline-level="4">2.1 O Fluxo Conceitual</text:h>
      <text:p text:style-name="P8"/>
      <text:p text:style-name="P109">O processo de execução de uma declaração <text:span text:style-name="Source_20_Text">if</text:span> simples é direto e pode ser visualizado como um desvio condicional no fluxo do programa.</text:p>
      <text:p text:style-name="P109"/>
      <text:list text:style-name="L24">
        <text:list-item>
          <text:p text:style-name="P112">O programa chega à declaração <text:span text:style-name="Source_20_Text">if</text:span>.</text:p>
        </text:list-item>
        <text:list-item>
          <text:p text:style-name="P112"><text:soft-page-break/>Uma expressão lógica contida nos parênteses é avaliada. Essa expressão resultará em um valor booleano: <text:span text:style-name="Source_20_Text">verdadeiro</text:span> (<text:span text:style-name="Source_20_Text">true</text:span>) ou <text:span text:style-name="Source_20_Text">falso</text:span> (<text:span text:style-name="Source_20_Text">false</text:span>).</text:p>
        </text:list-item>
        <text:list-item>
          <text:p text:style-name="P112">Se o resultado for <text:span text:style-name="Source_20_Text">verdadeiro</text:span>, o bloco de código contido dentro das chaves <text:span text:style-name="Source_20_Text">{}</text:span> do <text:span text:style-name="Source_20_Text">if</text:span> é executado.</text:p>
        </text:list-item>
        <text:list-item>
          <text:p text:style-name="P112">Se o resultado for <text:span text:style-name="Source_20_Text">falso</text:span>, o bloco de código é completamente ignorado. O interpretador JavaScript "pula" este bloco.</text:p>
        </text:list-item>
        <text:list-item>
          <text:p text:style-name="P112">Em ambos os casos, após a avaliação, a execução do programa "segue a vida", continuando normalmente na primeira linha de código que se segue à estrutura <text:span text:style-name="Source_20_Text">if</text:span>.</text:p>
          <text:p text:style-name="P112"/>
        </text:list-item>
      </text:list>
      <text:h text:style-name="P111" text:outline-level="4">2.2 Sintaxe e Aplicação Prática</text:h>
      <text:p text:style-name="P8"/>
      <text:p text:style-name="P109">A sintaxe fundamental da declaração <text:span text:style-name="Source_20_Text">if</text:span> é concisa e clara. Ela consiste na palavra-chave <text:span text:style-name="Source_20_Text">if</text:span>, seguida por uma expressão lógica entre parênteses e um bloco de código entre chaves.</text:p>
      <text:p text:style-name="P109"/>
      <text:p text:style-name="P97"><text:span text:style-name="Source_20_Text">if (expressão_lógica) {</text:span></text:p>
      <text:p text:style-name="P97"><text:span text:style-name="Source_20_Text"><text:s text:c="2"/>// Bloco de comandos a ser executado se a expressão for verdadeira.</text:span></text:p>
      <text:p text:style-name="P97"><text:span text:style-name="Source_20_Text">}</text:span></text:p>
      <text:p text:style-name="P13"><text:span text:style-name="Source_20_Text"/></text:p>
      <text:p text:style-name="P109">Vamos aplicar isso a um exemplo prático. Considere um programa que precisa verificar se o valor de uma variável é maior que 10.</text:p>
      <text:p text:style-name="P109"/>
      <text:p text:style-name="P113">Cenário 1: Condição Verdadeira</text:p>
      <text:p text:style-name="P113"/>
      <text:p text:style-name="P109">Neste caso, a variável <text:span text:style-name="Source_20_Text">num</text:span> é <text:span text:style-name="Source_20_Text">100</text:span>. A condição <text:span text:style-name="Source_20_Text">num &gt; 10</text:span> é avaliada como <text:span text:style-name="Source_20_Text">verdadeira</text:span>, e o bloco de código dentro do <text:span text:style-name="Source_20_Text">if</text:span> é executado.</text:p>
      <text:p text:style-name="P109"/>
      <text:p text:style-name="P97"><text:span text:style-name="Source_20_Text">let num = 100;</text:span></text:p>
      <text:p text:style-name="P97"/>
      <text:p text:style-name="P97"><text:span text:style-name="Source_20_Text">if (num &gt; 10) {</text:span></text:p>
      <text:p text:style-name="P97"><text:span text:style-name="Source_20_Text"><text:s text:c="2"/>console.log("numeral maior que 10");</text:span></text:p>
      <text:p text:style-name="P97"><text:span text:style-name="Source_20_Text">}</text:span></text:p>
      <text:p text:style-name="P97"/>
      <text:p text:style-name="P97"><text:span text:style-name="Source_20_Text">console.log("fim do programa");</text:span></text:p>
      <text:p text:style-name="P97"><text:span text:style-name="Source_20_Text"/></text:p>
      <text:p text:style-name="P114">Saída:</text:p>
      <text:p text:style-name="P114"/>
      <text:p text:style-name="P97"><text:span text:style-name="Source_20_Text">numeral maior que 10</text:span></text:p>
      <text:p text:style-name="P97"><text:span text:style-name="Source_20_Text">fim do programa</text:span></text:p>
      <text:p text:style-name="P13"><text:span text:style-name="Source_20_Text"/></text:p>
      <text:p text:style-name="P13"><text:span text:style-name="Source_20_Text"/></text:p>
      <text:p text:style-name="P13"><text:span text:style-name="Source_20_Text"/></text:p>
      <text:p text:style-name="P113"><text:soft-page-break/>Cenário 2: Condição Falsa</text:p>
      <text:p text:style-name="P113"/>
      <text:p text:style-name="P109">Agora, a variável <text:span text:style-name="Source_20_Text">num</text:span> é <text:span text:style-name="Source_20_Text">10</text:span>. A condição <text:span text:style-name="Source_20_Text">num &gt; 10</text:span> é avaliada como <text:span text:style-name="Source_20_Text">falsa</text:span>. Como a condição é falsa, o interpretador JavaScript "pula" o bloco <text:span text:style-name="Source_20_Text">if</text:span> por completo e continua a execução na linha seguinte—neste caso, "segue a vida" para o <text:span text:style-name="Source_20_Text">console.log("fim do programa")</text:span>.</text:p>
      <text:p text:style-name="P109"/>
      <text:p text:style-name="P40"><text:span text:style-name="Source_20_Text">let num = 10;</text:span></text:p>
      <text:p text:style-name="P40"/>
      <text:p text:style-name="P40"><text:span text:style-name="Source_20_Text">if (num &gt; 10) {</text:span></text:p>
      <text:p text:style-name="P40"><text:span text:style-name="Source_20_Text"><text:s text:c="2"/>console.log("numeral maior que 10");</text:span></text:p>
      <text:p text:style-name="P40"><text:span text:style-name="Source_20_Text">}</text:span></text:p>
      <text:p text:style-name="P40"/>
      <text:p text:style-name="P40"><text:span text:style-name="Source_20_Text">console.log("fim do programa");</text:span></text:p>
      <text:p text:style-name="P40"><text:span text:style-name="Source_20_Text"/></text:p>
      <text:p text:style-name="P115">Saída:</text:p>
      <text:p text:style-name="P40"><text:span text:style-name="Source_20_Text">fim do programa</text:span></text:p>
      <text:p text:style-name="P13"><text:span text:style-name="Source_20_Text"/></text:p>
      <text:h text:style-name="P111" text:outline-level="4">2.3 Uma Regra Crucial: O Uso das Chaves <text:span text:style-name="Source_20_Text">{}</text:span></text:h>
      <text:p text:style-name="P8"><text:span text:style-name="Source_20_Text"/></text:p>
      <text:p text:style-name="P109">Em JavaScript, as chaves <text:span text:style-name="Source_20_Text">{}</text:span> são usadas para delimitar o escopo de um bloco de código. A regra para a declaração <text:span text:style-name="Source_20_Text">if</text:span> é a seguinte:</text:p>
      <text:p text:style-name="P109"/>
      <text:list text:style-name="L25">
        <text:list-item>
          <text:p text:style-name="P116">Se o bloco <text:span text:style-name="Source_20_Text">if</text:span> contém <text:span text:style-name="T9">mais de um comando</text:span>, as chaves são <text:span text:style-name="T9">obrigatórias</text:span>.</text:p>
        </text:list-item>
        <text:list-item>
          <text:p text:style-name="P116">Se o bloco <text:span text:style-name="Source_20_Text">if</text:span> contém <text:span text:style-name="T9">apenas um único comando</text:span>, as chaves são opcionais.</text:p>
          <text:p text:style-name="P116"/>
        </text:list-item>
      </text:list>
      <text:p text:style-name="P109">Embora opcionais no segundo caso, a prática unânime entre desenvolvedores experientes é <text:span text:style-name="T9">sempre</text:span> usar as chaves. Isso não apenas melhora a clareza, mas também previne erros lógicos difíceis de rastrear quando um segundo comando é adicionado ao bloco <text:span text:style-name="Source_20_Text">if</text:span> durante a manutenção do código. É fundamental entender que, em JavaScript, apenas as chaves definem o escopo do bloco condicional. Isso difere de linguagens como Python, onde a indentação do código determina o bloco. Em JavaScript, a indentação é apenas para legibilidade.</text:p>
      <text:p text:style-name="P109"/>
      <text:h text:style-name="P117" text:outline-level="5">O Perigo de Omitir as Chaves</text:h>
      <text:p text:style-name="P7"/>
      <text:p text:style-name="P109">Omitir as chaves pode levar a resultados inesperados. Sem elas, apenas a <text:span text:style-name="T13">primeira instrução</text:span> seguinte ao <text:span text:style-name="Source_20_Text">if</text:span> é considerada parte da condição. Observe o exemplo abaixo:</text:p>
      <text:p text:style-name="P109"/>
      <text:p text:style-name="P109"/>
      <text:p text:style-name="P109"/>
      <text:p text:style-name="P109"/>
      <text:p text:style-name="P109"/>
      <text:p text:style-name="P109"/>
      <text:p text:style-name="P109"/>
      <text:p text:style-name="P109"/>
      <text:p text:style-name="P109"/>
      <text:p text:style-name="P109"/>
      <text:p text:style-name="P97"><text:soft-page-break/><text:span text:style-name="Source_20_Text">let num = 10; // Condição será falsa</text:span></text:p>
      <text:p text:style-name="P97"/>
      <text:p text:style-name="P97"><text:span text:style-name="Source_20_Text">if (num &gt; 10)</text:span></text:p>
      <text:p text:style-name="P97"><text:span text:style-name="Source_20_Text"><text:s text:c="2"/>console.log("Este comando faz parte do if."); // Esta linha será pulada</text:span></text:p>
      <text:p text:style-name="P97"><text:span text:style-name="Source_20_Text"><text:s text:c="2"/>console.log("Este comando NÃO faz parte do if."); // Esta linha executará sempre!</text:span></text:p>
      <text:p text:style-name="P97"><text:span text:style-name="Source_20_Text"/></text:p>
      <text:p text:style-name="P114">Saída:</text:p>
      <text:p text:style-name="P97"><text:span text:style-name="Source_20_Text">Este comando NÃO faz parte do if.</text:span></text:p>
      <text:p text:style-name="P13"><text:span text:style-name="Source_20_Text"/></text:p>
      <text:p text:style-name="P109">Como a condição <text:span text:style-name="Source_20_Text">10 &gt; 10</text:span> é falsa, o primeiro <text:span text:style-name="Source_20_Text">console.log</text:span> é corretamente pulado. No entanto, o segundo <text:span text:style-name="Source_20_Text">console.log</text:span>, apesar de indentado, não está dentro do escopo do <text:span text:style-name="Source_20_Text">if</text:span> e é executado incondicionalmente. Este é um exemplo clássico de por que o uso de chaves <text:span text:style-name="Source_20_Text">{}</text:span> é uma prática essencial para garantir a integridade da sua lógica. Até agora, vimos como executar código quando uma condição é verdadeira. Mas e se quisermos executar um código alternativo quando ela for falsa? É aí que entra a declaração <text:span text:style-name="Source_20_Text">else</text:span>.</text:p>
      <text:p text:style-name="P109"/>
      <text:h text:style-name="P12" text:outline-level="3">3.0 Expandindo a Lógica com <text:span text:style-name="Source_20_Text">if...else</text:span></text:h>
      <text:p text:style-name="P7"><text:span text:style-name="Source_20_Text"/></text:p>
      <text:p text:style-name="P109">A estrutura <text:span text:style-name="Source_20_Text">if...else</text:span> aprimora significativamente a lógica do programa ao fornecer um caminho de execução alternativo. Em vez de simplesmente executar um bloco de código ou ignorá-lo, o <text:span text:style-name="Source_20_Text">if...else</text:span> cria um mecanismo de decisão binário. Ele garante que um de dois blocos de código específicos será <text:span text:style-name="T9">sempre</text:span> executado com base no resultado de um único teste lógico. Isso elimina a ambiguidade e permite que o programa responda de forma definitiva a ambos os resultados possíveis de uma condição.</text:p>
      <text:p text:style-name="P109"/>
      <text:h text:style-name="P111" text:outline-level="4">3.1 O Conceito do "Caso Contrário"</text:h>
      <text:p text:style-name="P8"/>
      <text:p text:style-name="P109">A declaração <text:span text:style-name="Source_20_Text">else</text:span> funciona como o caminho do "caso contrário". A melhor forma de ler uma estrutura <text:span text:style-name="Source_20_Text">if...else</text:span> em linguagem natural é: "<text:span text:style-name="T9">Se</text:span> a condição for verdadeira, faça isto; <text:span text:style-name="T9">caso contrário</text:span>, faça aquilo." Se a condição no <text:span text:style-name="Source_20_Text">if</text:span> for avaliada como <text:span text:style-name="Source_20_Text">verdadeira</text:span>, o Bloco 1 (o bloco <text:span text:style-name="Source_20_Text">if</text:span>) é executado. Se, no entanto, a condição for <text:span text:style-name="Source_20_Text">falsa</text:span>, o programa ignora o Bloco 1 e executa o Bloco 2 (o bloco <text:span text:style-name="Source_20_Text">else</text:span>). Após a execução de um dos dois blocos, o fluxo do programa continua na instrução seguinte à estrutura <text:span text:style-name="Source_20_Text">if...else</text:span>.</text:p>
      <text:p text:style-name="P109"/>
      <text:h text:style-name="P111" text:outline-level="4">3.2 Exemplo Prático de <text:span text:style-name="Source_20_Text">if...else</text:span></text:h>
      <text:p text:style-name="P8"><text:span text:style-name="Source_20_Text"/></text:p>
      <text:p text:style-name="P109">Vamos revisitar nosso exemplo de verificação de número, agora adicionando um caminho <text:span text:style-name="Source_20_Text">else</text:span> para lidar com o caso em que o número não é maior que 10.</text:p>
      <text:p text:style-name="P109"/>
      <text:p text:style-name="P109"/>
      <text:p text:style-name="P109"/>
      <text:p text:style-name="P109"/>
      <text:p text:style-name="P109"/>
      <text:p text:style-name="P109"/>
      <text:p text:style-name="P97"><text:soft-page-break/><text:span text:style-name="Source_20_Text">let num = 10;</text:span></text:p>
      <text:p text:style-name="P97"/>
      <text:p text:style-name="P97"><text:span text:style-name="Source_20_Text">if (num &gt; 10) {</text:span></text:p>
      <text:p text:style-name="P97"><text:span text:style-name="Source_20_Text"><text:s text:c="2"/>console.log("numeral maior que 10");</text:span></text:p>
      <text:p text:style-name="P97"><text:span text:style-name="Source_20_Text">} else {</text:span></text:p>
      <text:p text:style-name="P97"><text:span text:style-name="Source_20_Text"><text:s text:c="2"/>console.log("numeral menor ou igual a 10");</text:span></text:p>
      <text:p text:style-name="P97"><text:span text:style-name="Source_20_Text">}</text:span></text:p>
      <text:p text:style-name="P97"/>
      <text:p text:style-name="P97"><text:span text:style-name="Source_20_Text">console.log("fim do programa");</text:span></text:p>
      <text:p text:style-name="P13"><text:span text:style-name="Source_20_Text"/></text:p>
      <text:p text:style-name="P113">Análise dos Cenários:</text:p>
      <text:p text:style-name="P113"/>
      <text:list text:style-name="L26">
        <text:list-item>
          <text:p text:style-name="P118"><text:span text:style-name="T9">Cenário </text:span><text:span text:style-name="Source_20_Text"><text:span text:style-name="T9">verdadeiro</text:span></text:span> <text:span text:style-name="T9">(</text:span><text:span text:style-name="Source_20_Text"><text:span text:style-name="T9">num = 100</text:span></text:span><text:span text:style-name="T9">):</text:span> A condição <text:span text:style-name="Source_20_Text">num &gt; 10</text:span> é <text:span text:style-name="Source_20_Text">verdadeira</text:span>. O bloco <text:span text:style-name="Source_20_Text">if</text:span> é executado, imprimindo "numeral maior que 10". O bloco <text:span text:style-name="Source_20_Text">else</text:span> é ignorado.</text:p>
        </text:list-item>
        <text:list-item>
          <text:p text:style-name="P118"><text:span text:style-name="T9">Cenário </text:span><text:span text:style-name="Source_20_Text"><text:span text:style-name="T9">falso</text:span></text:span> <text:span text:style-name="T9">(</text:span><text:span text:style-name="Source_20_Text"><text:span text:style-name="T9">num = 10</text:span></text:span><text:span text:style-name="T9">):</text:span> A condição <text:span text:style-name="Source_20_Text">num &gt; 10</text:span> é <text:span text:style-name="Source_20_Text">falsa</text:span>. O bloco <text:span text:style-name="Source_20_Text">if</text:span> é ignorado. O bloco <text:span text:style-name="Source_20_Text">else</text:span> é executado, imprimindo "numeral menor ou igual a 10". Note que a mensagem é "menor ou igual a 10", um detalhe crucial. A condição <text:span text:style-name="Source_20_Text">10 &gt; 10</text:span> é falsa, portanto, o valor 10 é corretamente tratado pelo bloco <text:span text:style-name="Source_20_Text">else</text:span>, que abrange todos os casos não capturados pelo <text:span text:style-name="Source_20_Text">if</text:span>.</text:p>
          <text:p text:style-name="P118"/>
        </text:list-item>
      </text:list>
      <text:p text:style-name="P109">A estrutura <text:span text:style-name="Source_20_Text">if...else</text:span> é poderosa, mas o que acontece quando precisamos lidar com mais de dois resultados possíveis? Isso nos leva às estruturas condicionais avançadas.</text:p>
      <text:p text:style-name="P109"/>
      <text:h text:style-name="P12" text:outline-level="3">4.0 Cenários de Condicionais Avançadas</text:h>
      <text:p text:style-name="P7"/>
      <text:p text:style-name="P109">Embora a estrutura <text:span text:style-name="Source_20_Text">if...else</text:span> seja poderosa para decisões binárias, aplicações do mundo real frequentemente exigem a avaliação de múltiplas condições sequenciais, o aninhamento de lógicas ou a combinação de vários testes em uma única verificação. É aqui que as estruturas condicionais avançadas, como o encadeamento com <text:span text:style-name="Source_20_Text">else if</text:span>, o aninhamento de <text:span text:style-name="Source_20_Text">if</text:span>s e o uso de operadores lógicos, se tornam essenciais para modelar fluxos de decisão complexos.</text:p>
      <text:p text:style-name="P109"/>
      <text:h text:style-name="P111" text:outline-level="4">4.1 Múltiplas Alternativas com <text:span text:style-name="Source_20_Text">else if</text:span></text:h>
      <text:p text:style-name="P8"><text:span text:style-name="Source_20_Text"/></text:p>
      <text:p text:style-name="P109">O <text:span text:style-name="Source_20_Text">else if</text:span> permite criar uma cadeia de condições, onde cada uma é testada em ordem. O programa avalia a primeira condição <text:span text:style-name="Source_20_Text">if</text:span>. Se for falsa, ele passa para a próxima <text:span text:style-name="Source_20_Text">else if</text:span> e a avalia. Esse processo continua até que uma condição seja <text:span text:style-name="Source_20_Text">verdadeira</text:span> (e seu bloco seja executado) ou até que chegue a um bloco <text:span text:style-name="Source_20_Text">else</text:span> final, que atua como um "catch-all" se nenhuma das condições anteriores for atendida.</text:p>
      <text:p text:style-name="P109"/>
      <text:p text:style-name="P109"/>
      <text:p text:style-name="P109"/>
      <text:p text:style-name="P109"/>
      <text:p text:style-name="P109"/>
      <text:p text:style-name="P109"/>
      <text:p text:style-name="P109"/>
      <text:p text:style-name="P109"/>
      <text:p text:style-name="P40"><text:soft-page-break/><text:span text:style-name="Source_20_Text">let num = 8;</text:span></text:p>
      <text:p text:style-name="P40"/>
      <text:p text:style-name="P40"><text:span text:style-name="Source_20_Text">if (num &gt; 10) {</text:span></text:p>
      <text:p text:style-name="P40"><text:span text:style-name="Source_20_Text"><text:s text:c="2"/>console.log("numeral maior que 10");</text:span></text:p>
      <text:p text:style-name="P40"><text:span text:style-name="Source_20_Text">} else if (num &gt; 5) {</text:span></text:p>
      <text:p text:style-name="P40"><text:span text:style-name="Source_20_Text"><text:s text:c="2"/>console.log("numeral está entre 6 e 10");</text:span></text:p>
      <text:p text:style-name="P40"><text:span text:style-name="Source_20_Text">} else {</text:span></text:p>
      <text:p text:style-name="P40"><text:span text:style-name="Source_20_Text"><text:s text:c="2"/>console.log("numeral menor ou igual a 5");</text:span></text:p>
      <text:p text:style-name="P40"><text:span text:style-name="Source_20_Text">}</text:span></text:p>
      <text:p text:style-name="P13"><text:span text:style-name="Source_20_Text"/></text:p>
      <text:p text:style-name="P113">Análise do Fluxo:</text:p>
      <text:p text:style-name="P113"/>
      <text:list text:style-name="L27">
        <text:list-item>
          <text:p text:style-name="P119">Com <text:span text:style-name="Source_20_Text">num = 8</text:span>: A primeira condição (<text:span text:style-name="Source_20_Text">num &gt; 10</text:span>) é <text:span text:style-name="Source_20_Text">falsa</text:span>. O programa avança para a segunda (<text:span text:style-name="Source_20_Text">num &gt; 5</text:span>), que é <text:span text:style-name="Source_20_Text">verdadeira</text:span>. O bloco correspondente é executado, imprimindo "numeral está entre 6 e 10", e o restante da cadeia <text:span text:style-name="Source_20_Text">else if</text:span>/<text:span text:style-name="Source_20_Text">else</text:span> é completamente ignorado, com a execução saltando para o final da estrutura.</text:p>
        </text:list-item>
        <text:list-item>
          <text:p text:style-name="P119">Com <text:span text:style-name="Source_20_Text">num = 5</text:span>: A primeira condição é <text:span text:style-name="Source_20_Text">falsa</text:span>. A segunda também é <text:span text:style-name="Source_20_Text">falsa</text:span>. O programa executa o bloco <text:span text:style-name="Source_20_Text">else</text:span> final, imprimindo "numeral menor ou igual a 5".</text:p>
          <text:p text:style-name="P119"/>
        </text:list-item>
      </text:list>
      <text:h text:style-name="P111" text:outline-level="4">4.2 Condições Aninhadas: <text:span text:style-name="Source_20_Text">if</text:span> dentro de <text:span text:style-name="Source_20_Text">if</text:span></text:h>
      <text:p text:style-name="P8"><text:span text:style-name="Source_20_Text"/></text:p>
      <text:p text:style-name="P109">O "aninhamento" refere-se à prática de colocar uma declaração <text:span text:style-name="Source_20_Text">if</text:span> (ou <text:span text:style-name="Source_20_Text">if...else</text:span>) dentro de outro bloco <text:span text:style-name="Source_20_Text">if</text:span>. Isso é útil para realizar verificações secundárias que só fazem sentido após uma condição primária ter sido satisfeita.</text:p>
      <text:p text:style-name="P109"/>
      <text:p text:style-name="P97"><text:span text:style-name="Source_20_Text">let num = 100;</text:span></text:p>
      <text:p text:style-name="P97"/>
      <text:p text:style-name="P97"><text:span text:style-name="Source_20_Text">if (num &gt; 10) {</text:span></text:p>
      <text:p text:style-name="P97"><text:span text:style-name="Source_20_Text"><text:s text:c="2"/>console.log("numeral maior que 10");</text:span></text:p>
      <text:p text:style-name="P97"><text:span text:style-name="Source_20_Text"><text:s text:c="2"/></text:span></text:p>
      <text:p text:style-name="P97"><text:span text:style-name="Source_20_Text"><text:s text:c="2"/>if (num &gt; 50) {</text:span></text:p>
      <text:p text:style-name="P97"><text:span text:style-name="Source_20_Text"><text:s text:c="4"/>console.log("mas também maior do que 50");</text:span></text:p>
      <text:p text:style-name="P97"><text:span text:style-name="Source_20_Text"><text:s text:c="2"/>}</text:span></text:p>
      <text:p text:style-name="P97"><text:span text:style-name="Source_20_Text">}</text:span></text:p>
      <text:p text:style-name="P13"><text:span text:style-name="Source_20_Text"/></text:p>
      <text:p text:style-name="P113">Análise do Fluxo:</text:p>
      <text:list text:style-name="L28">
        <text:list-item>
          <text:p text:style-name="P120">Com <text:span text:style-name="Source_20_Text">num = 100</text:span>: A condição externa (<text:span text:style-name="Source_20_Text">num &gt; 10</text:span>) é <text:span text:style-name="Source_20_Text">verdadeira</text:span>, então seu bloco é executado. Dentro dele, a condição aninhada (<text:span text:style-name="Source_20_Text">num &gt; 50</text:span>) também é <text:span text:style-name="Source_20_Text">verdadeira</text:span>, e sua mensagem é impressa.</text:p>
        </text:list-item>
        <text:list-item>
          <text:p text:style-name="P120">Com <text:span text:style-name="Source_20_Text">num = 40</text:span>: A condição externa é <text:span text:style-name="Source_20_Text">verdadeira</text:span>. No entanto, a condição aninhada (<text:span text:style-name="Source_20_Text">num &gt; 50</text:span>) é <text:span text:style-name="Source_20_Text">falsa</text:span>, então seu bloco de código é ignorado. Apenas a primeira mensagem é exibida.</text:p>
        </text:list-item>
      </text:list>
      <text:p text:style-name="P109"/>
      <text:p text:style-name="P109"/>
      <text:h text:style-name="P111" text:outline-level="4"><text:soft-page-break/>4.3 Combinando Testes com Operadores Lógicos (<text:span text:style-name="Source_20_Text">&amp;&amp;</text:span> e <text:span text:style-name="Source_20_Text">||</text:span>)</text:h>
      <text:p text:style-name="P8"/>
      <text:p text:style-name="P109">Operadores lógicos permitem a criação de expressões mais elaboradas, combinando múltiplos testes em uma única declaração <text:span text:style-name="Source_20_Text">if</text:span> para tomar decisões mais refinadas.</text:p>
      <text:p text:style-name="P109"/>
      <text:list text:style-name="L29">
        <text:list-item>
          <text:p text:style-name="P121"><text:span text:style-name="Source_20_Text"><text:span text:style-name="T9">&amp;&amp;</text:span></text:span> <text:span text:style-name="T9">(E Lógico):</text:span> A expressão inteira só é <text:span text:style-name="Source_20_Text">verdadeira</text:span> se <text:span text:style-name="T9">todas</text:span> as condições forem verdadeiras.</text:p>
        </text:list-item>
        <text:list-item>
          <text:p text:style-name="P121"><text:span text:style-name="Source_20_Text"><text:span text:style-name="T9">||</text:span></text:span> <text:span text:style-name="T9">(OU Lógico):</text:span> A expressão inteira é <text:span text:style-name="Source_20_Text">verdadeira</text:span> se <text:span text:style-name="T9">pelo menos uma</text:span> das condições for verdadeira.</text:p>
        </text:list-item>
      </text:list>
      <text:p text:style-name="P109"/>
      <text:p text:style-name="P109">O exemplo a seguir combina ambos os operadores:</text:p>
      <text:p text:style-name="P109"/>
      <text:p text:style-name="P97"><text:span text:style-name="Source_20_Text">let energia = 100;</text:span></text:p>
      <text:p text:style-name="P97"><text:span text:style-name="Source_20_Text">let clima = "sol"; // Altere para "chovendo"</text:span></text:p>
      <text:p text:style-name="P97"><text:span text:style-name="Source_20_Text">let tenho_folga = false; // Altere para true</text:span></text:p>
      <text:p text:style-name="P97"/>
      <text:p text:style-name="P97"><text:span text:style-name="Source_20_Text">if ((energia &gt; 70 &amp;&amp; clima == "sol") || tenho_folga) {</text:span></text:p>
      <text:p text:style-name="P97"><text:span text:style-name="Source_20_Text"><text:s text:c="2"/>console.log("Vou à praia");</text:span></text:p>
      <text:p text:style-name="P97"><text:span text:style-name="Source_20_Text">} else {</text:span></text:p>
      <text:p text:style-name="P97"><text:span text:style-name="Source_20_Text"><text:s text:c="2"/>console.log("Vou ao cinema");</text:span></text:p>
      <text:p text:style-name="P97"><text:span text:style-name="Source_20_Text">}</text:span></text:p>
      <text:p text:style-name="P13"><text:span text:style-name="Source_20_Text"/></text:p>
      <text:p text:style-name="P113">Análise da Lógica:</text:p>
      <text:p text:style-name="P113"/>
      <text:list text:style-name="L30">
        <text:list-item>
          <text:p text:style-name="P122">Com <text:span text:style-name="Source_20_Text">energia = 100</text:span>, <text:span text:style-name="Source_20_Text">clima = "sol"</text:span>, <text:span text:style-name="Source_20_Text">tenho_folga = false</text:span>: A parte <text:span text:style-name="Source_20_Text">(energia &gt; 70 &amp;&amp; clima == "sol")</text:span> é <text:span text:style-name="Source_20_Text">verdadeira</text:span>. Portanto, a expressão inteira se torna <text:span text:style-name="Source_20_Text">verdadeiro || falso</text:span>, que resulta em <text:span text:style-name="Source_20_Text">verdadeiro</text:span>. O bloco <text:span text:style-name="Source_20_Text">if</text:span> é executado.</text:p>
        </text:list-item>
        <text:list-item>
          <text:p text:style-name="P122">Com <text:span text:style-name="Source_20_Text">energia = 100</text:span>, <text:span text:style-name="Source_20_Text">clima = "chovendo"</text:span>, <text:span text:style-name="Source_20_Text">tenho_folga = false</text:span>: A parte <text:span text:style-name="Source_20_Text">(energia &gt; 70 &amp;&amp; clima == "sol")</text:span> é <text:span text:style-name="Source_20_Text">falsa</text:span>. A expressão se torna <text:span text:style-name="Source_20_Text">falso || falso</text:span>, que resulta em <text:span text:style-name="Source_20_Text">falso</text:span>. O bloco <text:span text:style-name="Source_20_Text">else</text:span> é executado.</text:p>
        </text:list-item>
        <text:list-item>
          <text:p text:style-name="P122">Com <text:span text:style-name="Source_20_Text">energia = 50</text:span>, <text:span text:style-name="Source_20_Text">clima = "chovendo"</text:span>, <text:span text:style-name="Source_20_Text">tenho_folga = true</text:span>: A primeira parte é <text:span text:style-name="Source_20_Text">falsa</text:span>, mas <text:span text:style-name="Source_20_Text">tenho_folga</text:span> é <text:span text:style-name="Source_20_Text">verdadeira</text:span>. A expressão se torna <text:span text:style-name="Source_20_Text">falso || verdadeiro</text:span>, que resulta em <text:span text:style-name="Source_20_Text">verdadeiro</text:span>. O bloco <text:span text:style-name="Source_20_Text">if</text:span> é executado.</text:p>
        </text:list-item>
      </text:list>
      <text:p text:style-name="P109"/>
      <text:p text:style-name="P109">Essas técnicas avançadas fornecem a flexibilidade necessária para modelar lógicas complexas e cenários do mundo real diretamente em seu programa.</text:p>
      <text:p text:style-name="P109"/>
      <text:h text:style-name="P12" text:outline-level="3">5.0 Conclusão: Praticar para Dominar</text:h>
      <text:p text:style-name="P7"/>
      <text:p text:style-name="P109">Recapitulando, as declarações <text:span text:style-name="Source_20_Text">if</text:span>, <text:span text:style-name="Source_20_Text">else if</text:span> e <text:span text:style-name="Source_20_Text">else</text:span> são ferramentas fundamentais que formam a espinha dorsal da lógica em JavaScript. Elas permitem que nossos programas deixem de ser uma sequência rígida de instruções e passem a ser sistemas inteligentes, capazes de reagir e se adaptar a diferentes cenários.</text:p>
      <text:p text:style-name="P109">Os conceitos-chave que abordamos são:</text:p>
      <text:p text:style-name="P109"/>
      <text:list text:style-name="L31">
        <text:list-item>
          <text:p text:style-name="P123"><text:soft-page-break/><text:span text:style-name="Source_20_Text"><text:span text:style-name="T9">if</text:span></text:span><text:span text:style-name="T9">:</text:span> O portão de entrada para a lógica, executando um bloco de código <text:span text:style-name="T13">apenas</text:span> se uma condição for atendida.</text:p>
        </text:list-item>
        <text:list-item>
          <text:p text:style-name="P123"><text:span text:style-name="Source_20_Text"><text:span text:style-name="T9">if...else</text:span></text:span><text:span text:style-name="T9">:</text:span> A bifurcação definitiva, garantindo que <text:span text:style-name="T13">um de dois</text:span> caminhos seja sempre executado.</text:p>
        </text:list-item>
        <text:list-item>
          <text:p text:style-name="P123"><text:span text:style-name="Source_20_Text"><text:span text:style-name="T9">else if</text:span></text:span><text:span text:style-name="T9">:</text:span> A escada de decisões, permitindo testar múltiplas condições em uma ordem específica até encontrar a primeira verdadeira.</text:p>
        </text:list-item>
        <text:list-item>
          <text:p text:style-name="P123"><text:span text:style-name="T9">Aninhamento e Operadores Lógicos:</text:span> As ferramentas de precisão para construir testes compostos e lógicas hierárquicas, espelhando a complexidade de problemas reais.</text:p>
          <text:p text:style-name="P123"/>
        </text:list-item>
      </text:list>
      <text:p text:style-name="P109">A proficiência no uso desses comandos vem com a aplicação contínua. A prática é essencial para dominar o controle de fluxo, pois essas estruturas condicionais serão usadas extensivamente em praticamente todos os programas que você escrever.</text:p>
      <text:p text:style-name="P9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cm" fo:margin-bottom="0cm" style:contextual-spacing="false" fo:line-height="100%"/>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cm" fo:margin-bottom="1cm" style:contextual-spacing="false" fo:text-align="end" style:justify-single-word="false"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text-properties fo:font-size="10pt" fo:font-style="italic" fo:font-weight="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1" style:font-family-complex="'Noto Sans'"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3T09:29:53.818082136</meta:creation-date>
    <dc:date>2026-01-05T19:43:26.409853282</dc:date>
    <meta:editing-duration>PT11H23M20S</meta:editing-duration>
    <meta:editing-cycles>13</meta:editing-cycles>
    <meta:generator>LibreOffice/25.8.4.2$Linux_X86_64 LibreOffice_project/290daaa01b999472f0c7a3890eb6a550fd74c6df</meta:generator>
    <meta:print-date>2026-01-04T12:24:58.184723022</meta:print-date>
    <meta:printed-by>Arquivos PDF</meta:printed-by>
    <meta:document-statistic meta:table-count="11" meta:image-count="0" meta:object-count="0" meta:page-count="41" meta:paragraph-count="785" meta:word-count="12853" meta:character-count="78405" meta:non-whitespace-character-count="66283"/>
  </office:meta>
</office:document-meta>
</file>